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28in"/>
    </style:style>
    <style:style style:name="co2" style:family="table-column">
      <style:table-column-properties fo:break-before="auto" style:column-width="0.5972in"/>
    </style:style>
    <style:style style:name="co3" style:family="table-column">
      <style:table-column-properties fo:break-before="auto" style:column-width="0.5693in"/>
    </style:style>
    <style:style style:name="co4" style:family="table-column">
      <style:table-column-properties fo:break-before="auto" style:column-width="0.5555in"/>
    </style:style>
    <style:style style:name="co5" style:family="table-column">
      <style:table-column-properties fo:break-before="auto" style:column-width="0.5138in"/>
    </style:style>
    <style:style style:name="co6" style:family="table-column">
      <style:table-column-properties fo:break-before="auto" style:column-width="0.528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6528in"/>
    </style:style>
    <style:style style:name="co10" style:family="table-column">
      <style:table-column-properties fo:break-before="auto" style:column-width="0.75in"/>
    </style:style>
    <style:style style:name="co11" style:family="table-column">
      <style:table-column-properties fo:break-before="auto" style:column-width="0.9307in"/>
    </style:style>
    <style:style style:name="co12" style:family="table-column">
      <style:table-column-properties fo:break-before="auto" style:column-width="0.7638in"/>
    </style:style>
    <style:style style:name="co13" style:family="table-column">
      <style:table-column-properties fo:break-before="auto" style:column-width="0.8472in"/>
    </style:style>
    <style:style style:name="co14" style:family="table-column">
      <style:table-column-properties fo:break-before="auto" style:column-width="0.9445in"/>
    </style:style>
    <style:style style:name="co15" style:family="table-column">
      <style:table-column-properties fo:break-before="auto" style:column-width="1.0138in"/>
    </style:style>
    <style:style style:name="co16" style:family="table-column">
      <style:table-column-properties fo:break-before="auto" style:column-width="0.9862in"/>
    </style:style>
    <style:style style:name="co17" style:family="table-column">
      <style:table-column-properties fo:break-before="auto" style:column-width="1.111in"/>
    </style:style>
    <style:style style:name="co18" style:family="table-column">
      <style:table-column-properties fo:break-before="auto" style:column-width="0.9583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.5pt" fo:font-style="normal" fo:text-shadow="none" style:text-underline-style="none" fo:font-weight="normal" style:font-size-asian="12.5pt" style:font-style-asian="normal" style:font-weight-asian="normal" style:font-name-complex="Calibri" style:font-size-complex="12.5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.5pt" fo:font-style="normal" fo:text-shadow="none" style:text-underline-style="none" fo:font-weight="normal" style:font-size-asian="12.5pt" style:font-style-asian="normal" style:font-weight-asian="normal" style:font-name-complex="Calibri" style:font-size-complex="12.5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.5pt" fo:font-style="normal" fo:text-shadow="none" style:text-underline-style="none" fo:font-weight="normal" style:font-size-asian="12.5pt" style:font-style-asian="normal" style:font-weight-asian="normal" style:font-name-complex="Calibri" style:font-size-complex="12.5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.5pt" fo:font-style="normal" fo:text-shadow="none" style:text-underline-style="none" fo:font-weight="normal" style:font-size-asian="12.5pt" style:font-style-asian="normal" style:font-weight-asian="normal" style:font-name-complex="Calibri" style:font-size-complex="12.5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8" table:number-columns-repeated="3" table:default-cell-style-name="ce15"/>
        <table:table-column table:style-name="co12" table:default-cell-style-name="ce15"/>
        <table:table-column table:style-name="co16" table:default-cell-style-name="ce15"/>
        <table:table-column table:style-name="co8" table:number-columns-repeated="2" table:default-cell-style-name="ce15"/>
        <table:table-column table:style-name="co14" table:default-cell-style-name="ce15"/>
        <table:table-column table:style-name="co11" table:default-cell-style-name="ce15"/>
        <table:table-column table:style-name="co17" table:default-cell-style-name="ce15"/>
        <table:table-column table:style-name="co8" table:number-columns-repeated="3" table:default-cell-style-name="ce15"/>
        <table:table-column table:style-name="co14" table:default-cell-style-name="ce15"/>
        <table:table-column table:style-name="co8" table:default-cell-style-name="ce15"/>
        <table:table-column table:style-name="co18" table:default-cell-style-name="ce15"/>
        <table:table-column table:style-name="co8" table:default-cell-style-name="ce15"/>
        <table:table-column table:style-name="co16" table:default-cell-style-name="ce15"/>
        <table:table-column table:style-name="co8" table:default-cell-style-name="ce15"/>
        <table:table-column table:style-name="co14" table:default-cell-style-name="ce15"/>
        <table:table-column table:style-name="co8" table:default-cell-style-name="ce15"/>
        <table:table-column table:style-name="co18" table:default-cell-style-name="ce15"/>
        <table:table-column table:style-name="co11" table:default-cell-style-name="ce15"/>
        <table:table-column table:style-name="co16" table:default-cell-style-name="ce15"/>
        <table:table-column table:style-name="co14" table:default-cell-style-name="ce15"/>
        <table:table-column table:style-name="co16" table:default-cell-style-name="ce15"/>
        <table:table-column table:style-name="co8" table:number-columns-repeated="983" table:default-cell-style-name="ce15"/>
        <table:table-row table:style-name="ro1">
          <table:table-cell table:style-name="ce6" office:value-type="string" calcext:value-type="string" table:number-columns-spanned="7" table:number-rows-spanned="1">
            <text:p>Метод ELECTRE</text:p>
          </table:table-cell>
          <table:covered-table-cell table:number-columns-repeated="6" table:style-name="ce43"/>
          <table:table-cell table:style-name="ce43" table:number-columns-repeated="5"/>
          <table:table-cell table:style-name="ce51"/>
          <table:table-cell table:number-columns-repeated="1011"/>
        </table:table-row>
        <table:table-row table:style-name="ro1">
          <table:table-cell table:number-columns-repeated="9"/>
          <table:table-cell table:style-name="ce48" table:number-columns-repeated="3"/>
          <table:table-cell table:style-name="ce49" table:number-columns-repeated="5"/>
          <table:table-cell table:style-name="ce49" office:value-type="string" calcext:value-type="string" table:number-columns-spanned="7" table:number-rows-spanned="1">
            <text:p>Матрица интервалов согласования</text:p>
          </table:table-cell>
          <table:covered-table-cell table:number-columns-repeated="6" table:style-name="ce49"/>
          <table:table-cell table:number-columns-repeated="3"/>
          <table:table-cell table:style-name="ce45" office:value-type="string" calcext:value-type="string">
            <text:p>C1</text:p>
          </table:table-cell>
          <table:table-cell table:style-name="ce45" office:value-type="string" calcext:value-type="string">
            <text:p>C2</text:p>
          </table:table-cell>
          <table:table-cell table:style-name="ce45" office:value-type="string" calcext:value-type="string">
            <text:p>C3</text:p>
          </table:table-cell>
          <table:table-cell table:style-name="ce45" office:value-type="string" calcext:value-type="string">
            <text:p>C4</text:p>
          </table:table-cell>
          <table:table-cell table:style-name="ce45" office:value-type="string" calcext:value-type="string">
            <text:p>C5</text:p>
          </table:table-cell>
          <table:table-cell table:style-name="ce45" office:value-type="string" calcext:value-type="string">
            <text:p>C6</text:p>
          </table:table-cell>
          <table:table-cell table:number-columns-repeated="2"/>
          <table:table-cell table:style-name="ce45" office:value-type="string" calcext:value-type="string">
            <text:p>C1</text:p>
          </table:table-cell>
          <table:table-cell table:style-name="ce45" office:value-type="string" calcext:value-type="string">
            <text:p>C2</text:p>
          </table:table-cell>
          <table:table-cell table:style-name="ce45" office:value-type="string" calcext:value-type="string">
            <text:p>C3</text:p>
          </table:table-cell>
          <table:table-cell table:style-name="ce45" office:value-type="string" calcext:value-type="string">
            <text:p>C4</text:p>
          </table:table-cell>
          <table:table-cell table:style-name="ce45" office:value-type="string" calcext:value-type="string">
            <text:p>C5</text:p>
          </table:table-cell>
          <table:table-cell table:style-name="ce45" office:value-type="string" calcext:value-type="string">
            <text:p>C6</text:p>
          </table:table-cell>
          <table:table-cell table:number-columns-repeated="983"/>
        </table:table-row>
        <table:table-row table:style-name="ro1">
          <table:table-cell/>
          <table:table-cell table:style-name="ce44" office:value-type="string" calcext:value-type="string">
            <text:p>C1</text:p>
          </table:table-cell>
          <table:table-cell table:style-name="ce44" office:value-type="string" calcext:value-type="string">
            <text:p>C2</text:p>
          </table:table-cell>
          <table:table-cell table:style-name="ce44" office:value-type="string" calcext:value-type="string">
            <text:p>C3</text:p>
          </table:table-cell>
          <table:table-cell table:style-name="ce44" office:value-type="string" calcext:value-type="string">
            <text:p>C4</text:p>
          </table:table-cell>
          <table:table-cell table:style-name="ce44" office:value-type="string" calcext:value-type="string">
            <text:p>C5</text:p>
          </table:table-cell>
          <table:table-cell table:style-name="ce44" office:value-type="string" calcext:value-type="string">
            <text:p>C6</text:p>
          </table:table-cell>
          <table:table-cell table:style-name="ce43"/>
          <table:table-cell/>
          <table:table-cell table:style-name="ce44" office:value-type="string" calcext:value-type="string">
            <text:p>C1</text:p>
          </table:table-cell>
          <table:table-cell table:style-name="ce44" office:value-type="string" calcext:value-type="string">
            <text:p>C2</text:p>
          </table:table-cell>
          <table:table-cell table:style-name="ce44" office:value-type="string" calcext:value-type="string">
            <text:p>C3</text:p>
          </table:table-cell>
          <table:table-cell table:style-name="ce44" office:value-type="string" calcext:value-type="string">
            <text:p>C4</text:p>
          </table:table-cell>
          <table:table-cell table:style-name="ce44" office:value-type="string" calcext:value-type="string">
            <text:p>C5</text:p>
          </table:table-cell>
          <table:table-cell table:style-name="ce44" office:value-type="string" calcext:value-type="string">
            <text:p>C6</text:p>
          </table:table-cell>
          <table:table-cell table:style-name="ce48" table:number-columns-repeated="2"/>
          <table:table-cell/>
          <table:table-cell table:style-name="ce21" office:value-type="string" calcext:value-type="string">
            <text:p>P1</text:p>
          </table:table-cell>
          <table:table-cell table:style-name="ce21" office:value-type="string" calcext:value-type="string">
            <text:p>P2</text:p>
          </table:table-cell>
          <table:table-cell table:style-name="ce21" office:value-type="string" calcext:value-type="string">
            <text:p>P3</text:p>
          </table:table-cell>
          <table:table-cell table:style-name="ce21" office:value-type="string" calcext:value-type="string">
            <text:p>P4</text:p>
          </table:table-cell>
          <table:table-cell table:style-name="ce21" office:value-type="string" calcext:value-type="string">
            <text:p>P5</text:p>
          </table:table-cell>
          <table:table-cell table:style-name="ce21" office:value-type="string" calcext:value-type="string">
            <text:p>P6</text:p>
          </table:table-cell>
          <table:table-cell table:number-columns-repeated="2"/>
          <table:table-cell table:style-name="ce43" office:value-type="string" calcext:value-type="string">
            <text:p>D12</text:p>
          </table:table-cell>
          <table:table-cell table:formula="of:=ABS([.S25]-[.S26])" office:value-type="float" office:value="0.0014639707415462" calcext:value-type="float">
            <text:p>0.001463970741546</text:p>
          </table:table-cell>
          <table:table-cell table:formula="of:=ABS([.T25]-[.T26])" office:value-type="float" office:value="0" calcext:value-type="float">
            <text:p>0</text:p>
          </table:table-cell>
          <table:table-cell table:formula="of:=ABS([.U25]-[.U26])" office:value-type="float" office:value="0.00936409171207934" calcext:value-type="float">
            <text:p>0.009364091712079</text:p>
          </table:table-cell>
          <table:table-cell table:formula="of:=ABS([.V25]-[.V26])" office:value-type="float" office:value="0.00191574750308469" calcext:value-type="float">
            <text:p>0.001915747503085</text:p>
          </table:table-cell>
          <table:table-cell table:formula="of:=ABS([.W25]-[.W26])" office:value-type="float" office:value="0.00132499735000795" calcext:value-type="float">
            <text:p>0.001324997350008</text:p>
          </table:table-cell>
          <table:table-cell table:formula="of:=ABS([.X25]-[.X26])" office:value-type="float" office:value="0.000451421194149503" calcext:value-type="float">
            <text:p>0.00045142119415</text:p>
          </table:table-cell>
          <table:table-cell/>
          <table:table-cell table:style-name="ce43" office:value-type="string" calcext:value-type="string">
            <text:p>D41</text:p>
          </table:table-cell>
          <table:table-cell table:formula="of:=ABS([.S28]-[.S25])" office:value-type="float" office:value="0" calcext:value-type="float">
            <text:p>0</text:p>
          </table:table-cell>
          <table:table-cell table:formula="of:=ABS([.T28]-[.T25])" office:value-type="float" office:value="0" calcext:value-type="float">
            <text:p>0</text:p>
          </table:table-cell>
          <table:table-cell table:formula="of:=ABS([.U28]-[.U25])" office:value-type="float" office:value="0.014046137568119" calcext:value-type="float">
            <text:p>0.014046137568119</text:p>
          </table:table-cell>
          <table:table-cell table:formula="of:=ABS([.V28]-[.V25])" office:value-type="float" office:value="0.000957873751542344" calcext:value-type="float">
            <text:p>0.000957873751542</text:p>
          </table:table-cell>
          <table:table-cell table:formula="of:=ABS([.W28]-[.W25])" office:value-type="float" office:value="0.00026499947000159" calcext:value-type="float">
            <text:p>0.000264999470002</text:p>
          </table:table-cell>
          <table:table-cell table:formula="of:=ABS([.X28]-[.X25])" office:value-type="float" office:value="0.000451421194149503" calcext:value-type="float">
            <text:p>0.00045142119415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P1</text:p>
          </table:table-cell>
          <table:table-cell table:number-columns-repeated="2" table:style-name="ce45" office:value-type="float" office:value="8" calcext:value-type="float">
            <text:p>8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2" table:style-name="ce45" office:value-type="float" office:value="4" calcext:value-type="float">
            <text:p>4</text:p>
          </table:table-cell>
          <table:table-cell/>
          <table:table-cell table:style-name="ce21" office:value-type="string" calcext:value-type="string">
            <text:p>P1</text:p>
          </table:table-cell>
          <table:table-cell table:style-name="ce45" table:formula="of:=[.B4]^2" office:value-type="float" office:value="64" calcext:value-type="float">
            <text:p>64</text:p>
          </table:table-cell>
          <table:table-cell table:style-name="ce45" table:formula="of:=[.C4]^2" office:value-type="float" office:value="64" calcext:value-type="float">
            <text:p>64</text:p>
          </table:table-cell>
          <table:table-cell table:style-name="ce45" table:formula="of:=[.D4]^2" office:value-type="float" office:value="1" calcext:value-type="float">
            <text:p>1</text:p>
          </table:table-cell>
          <table:table-cell table:style-name="ce45" table:formula="of:=[.E4]^2" office:value-type="float" office:value="9" calcext:value-type="float">
            <text:p>9</text:p>
          </table:table-cell>
          <table:table-cell table:style-name="ce45" table:formula="of:=[.F4]^2" office:value-type="float" office:value="16" calcext:value-type="float">
            <text:p>16</text:p>
          </table:table-cell>
          <table:table-cell table:style-name="ce45" table:formula="of:=[.G4]^2" office:value-type="float" office:value="16" calcext:value-type="float">
            <text:p>16</text:p>
          </table:table-cell>
          <table:table-cell table:style-name="ce48" table:number-columns-repeated="2"/>
          <table:table-cell table:style-name="ce21" office:value-type="string" calcext:value-type="string">
            <text:p>P1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[.K15]+[.L15]+[.N15]+[.O15]" office:value-type="float" office:value="0.0745" calcext:value-type="float">
            <text:p>0.0745</text:p>
          </table:table-cell>
          <table:table-cell table:style-name="ce45" table:formula="of:=[.J15]+[.L15]+[.M15]+[.N15]+[.O15]" office:value-type="float" office:value="0.1098" calcext:value-type="float">
            <text:p>0.1098</text:p>
          </table:table-cell>
          <table:table-cell table:style-name="ce45" table:formula="of:=[.J15]+[.K15]+[.L15]+[.N15]+[.O15]" office:value-type="float" office:value="0.0986" calcext:value-type="float">
            <text:p>0.0986</text:p>
          </table:table-cell>
          <table:table-cell table:style-name="ce45" table:formula="of:=[.K15]+[.N15]" office:value-type="float" office:value="0.0057" calcext:value-type="float">
            <text:p>0.0057</text:p>
          </table:table-cell>
          <table:table-cell table:style-name="ce45" table:formula="of:=[.J15]+[.L15]+[.K15]+[.N15]" office:value-type="float" office:value="0.097" calcext:value-type="float">
            <text:p>0.097</text:p>
          </table:table-cell>
          <table:table-cell table:formula="of:=SUM([.S4:.X4])" office:value-type="float" office:value="0.3856" calcext:value-type="float">
            <text:p>0.3856</text:p>
          </table:table-cell>
          <table:table-cell/>
          <table:table-cell table:style-name="ce43"/>
          <table:table-cell table:formula="of:=MAX([.AB3];[.AE3])/MAX([.AB3:.AG3])" office:value-type="float" office:value="0.20458444470524" calcext:value-type="float">
            <text:p>0.20458444470524</text:p>
          </table:table-cell>
          <table:table-cell table:number-columns-repeated="6"/>
          <table:table-cell table:style-name="ce43"/>
          <table:table-cell table:formula="of:=MAX([.AL3];[.AN3];[.AO3])/MAX([.AJ3:.AO3])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21" office:value-type="string" calcext:value-type="string">
            <text:p>P2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4" calcext:value-type="float">
            <text:p>4</text:p>
          </table:table-cell>
          <table:table-cell table:number-columns-repeated="2" table:style-name="ce45" office:value-type="float" office:value="5" calcext:value-type="float">
            <text:p>5</text:p>
          </table:table-cell>
          <table:table-cell/>
          <table:table-cell table:style-name="ce21" office:value-type="string" calcext:value-type="string">
            <text:p>P2</text:p>
          </table:table-cell>
          <table:table-cell table:style-name="ce45" table:formula="of:=[.B5]^2" office:value-type="float" office:value="4" calcext:value-type="float">
            <text:p>4</text:p>
          </table:table-cell>
          <table:table-cell table:style-name="ce45" table:formula="of:=[.C5]^2" office:value-type="float" office:value="9" calcext:value-type="float">
            <text:p>9</text:p>
          </table:table-cell>
          <table:table-cell table:style-name="ce45" table:formula="of:=[.D5]^2" office:value-type="float" office:value="1" calcext:value-type="float">
            <text:p>1</text:p>
          </table:table-cell>
          <table:table-cell table:style-name="ce45" table:formula="of:=[.E5]^2" office:value-type="float" office:value="16" calcext:value-type="float">
            <text:p>16</text:p>
          </table:table-cell>
          <table:table-cell table:style-name="ce45" table:formula="of:=[.F5]^2" office:value-type="float" office:value="25" calcext:value-type="float">
            <text:p>25</text:p>
          </table:table-cell>
          <table:table-cell table:style-name="ce45" table:formula="of:=[.G5]^2" office:value-type="float" office:value="25" calcext:value-type="float">
            <text:p>25</text:p>
          </table:table-cell>
          <table:table-cell table:style-name="ce48" table:number-columns-repeated="2"/>
          <table:table-cell table:style-name="ce21" office:value-type="string" calcext:value-type="string">
            <text:p>P2</text:p>
          </table:table-cell>
          <table:table-cell table:style-name="ce45" table:formula="of:=[.J15]+[.K15]+[.M15]" office:value-type="float" office:value="0.0417" calcext:value-type="float">
            <text:p>0.0417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[.J15]+[.M15]+[.N15]" office:value-type="float" office:value="0.041" calcext:value-type="float">
            <text:p>0.041</text:p>
          </table:table-cell>
          <table:table-cell table:style-name="ce45" table:formula="of:=[.J15]+[.K15]+[.L15]+[.M15]+[.O15]" office:value-type="float" office:value="0.1105" calcext:value-type="float">
            <text:p>0.1105</text:p>
          </table:table-cell>
          <table:table-cell table:style-name="ce45" table:formula="of:=[.N15]" office:value-type="float" office:value="0.0025" calcext:value-type="float">
            <text:p>0.0025</text:p>
          </table:table-cell>
          <table:table-cell table:style-name="ce45" table:formula="of:=[.J15]+[.K15]+[.L15]+[.M15]+[.N15]" office:value-type="float" office:value="0.1114" calcext:value-type="float">
            <text:p>0.1114</text:p>
          </table:table-cell>
          <table:table-cell table:formula="of:=SUM([.S5:.X5])" office:value-type="float" office:value="0.3071" calcext:value-type="float">
            <text:p>0.3071</text:p>
          </table:table-cell>
          <table:table-cell/>
          <table:table-cell table:style-name="ce43" office:value-type="string" calcext:value-type="string">
            <text:p>D13</text:p>
          </table:table-cell>
          <table:table-cell table:formula="of:=ABS([.S25]-[.S27])" office:value-type="float" office:value="0.0014639707415462" calcext:value-type="float">
            <text:p>0.001463970741546</text:p>
          </table:table-cell>
          <table:table-cell table:formula="of:=ABS([.T25]-[.T27])" office:value-type="float" office:value="0.000201982208991297" calcext:value-type="float">
            <text:p>0.000201982208991</text:p>
          </table:table-cell>
          <table:table-cell table:formula="of:=ABS([.U25]-[.U27])" office:value-type="float" office:value="0.00468204585603967" calcext:value-type="float">
            <text:p>0.00468204585604</text:p>
          </table:table-cell>
          <table:table-cell table:formula="of:=ABS([.V25]-[.V27])" office:value-type="float" office:value="0.000957873751542344" calcext:value-type="float">
            <text:p>0.000957873751542</text:p>
          </table:table-cell>
          <table:table-cell table:formula="of:=ABS([.W25]-[.W27])" office:value-type="float" office:value="0.00132499735000795" calcext:value-type="float">
            <text:p>0.001324997350008</text:p>
          </table:table-cell>
          <table:table-cell table:formula="of:=ABS([.X25]-[.X27])" office:value-type="float" office:value="0" calcext:value-type="float">
            <text:p>0</text:p>
          </table:table-cell>
          <table:table-cell/>
          <table:table-cell table:style-name="ce43" office:value-type="string" calcext:value-type="string">
            <text:p>D42</text:p>
          </table:table-cell>
          <table:table-cell table:formula="of:=ABS([.S28]-[.S26])" office:value-type="float" office:value="0.0014639707415462" calcext:value-type="float">
            <text:p>0.001463970741546</text:p>
          </table:table-cell>
          <table:table-cell table:formula="of:=ABS([.T28]-[.T26])" office:value-type="float" office:value="0" calcext:value-type="float">
            <text:p>0</text:p>
          </table:table-cell>
          <table:table-cell table:formula="of:=ABS([.U28]-[.U26])" office:value-type="float" office:value="0.00468204585603967" calcext:value-type="float">
            <text:p>0.00468204585604</text:p>
          </table:table-cell>
          <table:table-cell table:formula="of:=ABS([.V28]-[.V26])" office:value-type="float" office:value="0.000957873751542345" calcext:value-type="float">
            <text:p>0.000957873751542</text:p>
          </table:table-cell>
          <table:table-cell table:formula="of:=ABS([.W28]-[.W26])" office:value-type="float" office:value="0.00105999788000636" calcext:value-type="float">
            <text:p>0.001059997880006</text:p>
          </table:table-cell>
          <table:table-cell table:formula="of:=ABS([.X28]-[.X26])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P3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/>
          <table:table-cell table:style-name="ce21" office:value-type="string" calcext:value-type="string">
            <text:p>P3</text:p>
          </table:table-cell>
          <table:table-cell table:style-name="ce45" table:formula="of:=[.B6]^2" office:value-type="float" office:value="16" calcext:value-type="float">
            <text:p>16</text:p>
          </table:table-cell>
          <table:table-cell table:style-name="ce45" table:formula="of:=[.C6]^2" office:value-type="float" office:value="4" calcext:value-type="float">
            <text:p>4</text:p>
          </table:table-cell>
          <table:table-cell table:style-name="ce45" table:formula="of:=[.D6]^2" office:value-type="float" office:value="100" calcext:value-type="float">
            <text:p>100</text:p>
          </table:table-cell>
          <table:table-cell table:style-name="ce45" table:formula="of:=[.E6]^2" office:value-type="float" office:value="25" calcext:value-type="float">
            <text:p>25</text:p>
          </table:table-cell>
          <table:table-cell table:style-name="ce45" table:formula="of:=[.F6]^2" office:value-type="float" office:value="9" calcext:value-type="float">
            <text:p>9</text:p>
          </table:table-cell>
          <table:table-cell table:style-name="ce45" table:formula="of:=[.G6]^2" office:value-type="float" office:value="36" calcext:value-type="float">
            <text:p>36</text:p>
          </table:table-cell>
          <table:table-cell table:style-name="ce48" table:number-columns-repeated="2"/>
          <table:table-cell table:style-name="ce21" office:value-type="string" calcext:value-type="string">
            <text:p>P3</text:p>
          </table:table-cell>
          <table:table-cell table:style-name="ce45" table:formula="of:=[.K15]+[.O15]" office:value-type="float" office:value="0.0048" calcext:value-type="float">
            <text:p>0.0048</text:p>
          </table:table-cell>
          <table:table-cell table:style-name="ce45" table:formula="of:=[.K15]+[.L15]+[.N15]+[.O15]" office:value-type="float" office:value="0.0745" calcext:value-type="float">
            <text:p>0.0745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[.K15]+[.L15]+[.O15]" office:value-type="float" office:value="0.072" calcext:value-type="float">
            <text:p>0.072</text:p>
          </table:table-cell>
          <table:table-cell table:style-name="ce45" table:formula="of:=[.K15]" office:value-type="float" office:value="0.0032" calcext:value-type="float">
            <text:p>0.0032</text:p>
          </table:table-cell>
          <table:table-cell table:style-name="ce45" table:formula="of:=[.J15]+[.K15]+[.L15]+[.N15]" office:value-type="float" office:value="0.097" calcext:value-type="float">
            <text:p>0.097</text:p>
          </table:table-cell>
          <table:table-cell table:formula="of:=SUM([.S6:.X6])" office:value-type="float" office:value="0.2515" calcext:value-type="float">
            <text:p>0.2515</text:p>
          </table:table-cell>
          <table:table-cell/>
          <table:table-cell table:style-name="ce43"/>
          <table:table-cell table:formula="of:=[.AC5]/MAX([.AB5:.AG5])" office:value-type="float" office:value="0.0431397331853868" calcext:value-type="float">
            <text:p>0.043139733185387</text:p>
          </table:table-cell>
          <table:table-cell table:number-columns-repeated="6"/>
          <table:table-cell table:style-name="ce43"/>
          <table:table-cell table:formula="of:=MAX([.AJ5];[.AL5];[.AM5])/MAX([.AJ5:.AO5])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21" office:value-type="string" calcext:value-type="string">
            <text:p>P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/>
          <table:table-cell table:style-name="ce21" office:value-type="string" calcext:value-type="string">
            <text:p>P4</text:p>
          </table:table-cell>
          <table:table-cell table:style-name="ce45" table:formula="of:=[.B7]^2" office:value-type="float" office:value="4" calcext:value-type="float">
            <text:p>4</text:p>
          </table:table-cell>
          <table:table-cell table:style-name="ce45" table:formula="of:=[.C7]^2" office:value-type="float" office:value="1" calcext:value-type="float">
            <text:p>1</text:p>
          </table:table-cell>
          <table:table-cell table:style-name="ce45" table:formula="of:=[.D7]^2" office:value-type="float" office:value="25" calcext:value-type="float">
            <text:p>25</text:p>
          </table:table-cell>
          <table:table-cell table:style-name="ce45" table:formula="of:=[.E7]^2" office:value-type="float" office:value="36" calcext:value-type="float">
            <text:p>36</text:p>
          </table:table-cell>
          <table:table-cell table:style-name="ce45" table:formula="of:=[.F7]^2" office:value-type="float" office:value="16" calcext:value-type="float">
            <text:p>16</text:p>
          </table:table-cell>
          <table:table-cell table:style-name="ce45" table:formula="of:=[.G7]^2" office:value-type="float" office:value="25" calcext:value-type="float">
            <text:p>25</text:p>
          </table:table-cell>
          <table:table-cell table:style-name="ce48" table:number-columns-repeated="2"/>
          <table:table-cell table:style-name="ce21" office:value-type="string" calcext:value-type="string">
            <text:p>P4</text:p>
          </table:table-cell>
          <table:table-cell table:style-name="ce53" table:formula="of:=[.J15]+[.K15]+[.M15]" office:value-type="float" office:value="0.0417" calcext:value-type="float">
            <text:p>0.0417</text:p>
          </table:table-cell>
          <table:table-cell table:style-name="ce45" table:formula="of:=[.K15]+[.N15]+[.O15]" office:value-type="float" office:value="0.0073" calcext:value-type="float">
            <text:p>0.0073</text:p>
          </table:table-cell>
          <table:table-cell table:style-name="ce45" table:formula="of:=[.J15]+[.M15]+[.N15]" office:value-type="float" office:value="0.041" calcext:value-type="float">
            <text:p>0.041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[.K15]+[.N15]" office:value-type="float" office:value="0.0057" calcext:value-type="float">
            <text:p>0.0057</text:p>
          </table:table-cell>
          <table:table-cell table:style-name="ce45" table:formula="of:=[.J15]+[.K15]+[.L15]+[.M15]+[.N15]" office:value-type="float" office:value="0.1114" calcext:value-type="float">
            <text:p>0.1114</text:p>
          </table:table-cell>
          <table:table-cell table:formula="of:=SUM([.S7:.X7])" office:value-type="float" office:value="0.2071" calcext:value-type="float">
            <text:p>0.2071</text:p>
          </table:table-cell>
          <table:table-cell/>
          <table:table-cell table:style-name="ce43" office:value-type="string" calcext:value-type="string">
            <text:p>D14</text:p>
          </table:table-cell>
          <table:table-cell table:formula="of:=ABS([.S25]-[.S28])" office:value-type="float" office:value="0" calcext:value-type="float">
            <text:p>0</text:p>
          </table:table-cell>
          <table:table-cell table:formula="of:=ABS([.T25]-[.T28])" office:value-type="float" office:value="0" calcext:value-type="float">
            <text:p>0</text:p>
          </table:table-cell>
          <table:table-cell table:formula="of:=ABS([.U25]-[.U28])" office:value-type="float" office:value="0.014046137568119" calcext:value-type="float">
            <text:p>0.014046137568119</text:p>
          </table:table-cell>
          <table:table-cell table:formula="of:=ABS([.V25]-[.V28])" office:value-type="float" office:value="0.000957873751542344" calcext:value-type="float">
            <text:p>0.000957873751542</text:p>
          </table:table-cell>
          <table:table-cell table:formula="of:=ABS([.W25]-[.W28])" office:value-type="float" office:value="0.00026499947000159" calcext:value-type="float">
            <text:p>0.000264999470002</text:p>
          </table:table-cell>
          <table:table-cell table:formula="of:=ABS([.X25]-[.X28])" office:value-type="float" office:value="0.000451421194149503" calcext:value-type="float">
            <text:p>0.00045142119415</text:p>
          </table:table-cell>
          <table:table-cell/>
          <table:table-cell table:style-name="ce43" office:value-type="string" calcext:value-type="string">
            <text:p>D43</text:p>
          </table:table-cell>
          <table:table-cell table:formula="of:=ABS([.S28]-[.S27])" office:value-type="float" office:value="0.0014639707415462" calcext:value-type="float">
            <text:p>0.001463970741546</text:p>
          </table:table-cell>
          <table:table-cell table:formula="of:=ABS([.T28]-[.T27])" office:value-type="float" office:value="0.000201982208991297" calcext:value-type="float">
            <text:p>0.000201982208991</text:p>
          </table:table-cell>
          <table:table-cell table:formula="of:=ABS([.U28]-[.U27])" office:value-type="float" office:value="0.00936409171207933" calcext:value-type="float">
            <text:p>0.009364091712079</text:p>
          </table:table-cell>
          <table:table-cell table:formula="of:=ABS([.V28]-[.V27])" office:value-type="float" office:value="0.00191574750308469" calcext:value-type="float">
            <text:p>0.001915747503085</text:p>
          </table:table-cell>
          <table:table-cell table:formula="of:=ABS([.W28]-[.W27])" office:value-type="float" office:value="0.00105999788000636" calcext:value-type="float">
            <text:p>0.001059997880006</text:p>
          </table:table-cell>
          <table:table-cell table:formula="of:=ABS([.X28]-[.X27])" office:value-type="float" office:value="0.000451421194149503" calcext:value-type="float">
            <text:p>0.00045142119415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P5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5" calcext:value-type="float">
            <text:p>5</text:p>
          </table:table-cell>
          <table:table-cell/>
          <table:table-cell table:style-name="ce21" office:value-type="string" calcext:value-type="string">
            <text:p>P5</text:p>
          </table:table-cell>
          <table:table-cell table:style-name="ce45" table:formula="of:=[.B8]^2" office:value-type="float" office:value="9" calcext:value-type="float">
            <text:p>9</text:p>
          </table:table-cell>
          <table:table-cell table:style-name="ce45" table:formula="of:=[.C8]^2" office:value-type="float" office:value="4" calcext:value-type="float">
            <text:p>4</text:p>
          </table:table-cell>
          <table:table-cell table:style-name="ce45" table:formula="of:=[.D8]^2" office:value-type="float" office:value="36" calcext:value-type="float">
            <text:p>36</text:p>
          </table:table-cell>
          <table:table-cell table:style-name="ce45" table:formula="of:=[.E8]^2" office:value-type="float" office:value="49" calcext:value-type="float">
            <text:p>49</text:p>
          </table:table-cell>
          <table:table-cell table:style-name="ce45" table:formula="of:=[.F8]^2" office:value-type="float" office:value="64" calcext:value-type="float">
            <text:p>64</text:p>
          </table:table-cell>
          <table:table-cell table:style-name="ce45" table:formula="of:=[.G8]^2" office:value-type="float" office:value="25" calcext:value-type="float">
            <text:p>25</text:p>
          </table:table-cell>
          <table:table-cell table:style-name="ce48" table:number-columns-repeated="2"/>
          <table:table-cell table:style-name="ce21" office:value-type="string" calcext:value-type="string">
            <text:p>P5</text:p>
          </table:table-cell>
          <table:table-cell table:style-name="ce45" table:formula="of:=[.J15]+[.L15]+[.M15]+[.O15]" office:value-type="float" office:value="0.1073" calcext:value-type="float">
            <text:p>0.1073</text:p>
          </table:table-cell>
          <table:table-cell table:style-name="ce45" table:formula="of:=[.J15]+[.L15]+m1s5+[.N15]+[.O15]" office:value-type="string" office:string-value="" calcext:value-type="error">
            <text:p>#NAME?</text:p>
          </table:table-cell>
          <table:table-cell table:style-name="ce53" table:formula="of:=[.J15]+[.L15]+[.M15]+[.N15]+[.O15]" office:value-type="float" office:value="0.1098" calcext:value-type="float">
            <text:p>0.1098</text:p>
          </table:table-cell>
          <table:table-cell table:style-name="ce45" table:formula="of:=[.J15]+[.L15]+[.M15]+[.N15]+[.O15]" office:value-type="float" office:value="0.1098" calcext:value-type="float">
            <text:p>0.1098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[.J15]+[.K15]+[.L15]+[.M15]+[.N15]+[.O15]" office:value-type="float" office:value="0.113" calcext:value-type="float">
            <text:p>0.113</text:p>
          </table:table-cell>
          <table:table-cell table:formula="of:=SUM([.S8:.X8])" office:value-type="string" office:string-value="" calcext:value-type="error">
            <text:p>#NAME?</text:p>
          </table:table-cell>
          <table:table-cell/>
          <table:table-cell table:style-name="ce43"/>
          <table:table-cell table:formula="of:=[.AE7]/MAX([.AB7:.AG7])" office:value-type="float" office:value="0.0681948149017465" calcext:value-type="float">
            <text:p>0.068194814901747</text:p>
          </table:table-cell>
          <table:table-cell table:number-columns-repeated="6"/>
          <table:table-cell table:style-name="ce43"/>
          <table:table-cell table:formula="of:=MAX([.AK7];[.AL7];[.AO7])/MAX([.AJ7:.AO7])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21" office:value-type="string" calcext:value-type="string">
            <text:p>P6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P6</text:p>
          </table:table-cell>
          <table:table-cell table:style-name="ce45" table:formula="of:=[.B9]^2" office:value-type="float" office:value="1" calcext:value-type="float">
            <text:p>1</text:p>
          </table:table-cell>
          <table:table-cell table:style-name="ce45" table:formula="of:=[.C9]^2" office:value-type="float" office:value="49" calcext:value-type="float">
            <text:p>49</text:p>
          </table:table-cell>
          <table:table-cell table:style-name="ce45" table:formula="of:=[.D9]^2" office:value-type="float" office:value="1" calcext:value-type="float">
            <text:p>1</text:p>
          </table:table-cell>
          <table:table-cell table:style-name="ce45" table:formula="of:=[.E9]^2" office:value-type="float" office:value="9" calcext:value-type="float">
            <text:p>9</text:p>
          </table:table-cell>
          <table:table-cell table:style-name="ce45" table:formula="of:=[.F9]^2" office:value-type="float" office:value="81" calcext:value-type="float">
            <text:p>81</text:p>
          </table:table-cell>
          <table:table-cell table:style-name="ce45" table:formula="of:=[.G9]^2" office:value-type="float" office:value="1" calcext:value-type="float">
            <text:p>1</text:p>
          </table:table-cell>
          <table:table-cell table:style-name="ce52" table:number-columns-repeated="2"/>
          <table:table-cell table:style-name="ce21" office:value-type="string" calcext:value-type="string">
            <text:p>P6</text:p>
          </table:table-cell>
          <table:table-cell table:style-name="ce45" table:formula="of:=[.M15]+[.O15]" office:value-type="float" office:value="0.016" calcext:value-type="float">
            <text:p>0.016</text:p>
          </table:table-cell>
          <table:table-cell table:style-name="ce45" table:formula="of:=[.N15]+[.O15]" office:value-type="float" office:value="0.0041" calcext:value-type="float">
            <text:p>0.0041</text:p>
          </table:table-cell>
          <table:table-cell table:style-name="ce45" table:formula="of:=[.J15]+[.M15]+[.N15]+[.O15]" office:value-type="float" office:value="0.0426" calcext:value-type="float">
            <text:p>0.0426</text:p>
          </table:table-cell>
          <table:table-cell table:style-name="ce45" table:formula="of:=[.L15]+[.M15]+[.O15]" office:value-type="float" office:value="0.0832" calcext:value-type="float">
            <text:p>0.0832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formula="of:=SUM([.S9:.X9])" office:value-type="float" office:value="0.1459" calcext:value-type="float">
            <text:p>0.1459</text:p>
          </table:table-cell>
          <table:table-cell/>
          <table:table-cell table:style-name="ce43" office:value-type="string" calcext:value-type="string">
            <text:p>D15</text:p>
          </table:table-cell>
          <table:table-cell table:formula="of:=ABS([.S25]-[.S29])" office:value-type="float" office:value="0.00585588296618479" calcext:value-type="float">
            <text:p>0.005855882966185</text:p>
          </table:table-cell>
          <table:table-cell table:formula="of:=ABS([.T25]-[.T29])" office:value-type="float" office:value="0.000201982208991297" calcext:value-type="float">
            <text:p>0.000201982208991</text:p>
          </table:table-cell>
          <table:table-cell table:formula="of:=ABS([.U25]-[.U29])" office:value-type="float" office:value="0.00468204585603968" calcext:value-type="float">
            <text:p>0.00468204585604</text:p>
          </table:table-cell>
          <table:table-cell table:formula="of:=ABS([.V25]-[.V29])" office:value-type="float" office:value="0.00287362125462703" calcext:value-type="float">
            <text:p>0.002873621254627</text:p>
          </table:table-cell>
          <table:table-cell table:formula="of:=ABS([.W25]-[.W29])" office:value-type="float" office:value="0.00026499947000159" calcext:value-type="float">
            <text:p>0.000264999470002</text:p>
          </table:table-cell>
          <table:table-cell table:formula="of:=ABS([.X25]-[.X29])" office:value-type="float" office:value="0.000564276492686879" calcext:value-type="float">
            <text:p>0.000564276492687</text:p>
          </table:table-cell>
          <table:table-cell/>
          <table:table-cell table:style-name="ce43" office:value-type="string" calcext:value-type="string">
            <text:p>D45</text:p>
          </table:table-cell>
          <table:table-cell table:formula="of:=ABS([.S28]-[.S29])" office:value-type="float" office:value="0.00585588296618479" calcext:value-type="float">
            <text:p>0.005855882966185</text:p>
          </table:table-cell>
          <table:table-cell table:formula="of:=ABS([.T28]-[.T29])" office:value-type="float" office:value="0.000201982208991297" calcext:value-type="float">
            <text:p>0.000201982208991</text:p>
          </table:table-cell>
          <table:table-cell table:formula="of:=ABS([.U28]-[.U29])" office:value-type="float" office:value="0.0187281834241587" calcext:value-type="float">
            <text:p>0.018728183424159</text:p>
          </table:table-cell>
          <table:table-cell table:formula="of:=ABS([.V28]-[.V29])" office:value-type="float" office:value="0.00191574750308469" calcext:value-type="float">
            <text:p>0.001915747503085</text:p>
          </table:table-cell>
          <table:table-cell table:formula="of:=ABS([.W28]-[.W29])" office:value-type="float" office:value="0" calcext:value-type="float">
            <text:p>0</text:p>
          </table:table-cell>
          <table:table-cell table:formula="of:=ABS([.X28]-[.X29])" office:value-type="float" office:value="0.00101569768683638" calcext:value-type="float">
            <text:p>0.001015697686836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Сумма:</text:p>
          </table:table-cell>
          <table:table-cell table:style-name="ce48" table:formula="of:=SUM([.J4:.J9])" office:value-type="float" office:value="98" calcext:value-type="float">
            <text:p>98</text:p>
          </table:table-cell>
          <table:table-cell table:style-name="ce48" table:formula="of:=SUM([.K4:.K9])" office:value-type="float" office:value="131" calcext:value-type="float">
            <text:p>131</text:p>
          </table:table-cell>
          <table:table-cell table:style-name="ce48" table:formula="of:=SUM([.L4:.L9])" office:value-type="float" office:value="164" calcext:value-type="float">
            <text:p>164</text:p>
          </table:table-cell>
          <table:table-cell table:style-name="ce48" table:formula="of:=SUM([.M4:.M9])" office:value-type="float" office:value="144" calcext:value-type="float">
            <text:p>144</text:p>
          </table:table-cell>
          <table:table-cell table:style-name="ce48" table:formula="of:=SUM([.N4:.N9])" office:value-type="float" office:value="211" calcext:value-type="float">
            <text:p>211</text:p>
          </table:table-cell>
          <table:table-cell table:style-name="ce48" table:formula="of:=SUM([.O4:.O9])" office:value-type="float" office:value="128" calcext:value-type="float">
            <text:p>128</text:p>
          </table:table-cell>
          <table:table-cell table:style-name="ce52" table:number-columns-repeated="2"/>
          <table:table-cell table:style-name="ce48"/>
          <table:table-cell table:style-name="ce48" table:formula="of:=SUM([.S4:.S9])" office:value-type="float" office:value="0.2115" calcext:value-type="float">
            <text:p>0.2115</text:p>
          </table:table-cell>
          <table:table-cell table:style-name="ce48" table:formula="of:=SUM([.T4:.T9])" office:value-type="string" office:string-value="" calcext:value-type="error">
            <text:p>#NAME?</text:p>
          </table:table-cell>
          <table:table-cell table:style-name="ce48" table:formula="of:=SUM([.U4:.U9])" office:value-type="float" office:value="0.3442" calcext:value-type="float">
            <text:p>0.3442</text:p>
          </table:table-cell>
          <table:table-cell table:style-name="ce48" table:formula="of:=SUM([.V4:.V9])" office:value-type="float" office:value="0.4741" calcext:value-type="float">
            <text:p>0.4741</text:p>
          </table:table-cell>
          <table:table-cell table:style-name="ce48" table:formula="of:=SUM([.W4:.W9])" office:value-type="float" office:value="0.0171" calcext:value-type="float">
            <text:p>0.0171</text:p>
          </table:table-cell>
          <table:table-cell table:style-name="ce48" table:formula="of:=SUM([.X4:.X9])" office:value-type="float" office:value="0.5298" calcext:value-type="float">
            <text:p>0.5298</text:p>
          </table:table-cell>
          <table:table-cell table:formula="of:=SUM([.S10:.X10])" office:value-type="string" office:string-value="" calcext:value-type="error">
            <text:p>#NAME?</text:p>
          </table:table-cell>
          <table:table-cell/>
          <table:table-cell table:style-name="ce43"/>
          <table:table-cell table:formula="of:=MAX([.AB9];[.AD9];[.AE9];[.AG9])/MAX([.AB9:.AG9])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table:style-name="ce43"/>
          <table:table-cell table:formula="of:=MAX([.AJ9];[.AL9];[.AM9];[.AO9])/MAX([.AJ9:.AO9])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Корень:</text:p>
          </table:table-cell>
          <table:table-cell table:style-name="ce48" table:formula="of:=SQRT([.J10])" office:value-type="float" office:value="9.89949493661167" calcext:value-type="float">
            <text:p>9.89949493661167</text:p>
          </table:table-cell>
          <table:table-cell table:style-name="ce48" table:formula="of:=SQRT([.K10])" office:value-type="float" office:value="11.4455231422596" calcext:value-type="float">
            <text:p>11.4455231422596</text:p>
          </table:table-cell>
          <table:table-cell table:style-name="ce48" table:formula="of:=SQRT([.L10])" office:value-type="float" office:value="12.8062484748657" calcext:value-type="float">
            <text:p>12.8062484748657</text:p>
          </table:table-cell>
          <table:table-cell table:style-name="ce48" table:formula="of:=SQRT([.M10])" office:value-type="float" office:value="12" calcext:value-type="float">
            <text:p>12</text:p>
          </table:table-cell>
          <table:table-cell table:style-name="ce48" table:formula="of:=SQRT([.N10])" office:value-type="float" office:value="14.525839046334" calcext:value-type="float">
            <text:p>14.525839046334</text:p>
          </table:table-cell>
          <table:table-cell table:style-name="ce48" table:formula="of:=SQRT([.O10])" office:value-type="float" office:value="11.3137084989848" calcext:value-type="float">
            <text:p>11.3137084989848</text:p>
          </table:table-cell>
          <table:table-cell table:style-name="ce48" table:number-columns-repeated="7"/>
          <table:table-cell/>
          <table:table-cell office:value-type="string" calcext:value-type="string">
            <text:p>c bar</text:p>
          </table:table-cell>
          <table:table-cell table:formula="of:=[.Y10]/12" office:value-type="string" office:string-value="" calcext:value-type="error">
            <text:p>#NAME?</text:p>
          </table:table-cell>
          <table:table-cell/>
          <table:table-cell table:style-name="ce43" office:value-type="string" calcext:value-type="string">
            <text:p>D16</text:p>
          </table:table-cell>
          <table:table-cell table:formula="of:=ABS([.S25]-[.S30])" office:value-type="float" office:value="0.0014639707415462" calcext:value-type="float">
            <text:p>0.001463970741546</text:p>
          </table:table-cell>
          <table:table-cell table:formula="of:=ABS([.T25]-[.T30])" office:value-type="float" office:value="0.00100991104495649" calcext:value-type="float">
            <text:p>0.001009911044956</text:p>
          </table:table-cell>
          <table:table-cell table:formula="of:=ABS([.U25]-[.U30])" office:value-type="float" office:value="0.014046137568119" calcext:value-type="float">
            <text:p>0.014046137568119</text:p>
          </table:table-cell>
          <table:table-cell table:formula="of:=ABS([.V25]-[.V30])" office:value-type="float" office:value="0.000957873751542344" calcext:value-type="float">
            <text:p>0.000957873751542</text:p>
          </table:table-cell>
          <table:table-cell table:formula="of:=ABS([.W25]-[.W30])" office:value-type="float" office:value="0.00132499735000795" calcext:value-type="float">
            <text:p>0.001324997350008</text:p>
          </table:table-cell>
          <table:table-cell table:formula="of:=ABS([.X25]-[.X30])" office:value-type="float" office:value="0.000225710597074751" calcext:value-type="float">
            <text:p>0.000225710597075</text:p>
          </table:table-cell>
          <table:table-cell/>
          <table:table-cell table:style-name="ce43" office:value-type="string" calcext:value-type="string">
            <text:p>D46</text:p>
          </table:table-cell>
          <table:table-cell table:formula="of:=ABS([.S28]-[.S30])" office:value-type="float" office:value="0.0014639707415462" calcext:value-type="float">
            <text:p>0.001463970741546</text:p>
          </table:table-cell>
          <table:table-cell table:formula="of:=ABS([.T28]-[.T30])" office:value-type="float" office:value="0.00100991104495649" calcext:value-type="float">
            <text:p>0.001009911044956</text:p>
          </table:table-cell>
          <table:table-cell table:formula="of:=ABS([.U28]-[.U30])" office:value-type="float" office:value="0" calcext:value-type="float">
            <text:p>0</text:p>
          </table:table-cell>
          <table:table-cell table:formula="of:=ABS([.V28]-[.V30])" office:value-type="float" office:value="0" calcext:value-type="float">
            <text:p>0</text:p>
          </table:table-cell>
          <table:table-cell table:formula="of:=ABS([.W28]-[.W30])" office:value-type="float" office:value="0.00105999788000636" calcext:value-type="float">
            <text:p>0.001059997880006</text:p>
          </table:table-cell>
          <table:table-cell table:formula="of:=ABS([.X28]-[.X30])" office:value-type="float" office:value="0.000677131791224254" calcext:value-type="float">
            <text:p>0.000677131791224</text:p>
          </table:table-cell>
          <table:table-cell table:number-columns-repeated="983"/>
        </table:table-row>
        <table:table-row table:style-name="ro1">
          <table:table-cell table:number-columns-repeated="9"/>
          <table:table-cell table:style-name="ce48" table:number-columns-repeated="8"/>
          <table:table-cell table:number-columns-repeated="4"/>
          <table:table-cell table:style-name="ce51"/>
          <table:table-cell table:number-columns-repeated="5"/>
          <table:table-cell table:formula="of:=MAX([.AE11];[.AG11])/MAX([.AB11:.AG11])" office:value-type="float" office:value="0.0681948149017465" calcext:value-type="float">
            <text:p>0.068194814901747</text:p>
          </table:table-cell>
          <table:table-cell table:number-columns-repeated="7"/>
          <table:table-cell table:formula="of:=[.AO11]/MAX([.AJ11:.AO11])" office:value-type="float" office:value="0.462530959129068" calcext:value-type="float">
            <text:p>0.462530959129068</text:p>
          </table:table-cell>
          <table:table-cell table:number-columns-repeated="988"/>
        </table:table-row>
        <table:table-row table:style-name="ro1">
          <table:table-cell table:number-columns-repeated="7"/>
          <table:table-cell table:style-name="ce43" table:number-columns-repeated="2"/>
          <table:table-cell table:style-name="ce49" table:number-columns-repeated="8"/>
          <table:table-cell table:number-columns-repeated="1007"/>
        </table:table-row>
        <table:table-row table:style-name="ro1">
          <table:table-cell table:style-name="ce6" office:value-type="string" calcext:value-type="string" table:number-columns-spanned="7" table:number-rows-spanned="1">
            <text:p>Нормализованная матрица решений</text:p>
          </table:table-cell>
          <table:covered-table-cell table:number-columns-repeated="6" table:style-name="ce43"/>
          <table:table-cell table:style-name="ce43"/>
          <table:table-cell table:style-name="ce49" office:value-type="string" calcext:value-type="string" table:number-columns-spanned="7" table:number-rows-spanned="1">
            <text:p>Взвешенная нормализованная матрица</text:p>
          </table:table-cell>
          <table:covered-table-cell table:number-columns-repeated="6" table:style-name="ce49"/>
          <table:table-cell table:style-name="ce49" table:number-columns-repeated="2"/>
          <table:table-cell table:style-name="ce6" office:value-type="string" calcext:value-type="string" table:number-columns-spanned="7" table:number-rows-spanned="1">
            <text:p>Матрица индекса соответствия</text:p>
          </table:table-cell>
          <table:covered-table-cell table:number-columns-repeated="6" table:style-name="ce43"/>
          <table:table-cell table:number-columns-repeated="2"/>
          <table:table-cell table:style-name="ce43" office:value-type="string" calcext:value-type="string">
            <text:p>D21</text:p>
          </table:table-cell>
          <table:table-cell table:formula="of:=ABS([.S26]-[.S25])" office:value-type="float" office:value="0.0014639707415462" calcext:value-type="float">
            <text:p>0.001463970741546</text:p>
          </table:table-cell>
          <table:table-cell table:formula="of:=ABS([.T26]-[.T25])" office:value-type="float" office:value="0" calcext:value-type="float">
            <text:p>0</text:p>
          </table:table-cell>
          <table:table-cell table:formula="of:=ABS([.U26]-[.U25])" office:value-type="float" office:value="0.00936409171207934" calcext:value-type="float">
            <text:p>0.009364091712079</text:p>
          </table:table-cell>
          <table:table-cell table:formula="of:=ABS([.V26]-[.V25])" office:value-type="float" office:value="0.00191574750308469" calcext:value-type="float">
            <text:p>0.001915747503085</text:p>
          </table:table-cell>
          <table:table-cell table:formula="of:=ABS([.W26]-[.W25])" office:value-type="float" office:value="0.00132499735000795" calcext:value-type="float">
            <text:p>0.001324997350008</text:p>
          </table:table-cell>
          <table:table-cell table:formula="of:=ABS([.X26]-[.X25])" office:value-type="float" office:value="0.000451421194149503" calcext:value-type="float">
            <text:p>0.00045142119415</text:p>
          </table:table-cell>
          <table:table-cell/>
          <table:table-cell table:style-name="ce43" office:value-type="string" calcext:value-type="string">
            <text:p>D51</text:p>
          </table:table-cell>
          <table:table-cell table:formula="of:=ABS([.S29]-[.S25])" office:value-type="float" office:value="0.00585588296618479" calcext:value-type="float">
            <text:p>0.005855882966185</text:p>
          </table:table-cell>
          <table:table-cell table:formula="of:=ABS([.T29]-[.T25])" office:value-type="float" office:value="0.000201982208991297" calcext:value-type="float">
            <text:p>0.000201982208991</text:p>
          </table:table-cell>
          <table:table-cell table:formula="of:=ABS([.U29]-[.U25])" office:value-type="float" office:value="0.00468204585603968" calcext:value-type="float">
            <text:p>0.00468204585604</text:p>
          </table:table-cell>
          <table:table-cell table:formula="of:=ABS([.V29]-[.V25])" office:value-type="float" office:value="0.00287362125462703" calcext:value-type="float">
            <text:p>0.002873621254627</text:p>
          </table:table-cell>
          <table:table-cell table:formula="of:=ABS([.W29]-[.W25])" office:value-type="float" office:value="0.00026499947000159" calcext:value-type="float">
            <text:p>0.000264999470002</text:p>
          </table:table-cell>
          <table:table-cell table:formula="of:=ABS([.X29]-[.X25])" office:value-type="float" office:value="0.000564276492686879" calcext:value-type="float">
            <text:p>0.000564276492687</text:p>
          </table:table-cell>
          <table:table-cell table:number-columns-repeated="983"/>
        </table:table-row>
        <table:table-row table:style-name="ro1">
          <table:table-cell table:number-columns-repeated="9"/>
          <table:table-cell table:style-name="ce48" office:value-type="float" office:value="0.0241" calcext:value-type="float">
            <text:p>0.0241</text:p>
          </table:table-cell>
          <table:table-cell table:style-name="ce48" office:value-type="float" office:value="0.0032" calcext:value-type="float">
            <text:p>0.0032</text:p>
          </table:table-cell>
          <table:table-cell table:style-name="ce48" office:value-type="float" office:value="0.0672" calcext:value-type="float">
            <text:p>0.0672</text:p>
          </table:table-cell>
          <table:table-cell table:style-name="ce48" office:value-type="float" office:value="0.0144" calcext:value-type="float">
            <text:p>0.0144</text:p>
          </table:table-cell>
          <table:table-cell office:value-type="float" office:value="0.0025" calcext:value-type="float">
            <text:p>0.0025</text:p>
          </table:table-cell>
          <table:table-cell table:style-name="ce48" office:value-type="float" office:value="0.0016" calcext:value-type="float">
            <text:p>0.0016</text:p>
          </table:table-cell>
          <table:table-cell table:style-name="ce48" table:number-columns-repeated="2"/>
          <table:table-cell/>
          <table:table-cell table:style-name="ce21" office:value-type="string" calcext:value-type="string">
            <text:p>P1</text:p>
          </table:table-cell>
          <table:table-cell table:style-name="ce21" office:value-type="string" calcext:value-type="string">
            <text:p>P2</text:p>
          </table:table-cell>
          <table:table-cell table:style-name="ce21" office:value-type="string" calcext:value-type="string">
            <text:p>P3</text:p>
          </table:table-cell>
          <table:table-cell table:style-name="ce21" office:value-type="string" calcext:value-type="string">
            <text:p>P4</text:p>
          </table:table-cell>
          <table:table-cell table:style-name="ce21" office:value-type="string" calcext:value-type="string">
            <text:p>P5</text:p>
          </table:table-cell>
          <table:table-cell table:style-name="ce21" office:value-type="string" calcext:value-type="string">
            <text:p>P6</text:p>
          </table:table-cell>
          <table:table-cell table:number-columns-repeated="2"/>
          <table:table-cell table:style-name="ce43"/>
          <table:table-cell table:formula="of:=MAX([.AD14];[.AF14];[.AG14])/MAX([.AB14:.AG14])" office:value-type="float" office:value="1" calcext:value-type="float">
            <text:p>1</text:p>
          </table:table-cell>
          <table:table-cell table:number-columns-repeated="6"/>
          <table:table-cell table:style-name="ce43"/>
          <table:table-cell table:formula="of:=MAX([.AK14];[.AN14])/MAX([.AJ14:.AO14])" office:value-type="float" office:value="0.0452535461401548" calcext:value-type="float">
            <text:p>0.045253546140155</text:p>
          </table:table-cell>
          <table:table-cell table:number-columns-repeated="988"/>
        </table:table-row>
        <table:table-row table:style-name="ro1">
          <table:table-cell/>
          <table:table-cell table:style-name="ce44" office:value-type="string" calcext:value-type="string">
            <text:p>C1</text:p>
          </table:table-cell>
          <table:table-cell table:style-name="ce44" office:value-type="string" calcext:value-type="string">
            <text:p>C2</text:p>
          </table:table-cell>
          <table:table-cell table:style-name="ce44" office:value-type="string" calcext:value-type="string">
            <text:p>C3</text:p>
          </table:table-cell>
          <table:table-cell table:style-name="ce44" office:value-type="string" calcext:value-type="string">
            <text:p>C4</text:p>
          </table:table-cell>
          <table:table-cell table:style-name="ce44" office:value-type="string" calcext:value-type="string">
            <text:p>C5</text:p>
          </table:table-cell>
          <table:table-cell table:style-name="ce44" office:value-type="string" calcext:value-type="string">
            <text:p>C6</text:p>
          </table:table-cell>
          <table:table-cell table:number-columns-repeated="2"/>
          <table:table-cell table:style-name="ce50" office:value-type="string" calcext:value-type="string">
            <text:p>C1</text:p>
          </table:table-cell>
          <table:table-cell table:style-name="ce50" office:value-type="string" calcext:value-type="string">
            <text:p>C2</text:p>
          </table:table-cell>
          <table:table-cell table:style-name="ce50" office:value-type="string" calcext:value-type="string">
            <text:p>C3</text:p>
          </table:table-cell>
          <table:table-cell table:style-name="ce50" office:value-type="string" calcext:value-type="string">
            <text:p>C4</text:p>
          </table:table-cell>
          <table:table-cell table:style-name="ce50" office:value-type="string" calcext:value-type="string">
            <text:p>C5</text:p>
          </table:table-cell>
          <table:table-cell table:style-name="ce50" office:value-type="string" calcext:value-type="string">
            <text:p>C6</text:p>
          </table:table-cell>
          <table:table-cell table:style-name="ce48" table:number-columns-repeated="2"/>
          <table:table-cell table:style-name="ce21" office:value-type="string" calcext:value-type="string">
            <text:p>P1</text:p>
          </table:table-cell>
          <table:table-cell table:style-name="ce45" table:formula="of:=IF([.S4]&gt;=0.05;1;0)" office:value-type="float" office:value="0" calcext:value-type="float">
            <text:p>0</text:p>
          </table:table-cell>
          <table:table-cell table:style-name="ce45" table:formula="of:=IF([.T4]&gt;=0.05;1;0)" office:value-type="float" office:value="1" calcext:value-type="float">
            <text:p>1</text:p>
          </table:table-cell>
          <table:table-cell table:style-name="ce45" table:formula="of:=IF([.U4]&gt;=0.05;1;0)" office:value-type="float" office:value="1" calcext:value-type="float">
            <text:p>1</text:p>
          </table:table-cell>
          <table:table-cell table:style-name="ce45" table:formula="of:=IF([.V4]&gt;=0.05;1;0)" office:value-type="float" office:value="1" calcext:value-type="float">
            <text:p>1</text:p>
          </table:table-cell>
          <table:table-cell table:style-name="ce45" table:formula="of:=IF([.W4]&gt;=0.05;1;0)" office:value-type="float" office:value="0" calcext:value-type="float">
            <text:p>0</text:p>
          </table:table-cell>
          <table:table-cell table:style-name="ce45" table:formula="of:=IF([.X4]&gt;=0.05;1;0)" office:value-type="float" office:value="1" calcext:value-type="float">
            <text:p>1</text:p>
          </table:table-cell>
          <table:table-cell table:number-columns-repeated="2"/>
          <table:table-cell table:style-name="ce43" office:value-type="string" calcext:value-type="string">
            <text:p>D23</text:p>
          </table:table-cell>
          <table:table-cell table:formula="of:=ABS([.S26]-[.S27])" office:value-type="float" office:value="0.00292794148309239" calcext:value-type="float">
            <text:p>0.002927941483092</text:p>
          </table:table-cell>
          <table:table-cell table:formula="of:=ABS([.T26]-[.T27])" office:value-type="float" office:value="0.000201982208991297" calcext:value-type="float">
            <text:p>0.000201982208991</text:p>
          </table:table-cell>
          <table:table-cell table:formula="of:=ABS([.U26]-[.U27])" office:value-type="float" office:value="0.00468204585603967" calcext:value-type="float">
            <text:p>0.00468204585604</text:p>
          </table:table-cell>
          <table:table-cell table:formula="of:=ABS([.V26]-[.V27])" office:value-type="float" office:value="0.00287362125462703" calcext:value-type="float">
            <text:p>0.002873621254627</text:p>
          </table:table-cell>
          <table:table-cell table:formula="of:=ABS([.W26]-[.W27])" office:value-type="float" office:value="0" calcext:value-type="float">
            <text:p>0</text:p>
          </table:table-cell>
          <table:table-cell table:formula="of:=ABS([.X26]-[.X27])" office:value-type="float" office:value="0.000451421194149503" calcext:value-type="float">
            <text:p>0.00045142119415</text:p>
          </table:table-cell>
          <table:table-cell/>
          <table:table-cell table:style-name="ce43" office:value-type="string" calcext:value-type="string">
            <text:p>D52</text:p>
          </table:table-cell>
          <table:table-cell table:formula="of:=ABS([.S29]-[.S26])" office:value-type="float" office:value="0.00439191222463859" calcext:value-type="float">
            <text:p>0.004391912224639</text:p>
          </table:table-cell>
          <table:table-cell table:formula="of:=ABS([.T29]-[.T26])" office:value-type="float" office:value="0.000201982208991297" calcext:value-type="float">
            <text:p>0.000201982208991</text:p>
          </table:table-cell>
          <table:table-cell table:formula="of:=ABS([.U29]-[.U26])" office:value-type="float" office:value="0.014046137568119" calcext:value-type="float">
            <text:p>0.014046137568119</text:p>
          </table:table-cell>
          <table:table-cell table:formula="of:=ABS([.V29]-[.V26])" office:value-type="float" office:value="0.000957873751542344" calcext:value-type="float">
            <text:p>0.000957873751542</text:p>
          </table:table-cell>
          <table:table-cell table:formula="of:=ABS([.W29]-[.W26])" office:value-type="float" office:value="0.00105999788000636" calcext:value-type="float">
            <text:p>0.001059997880006</text:p>
          </table:table-cell>
          <table:table-cell table:formula="of:=ABS([.X29]-[.X26])" office:value-type="float" office:value="0.00101569768683638" calcext:value-type="float">
            <text:p>0.001015697686836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P1</text:p>
          </table:table-cell>
          <table:table-cell table:style-name="ce45" table:formula="of:=[.B4]/[.$J$11]" office:value-type="float" office:value="0.808122035641769" calcext:value-type="float">
            <text:p>0.808122035641769</text:p>
          </table:table-cell>
          <table:table-cell table:style-name="ce45" table:formula="of:=[.C4]/[.$K$11]" office:value-type="float" office:value="0.69896324532883" calcext:value-type="float">
            <text:p>0.69896324532883</text:p>
          </table:table-cell>
          <table:table-cell table:style-name="ce45" table:formula="of:=[.D4]/[.$L$11]" office:value-type="float" office:value="0.078086880944303" calcext:value-type="float">
            <text:p>0.078086880944303</text:p>
          </table:table-cell>
          <table:table-cell table:style-name="ce45" table:formula="of:=[.E4]/[.$M$11]" office:value-type="float" office:value="0.25" calcext:value-type="float">
            <text:p>0.25</text:p>
          </table:table-cell>
          <table:table-cell table:style-name="ce45" table:formula="of:=[.F4]/[.$N$11]" office:value-type="float" office:value="0.275371356328606" calcext:value-type="float">
            <text:p>0.275371356328606</text:p>
          </table:table-cell>
          <table:table-cell table:style-name="ce45" table:formula="of:=[.G4]/[.$O$11]" office:value-type="float" office:value="0.353553390593274" calcext:value-type="float">
            <text:p>0.353553390593274</text:p>
          </table:table-cell>
          <table:table-cell/>
          <table:table-cell table:style-name="ce21" office:value-type="string" calcext:value-type="string">
            <text:p>P1</text:p>
          </table:table-cell>
          <table:table-cell table:style-name="ce45" table:formula="of:=[.B17]*[.$J$15]" office:value-type="float" office:value="0.0194757410589666" calcext:value-type="float">
            <text:p>0.019475741058967</text:p>
          </table:table-cell>
          <table:table-cell table:style-name="ce45" table:formula="of:=[.C17]*[.$K$15]" office:value-type="float" office:value="0.00223668238505226" calcext:value-type="float">
            <text:p>0.002236682385052</text:p>
          </table:table-cell>
          <table:table-cell table:style-name="ce45" table:formula="of:=[.D17]*[.$L$15]" office:value-type="float" office:value="0.00524743839945716" calcext:value-type="float">
            <text:p>0.005247438399457</text:p>
          </table:table-cell>
          <table:table-cell table:style-name="ce45" table:formula="of:=[.E17]*[.$M$15]" office:value-type="float" office:value="0.0036" calcext:value-type="float">
            <text:p>0.0036</text:p>
          </table:table-cell>
          <table:table-cell table:style-name="ce45" table:formula="of:=[.F17]*[.$N$15]" office:value-type="float" office:value="0.000688428390821514" calcext:value-type="float">
            <text:p>0.000688428390822</text:p>
          </table:table-cell>
          <table:table-cell table:style-name="ce45" table:formula="of:=[.G17]*[.$O$15]" office:value-type="float" office:value="0.000565685424949238" calcext:value-type="float">
            <text:p>0.000565685424949</text:p>
          </table:table-cell>
          <table:table-cell table:style-name="ce48" table:number-columns-repeated="2"/>
          <table:table-cell table:style-name="ce21" office:value-type="string" calcext:value-type="string">
            <text:p>P2</text:p>
          </table:table-cell>
          <table:table-cell table:style-name="ce45" table:formula="of:=IF([.S5]&gt;=0.05;1;0)" office:value-type="float" office:value="0" calcext:value-type="float">
            <text:p>0</text:p>
          </table:table-cell>
          <table:table-cell table:style-name="ce45" table:formula="of:=IF([.T5]&gt;=0.05;1;0)" office:value-type="float" office:value="0" calcext:value-type="float">
            <text:p>0</text:p>
          </table:table-cell>
          <table:table-cell table:style-name="ce45" table:formula="of:=IF([.U5]&gt;=0.05;1;0)" office:value-type="float" office:value="0" calcext:value-type="float">
            <text:p>0</text:p>
          </table:table-cell>
          <table:table-cell table:style-name="ce45" table:formula="of:=IF([.V5]&gt;=0.05;1;0)" office:value-type="float" office:value="1" calcext:value-type="float">
            <text:p>1</text:p>
          </table:table-cell>
          <table:table-cell table:style-name="ce45" table:formula="of:=IF([.W5]&gt;=0.05;1;0)" office:value-type="float" office:value="0" calcext:value-type="float">
            <text:p>0</text:p>
          </table:table-cell>
          <table:table-cell table:style-name="ce45" table:formula="of:=IF([.X5]&gt;=0.05;1;0)" office:value-type="float" office:value="1" calcext:value-type="float">
            <text:p>1</text:p>
          </table:table-cell>
          <table:table-cell table:number-columns-repeated="2"/>
          <table:table-cell table:style-name="ce43"/>
          <table:table-cell table:formula="of:=MAX([.AC16];[.AD16];[.AG16])/MAX([.AB16:.AG16])" office:value-type="float" office:value="1" calcext:value-type="float">
            <text:p>1</text:p>
          </table:table-cell>
          <table:table-cell table:number-columns-repeated="6"/>
          <table:table-cell table:style-name="ce43"/>
          <table:table-cell table:formula="of:=[.AK16]/MAX([.AJ16:.AO16])" office:value-type="float" office:value="0.0143799110617956" calcext:value-type="float">
            <text:p>0.014379911061796</text:p>
          </table:table-cell>
          <table:table-cell table:number-columns-repeated="988"/>
        </table:table-row>
        <table:table-row table:style-name="ro1">
          <table:table-cell table:style-name="ce21" office:value-type="string" calcext:value-type="string">
            <text:p>P2</text:p>
          </table:table-cell>
          <table:table-cell table:style-name="ce45" table:formula="of:=[.B5]/[.$J$11]" office:value-type="float" office:value="0.202030508910442" calcext:value-type="float">
            <text:p>0.202030508910442</text:p>
          </table:table-cell>
          <table:table-cell table:style-name="ce45" table:formula="of:=[.C5]/[.$K$11]" office:value-type="float" office:value="0.262111216998311" calcext:value-type="float">
            <text:p>0.262111216998311</text:p>
          </table:table-cell>
          <table:table-cell table:style-name="ce45" table:formula="of:=[.D5]/[.$L$11]" office:value-type="float" office:value="0.078086880944303" calcext:value-type="float">
            <text:p>0.078086880944303</text:p>
          </table:table-cell>
          <table:table-cell table:style-name="ce45" table:formula="of:=[.E5]/[.$M$11]" office:value-type="float" office:value="0.333333333333333" calcext:value-type="float">
            <text:p>0.333333333333333</text:p>
          </table:table-cell>
          <table:table-cell table:style-name="ce45" table:formula="of:=[.F5]/[.$N$11]" office:value-type="float" office:value="0.344214195410757" calcext:value-type="float">
            <text:p>0.344214195410757</text:p>
          </table:table-cell>
          <table:table-cell table:style-name="ce45" table:formula="of:=[.G5]/[.$O$11]" office:value-type="float" office:value="0.441941738241592" calcext:value-type="float">
            <text:p>0.441941738241592</text:p>
          </table:table-cell>
          <table:table-cell/>
          <table:table-cell table:style-name="ce21" office:value-type="string" calcext:value-type="string">
            <text:p>P2</text:p>
          </table:table-cell>
          <table:table-cell table:style-name="ce45" table:formula="of:=[.B18]*[.$J$15]" office:value-type="float" office:value="0.00486893526474166" calcext:value-type="float">
            <text:p>0.004868935264742</text:p>
          </table:table-cell>
          <table:table-cell table:style-name="ce45" table:formula="of:=[.C18]*[.$K$15]" office:value-type="float" office:value="0.000838755894394596" calcext:value-type="float">
            <text:p>0.000838755894395</text:p>
          </table:table-cell>
          <table:table-cell table:style-name="ce45" table:formula="of:=[.D18]*[.$L$15]" office:value-type="float" office:value="0.00524743839945716" calcext:value-type="float">
            <text:p>0.005247438399457</text:p>
          </table:table-cell>
          <table:table-cell table:style-name="ce45" table:formula="of:=[.E18]*[.$M$15]" office:value-type="float" office:value="0.0048" calcext:value-type="float">
            <text:p>0.0048</text:p>
          </table:table-cell>
          <table:table-cell table:style-name="ce45" table:formula="of:=[.F18]*[.$N$15]" office:value-type="float" office:value="0.000860535488526893" calcext:value-type="float">
            <text:p>0.000860535488527</text:p>
          </table:table-cell>
          <table:table-cell table:style-name="ce45" table:formula="of:=[.G18]*[.$O$15]" office:value-type="float" office:value="0.000707106781186547" calcext:value-type="float">
            <text:p>0.000707106781187</text:p>
          </table:table-cell>
          <table:table-cell table:style-name="ce48" table:number-columns-repeated="2"/>
          <table:table-cell table:style-name="ce21" office:value-type="string" calcext:value-type="string">
            <text:p>P3</text:p>
          </table:table-cell>
          <table:table-cell table:style-name="ce45" table:formula="of:=IF([.S6]&gt;=0.05;1;0)" office:value-type="float" office:value="0" calcext:value-type="float">
            <text:p>0</text:p>
          </table:table-cell>
          <table:table-cell table:style-name="ce45" table:formula="of:=IF([.T6]&gt;=0.05;1;0)" office:value-type="float" office:value="1" calcext:value-type="float">
            <text:p>1</text:p>
          </table:table-cell>
          <table:table-cell table:style-name="ce45" table:formula="of:=IF([.U6]&gt;=0.05;1;0)" office:value-type="float" office:value="0" calcext:value-type="float">
            <text:p>0</text:p>
          </table:table-cell>
          <table:table-cell table:style-name="ce45" table:formula="of:=IF([.V6]&gt;=0.05;1;0)" office:value-type="float" office:value="1" calcext:value-type="float">
            <text:p>1</text:p>
          </table:table-cell>
          <table:table-cell table:style-name="ce45" table:formula="of:=IF([.W6]&gt;=0.05;1;0)" office:value-type="float" office:value="0" calcext:value-type="float">
            <text:p>0</text:p>
          </table:table-cell>
          <table:table-cell table:style-name="ce45" table:formula="of:=IF([.X6]&gt;=0.05;1;0)" office:value-type="float" office:value="1" calcext:value-type="float">
            <text:p>1</text:p>
          </table:table-cell>
          <table:table-cell table:number-columns-repeated="2"/>
          <table:table-cell table:style-name="ce43" office:value-type="string" calcext:value-type="string">
            <text:p>D24</text:p>
          </table:table-cell>
          <table:table-cell table:formula="of:=ABS([.S26]-[.S28])" office:value-type="float" office:value="0.0014639707415462" calcext:value-type="float">
            <text:p>0.001463970741546</text:p>
          </table:table-cell>
          <table:table-cell table:formula="of:=ABS([.T26]-[.T28])" office:value-type="float" office:value="0" calcext:value-type="float">
            <text:p>0</text:p>
          </table:table-cell>
          <table:table-cell table:formula="of:=ABS([.U26]-[.U28])" office:value-type="float" office:value="0.00468204585603967" calcext:value-type="float">
            <text:p>0.00468204585604</text:p>
          </table:table-cell>
          <table:table-cell table:formula="of:=ABS([.V26]-[.V28])" office:value-type="float" office:value="0.000957873751542345" calcext:value-type="float">
            <text:p>0.000957873751542</text:p>
          </table:table-cell>
          <table:table-cell table:formula="of:=ABS([.W26]-[.W28])" office:value-type="float" office:value="0.00105999788000636" calcext:value-type="float">
            <text:p>0.001059997880006</text:p>
          </table:table-cell>
          <table:table-cell table:formula="of:=ABS([.X26]-[.X28])" office:value-type="float" office:value="0" calcext:value-type="float">
            <text:p>0</text:p>
          </table:table-cell>
          <table:table-cell/>
          <table:table-cell table:style-name="ce43" office:value-type="string" calcext:value-type="string">
            <text:p>D53</text:p>
          </table:table-cell>
          <table:table-cell table:formula="of:=ABS([.S29]-[.S27])" office:value-type="float" office:value="0.00731985370773098" calcext:value-type="float">
            <text:p>0.007319853707731</text:p>
          </table:table-cell>
          <table:table-cell table:formula="of:=ABS([.T29]-[.T27])" office:value-type="float" office:value="0.000403964417982594" calcext:value-type="float">
            <text:p>0.000403964417983</text:p>
          </table:table-cell>
          <table:table-cell table:formula="of:=ABS([.U29]-[.U27])" office:value-type="float" office:value="0.00936409171207935" calcext:value-type="float">
            <text:p>0.009364091712079</text:p>
          </table:table-cell>
          <table:table-cell table:formula="of:=ABS([.V29]-[.V27])" office:value-type="float" office:value="0.00383149500616938" calcext:value-type="float">
            <text:p>0.003831495006169</text:p>
          </table:table-cell>
          <table:table-cell table:formula="of:=ABS([.W29]-[.W27])" office:value-type="float" office:value="0.00105999788000636" calcext:value-type="float">
            <text:p>0.001059997880006</text:p>
          </table:table-cell>
          <table:table-cell table:formula="of:=ABS([.X29]-[.X27])" office:value-type="float" office:value="0.000564276492686879" calcext:value-type="float">
            <text:p>0.000564276492687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P3</text:p>
          </table:table-cell>
          <table:table-cell table:style-name="ce45" table:formula="of:=[.B6]/[.$J$11]" office:value-type="float" office:value="0.404061017820884" calcext:value-type="float">
            <text:p>0.404061017820884</text:p>
          </table:table-cell>
          <table:table-cell table:style-name="ce45" table:formula="of:=[.C6]/[.$K$11]" office:value-type="float" office:value="0.174740811332208" calcext:value-type="float">
            <text:p>0.174740811332208</text:p>
          </table:table-cell>
          <table:table-cell table:style-name="ce45" table:formula="of:=[.D6]/[.$L$11]" office:value-type="float" office:value="0.78086880944303" calcext:value-type="float">
            <text:p>0.78086880944303</text:p>
          </table:table-cell>
          <table:table-cell table:style-name="ce45" table:formula="of:=[.E6]/[.$M$11]" office:value-type="float" office:value="0.416666666666667" calcext:value-type="float">
            <text:p>0.416666666666667</text:p>
          </table:table-cell>
          <table:table-cell table:style-name="ce45" table:formula="of:=[.F6]/[.$N$11]" office:value-type="float" office:value="0.206528517246454" calcext:value-type="float">
            <text:p>0.206528517246454</text:p>
          </table:table-cell>
          <table:table-cell table:style-name="ce45" table:formula="of:=[.G6]/[.$O$11]" office:value-type="float" office:value="0.530330085889911" calcext:value-type="float">
            <text:p>0.530330085889911</text:p>
          </table:table-cell>
          <table:table-cell/>
          <table:table-cell table:style-name="ce21" office:value-type="string" calcext:value-type="string">
            <text:p>P3</text:p>
          </table:table-cell>
          <table:table-cell table:style-name="ce45" table:formula="of:=[.B19]*[.$J$15]" office:value-type="float" office:value="0.00973787052948331" calcext:value-type="float">
            <text:p>0.009737870529483</text:p>
          </table:table-cell>
          <table:table-cell table:style-name="ce45" table:formula="of:=[.C19]*[.$K$15]" office:value-type="float" office:value="0.000559170596263064" calcext:value-type="float">
            <text:p>0.000559170596263</text:p>
          </table:table-cell>
          <table:table-cell table:style-name="ce45" table:formula="of:=[.D19]*[.$L$15]" office:value-type="float" office:value="0.0524743839945716" calcext:value-type="float">
            <text:p>0.052474383994572</text:p>
          </table:table-cell>
          <table:table-cell table:style-name="ce45" table:formula="of:=[.E19]*[.$M$15]" office:value-type="float" office:value="0.006" calcext:value-type="float">
            <text:p>0.006</text:p>
          </table:table-cell>
          <table:table-cell table:style-name="ce45" table:formula="of:=[.F19]*[.$N$15]" office:value-type="float" office:value="0.000516321293116136" calcext:value-type="float">
            <text:p>0.000516321293116</text:p>
          </table:table-cell>
          <table:table-cell table:style-name="ce45" table:formula="of:=[.G19]*[.$O$15]" office:value-type="float" office:value="0.000848528137423857" calcext:value-type="float">
            <text:p>0.000848528137424</text:p>
          </table:table-cell>
          <table:table-cell table:style-name="ce48" table:number-columns-repeated="2"/>
          <table:table-cell table:style-name="ce21" office:value-type="string" calcext:value-type="string">
            <text:p>P4</text:p>
          </table:table-cell>
          <table:table-cell table:style-name="ce45" table:formula="of:=IF([.S7]&gt;=0.05;1;0)" office:value-type="float" office:value="0" calcext:value-type="float">
            <text:p>0</text:p>
          </table:table-cell>
          <table:table-cell table:style-name="ce45" table:formula="of:=IF([.T7]&gt;=0.05;1;0)" office:value-type="float" office:value="0" calcext:value-type="float">
            <text:p>0</text:p>
          </table:table-cell>
          <table:table-cell table:style-name="ce45" table:formula="of:=IF([.U7]&gt;=0.05;1;0)" office:value-type="float" office:value="0" calcext:value-type="float">
            <text:p>0</text:p>
          </table:table-cell>
          <table:table-cell table:style-name="ce45" table:formula="of:=IF([.V7]&gt;=0.05;1;0)" office:value-type="float" office:value="0" calcext:value-type="float">
            <text:p>0</text:p>
          </table:table-cell>
          <table:table-cell table:style-name="ce45" table:formula="of:=IF([.W7]&gt;=0.05;1;0)" office:value-type="float" office:value="0" calcext:value-type="float">
            <text:p>0</text:p>
          </table:table-cell>
          <table:table-cell table:style-name="ce45" table:formula="of:=IF([.X7]&gt;=0.05;1;0)" office:value-type="float" office:value="1" calcext:value-type="float">
            <text:p>1</text:p>
          </table:table-cell>
          <table:table-cell table:number-columns-repeated="2"/>
          <table:table-cell table:style-name="ce43"/>
          <table:table-cell table:formula="of:=[.AF18]/MAX([.AB18:.AG18])" office:value-type="float" office:value="0.226396304649388" calcext:value-type="float">
            <text:p>0.226396304649388</text:p>
          </table:table-cell>
          <table:table-cell table:number-columns-repeated="6"/>
          <table:table-cell table:style-name="ce43"/>
          <table:table-cell table:formula="of:=[.AK18]/MAX([.AJ18:.AO18])" office:value-type="float" office:value="0.0431397331853867" calcext:value-type="float">
            <text:p>0.043139733185387</text:p>
          </table:table-cell>
          <table:table-cell table:number-columns-repeated="988"/>
        </table:table-row>
        <table:table-row table:style-name="ro1">
          <table:table-cell table:style-name="ce21" office:value-type="string" calcext:value-type="string">
            <text:p>P4</text:p>
          </table:table-cell>
          <table:table-cell table:style-name="ce45" table:formula="of:=[.B7]/[.$J$11]" office:value-type="float" office:value="0.202030508910442" calcext:value-type="float">
            <text:p>0.202030508910442</text:p>
          </table:table-cell>
          <table:table-cell table:style-name="ce45" table:formula="of:=[.C7]/[.$K$11]" office:value-type="float" office:value="0.0873704056661038" calcext:value-type="float">
            <text:p>0.087370405666104</text:p>
          </table:table-cell>
          <table:table-cell table:style-name="ce45" table:formula="of:=[.D7]/[.$L$11]" office:value-type="float" office:value="0.390434404721515" calcext:value-type="float">
            <text:p>0.390434404721515</text:p>
          </table:table-cell>
          <table:table-cell table:style-name="ce45" table:formula="of:=[.E7]/[.$M$11]" office:value-type="float" office:value="0.5" calcext:value-type="float">
            <text:p>0.5</text:p>
          </table:table-cell>
          <table:table-cell table:style-name="ce45" table:formula="of:=[.F7]/[.$N$11]" office:value-type="float" office:value="0.275371356328606" calcext:value-type="float">
            <text:p>0.275371356328606</text:p>
          </table:table-cell>
          <table:table-cell table:style-name="ce45" table:formula="of:=[.G7]/[.$O$11]" office:value-type="float" office:value="0.441941738241592" calcext:value-type="float">
            <text:p>0.441941738241592</text:p>
          </table:table-cell>
          <table:table-cell/>
          <table:table-cell table:style-name="ce21" office:value-type="string" calcext:value-type="string">
            <text:p>P4</text:p>
          </table:table-cell>
          <table:table-cell table:style-name="ce45" table:formula="of:=[.B20]*[.$J$15]" office:value-type="float" office:value="0.00486893526474166" calcext:value-type="float">
            <text:p>0.004868935264742</text:p>
          </table:table-cell>
          <table:table-cell table:style-name="ce45" table:formula="of:=[.C20]*[.$K$15]" office:value-type="float" office:value="0.000279585298131532" calcext:value-type="float">
            <text:p>0.000279585298132</text:p>
          </table:table-cell>
          <table:table-cell table:style-name="ce45" table:formula="of:=[.D20]*[.$L$15]" office:value-type="float" office:value="0.0262371919972858" calcext:value-type="float">
            <text:p>0.026237191997286</text:p>
          </table:table-cell>
          <table:table-cell table:style-name="ce45" table:formula="of:=[.E20]*[.$M$15]" office:value-type="float" office:value="0.0072" calcext:value-type="float">
            <text:p>0.0072</text:p>
          </table:table-cell>
          <table:table-cell table:style-name="ce45" table:formula="of:=[.F20]*[.$N$15]" office:value-type="float" office:value="0.000688428390821514" calcext:value-type="float">
            <text:p>0.000688428390822</text:p>
          </table:table-cell>
          <table:table-cell table:style-name="ce45" table:formula="of:=[.G20]*[.$O$15]" office:value-type="float" office:value="0.000707106781186547" calcext:value-type="float">
            <text:p>0.000707106781187</text:p>
          </table:table-cell>
          <table:table-cell table:style-name="ce48" table:number-columns-repeated="2"/>
          <table:table-cell table:style-name="ce21" office:value-type="string" calcext:value-type="string">
            <text:p>P5</text:p>
          </table:table-cell>
          <table:table-cell table:style-name="ce45" table:formula="of:=IF([.S8]&gt;=0.05;1;0)" office:value-type="float" office:value="1" calcext:value-type="float">
            <text:p>1</text:p>
          </table:table-cell>
          <table:table-cell table:style-name="ce45" table:formula="of:=IF([.T8]&gt;=0.05;1;0)" office:value-type="string" office:string-value="" calcext:value-type="error">
            <text:p>#NAME?</text:p>
          </table:table-cell>
          <table:table-cell table:style-name="ce45" table:formula="of:=IF([.U8]&gt;=0.05;1;0)" office:value-type="float" office:value="1" calcext:value-type="float">
            <text:p>1</text:p>
          </table:table-cell>
          <table:table-cell table:style-name="ce45" table:formula="of:=IF([.V8]&gt;=0.05;1;0)" office:value-type="float" office:value="1" calcext:value-type="float">
            <text:p>1</text:p>
          </table:table-cell>
          <table:table-cell table:style-name="ce45" table:formula="of:=IF([.W8]&gt;=0.05;1;0)" office:value-type="float" office:value="0" calcext:value-type="float">
            <text:p>0</text:p>
          </table:table-cell>
          <table:table-cell table:style-name="ce45" table:formula="of:=IF([.X8]&gt;=0.05;1;0)" office:value-type="float" office:value="1" calcext:value-type="float">
            <text:p>1</text:p>
          </table:table-cell>
          <table:table-cell table:number-columns-repeated="2"/>
          <table:table-cell table:style-name="ce43" office:value-type="string" calcext:value-type="string">
            <text:p>D25</text:p>
          </table:table-cell>
          <table:table-cell table:formula="of:=ABS([.S26]-[.S29])" office:value-type="float" office:value="0.00439191222463859" calcext:value-type="float">
            <text:p>0.004391912224639</text:p>
          </table:table-cell>
          <table:table-cell table:formula="of:=ABS([.T26]-[.T29])" office:value-type="float" office:value="0.000201982208991297" calcext:value-type="float">
            <text:p>0.000201982208991</text:p>
          </table:table-cell>
          <table:table-cell table:formula="of:=ABS([.U26]-[.U29])" office:value-type="float" office:value="0.014046137568119" calcext:value-type="float">
            <text:p>0.014046137568119</text:p>
          </table:table-cell>
          <table:table-cell table:formula="of:=ABS([.V26]-[.V29])" office:value-type="float" office:value="0.000957873751542344" calcext:value-type="float">
            <text:p>0.000957873751542</text:p>
          </table:table-cell>
          <table:table-cell table:formula="of:=ABS([.W26]-[.W29])" office:value-type="float" office:value="0.00105999788000636" calcext:value-type="float">
            <text:p>0.001059997880006</text:p>
          </table:table-cell>
          <table:table-cell table:formula="of:=ABS([.X26]-[.X29])" office:value-type="float" office:value="0.00101569768683638" calcext:value-type="float">
            <text:p>0.001015697686836</text:p>
          </table:table-cell>
          <table:table-cell/>
          <table:table-cell table:style-name="ce43" office:value-type="string" calcext:value-type="string">
            <text:p>D54</text:p>
          </table:table-cell>
          <table:table-cell table:formula="of:=ABS([.S29]-[.S28])" office:value-type="float" office:value="0.00585588296618479" calcext:value-type="float">
            <text:p>0.005855882966185</text:p>
          </table:table-cell>
          <table:table-cell table:formula="of:=ABS([.T29]-[.T28])" office:value-type="float" office:value="0.000201982208991297" calcext:value-type="float">
            <text:p>0.000201982208991</text:p>
          </table:table-cell>
          <table:table-cell table:formula="of:=ABS([.U29]-[.U28])" office:value-type="float" office:value="0.0187281834241587" calcext:value-type="float">
            <text:p>0.018728183424159</text:p>
          </table:table-cell>
          <table:table-cell table:formula="of:=ABS([.V29]-[.V28])" office:value-type="float" office:value="0.00191574750308469" calcext:value-type="float">
            <text:p>0.001915747503085</text:p>
          </table:table-cell>
          <table:table-cell table:formula="of:=ABS([.W29]-[.W28])" office:value-type="float" office:value="0" calcext:value-type="float">
            <text:p>0</text:p>
          </table:table-cell>
          <table:table-cell table:formula="of:=ABS([.X29]-[.X28])" office:value-type="float" office:value="0.00101569768683638" calcext:value-type="float">
            <text:p>0.001015697686836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P5</text:p>
          </table:table-cell>
          <table:table-cell table:style-name="ce45" table:formula="of:=[.B8]/[.$J$11]" office:value-type="float" office:value="0.303045763365663" calcext:value-type="float">
            <text:p>0.303045763365663</text:p>
          </table:table-cell>
          <table:table-cell table:style-name="ce45" table:formula="of:=[.C8]/[.$K$11]" office:value-type="float" office:value="0.174740811332208" calcext:value-type="float">
            <text:p>0.174740811332208</text:p>
          </table:table-cell>
          <table:table-cell table:style-name="ce45" table:formula="of:=[.D8]/[.$L$11]" office:value-type="float" office:value="0.468521285665818" calcext:value-type="float">
            <text:p>0.468521285665818</text:p>
          </table:table-cell>
          <table:table-cell table:style-name="ce45" table:formula="of:=[.E8]/[.$M$11]" office:value-type="float" office:value="0.583333333333333" calcext:value-type="float">
            <text:p>0.583333333333333</text:p>
          </table:table-cell>
          <table:table-cell table:style-name="ce45" table:formula="of:=[.F8]/[.$N$11]" office:value-type="float" office:value="0.550742712657211" calcext:value-type="float">
            <text:p>0.550742712657211</text:p>
          </table:table-cell>
          <table:table-cell table:style-name="ce45" table:formula="of:=[.G8]/[.$O$11]" office:value-type="float" office:value="0.441941738241592" calcext:value-type="float">
            <text:p>0.441941738241592</text:p>
          </table:table-cell>
          <table:table-cell/>
          <table:table-cell table:style-name="ce21" office:value-type="string" calcext:value-type="string">
            <text:p>P5</text:p>
          </table:table-cell>
          <table:table-cell table:style-name="ce45" table:formula="of:=[.B21]*[.$J$15]" office:value-type="float" office:value="0.00730340289711248" calcext:value-type="float">
            <text:p>0.007303402897112</text:p>
          </table:table-cell>
          <table:table-cell table:style-name="ce45" table:formula="of:=[.C21]*[.$K$15]" office:value-type="float" office:value="0.000559170596263064" calcext:value-type="float">
            <text:p>0.000559170596263</text:p>
          </table:table-cell>
          <table:table-cell table:style-name="ce45" table:formula="of:=[.D21]*[.$L$15]" office:value-type="float" office:value="0.031484630396743" calcext:value-type="float">
            <text:p>0.031484630396743</text:p>
          </table:table-cell>
          <table:table-cell table:style-name="ce45" table:formula="of:=[.E21]*[.$M$15]" office:value-type="float" office:value="0.0084" calcext:value-type="float">
            <text:p>0.0084</text:p>
          </table:table-cell>
          <table:table-cell table:style-name="ce45" table:formula="of:=[.F21]*[.$N$15]" office:value-type="float" office:value="0.00137685678164303" calcext:value-type="float">
            <text:p>0.001376856781643</text:p>
          </table:table-cell>
          <table:table-cell table:style-name="ce45" table:formula="of:=[.G21]*[.$O$15]" office:value-type="float" office:value="0.000707106781186547" calcext:value-type="float">
            <text:p>0.000707106781187</text:p>
          </table:table-cell>
          <table:table-cell table:style-name="ce52" table:number-columns-repeated="2"/>
          <table:table-cell table:style-name="ce21" office:value-type="string" calcext:value-type="string">
            <text:p>P6</text:p>
          </table:table-cell>
          <table:table-cell table:style-name="ce45" table:formula="of:=IF([.S9]&gt;=0.05;1;0)" office:value-type="float" office:value="0" calcext:value-type="float">
            <text:p>0</text:p>
          </table:table-cell>
          <table:table-cell table:style-name="ce45" table:formula="of:=IF([.T9]&gt;=0.05;1;0)" office:value-type="float" office:value="0" calcext:value-type="float">
            <text:p>0</text:p>
          </table:table-cell>
          <table:table-cell table:style-name="ce45" table:formula="of:=IF([.U9]&gt;=0.05;1;0)" office:value-type="float" office:value="0" calcext:value-type="float">
            <text:p>0</text:p>
          </table:table-cell>
          <table:table-cell table:style-name="ce45" table:formula="of:=IF([.V9]&gt;=0.05;1;0)" office:value-type="float" office:value="1" calcext:value-type="float">
            <text:p>1</text:p>
          </table:table-cell>
          <table:table-cell table:style-name="ce45" table:formula="of:=IF([.W9]&gt;=0.05;1;0)" office:value-type="float" office:value="0" calcext:value-type="float">
            <text:p>0</text:p>
          </table:table-cell>
          <table:table-cell table:style-name="ce45" table:formula="of:=IF([.X9]&gt;=0.05;1;0)" office:value-type="float" office:value="0" calcext:value-type="float">
            <text:p>0</text:p>
          </table:table-cell>
          <table:table-cell table:number-columns-repeated="2"/>
          <table:table-cell table:style-name="ce43"/>
          <table:table-cell table:formula="of:=MAX([.AB20];[.AD20];[.AE20];[.AF20];[.AG20])/MAX([.AB20:.AG20])" office:value-type="float" office:value="1" calcext:value-type="float">
            <text:p>1</text:p>
          </table:table-cell>
          <table:table-cell table:number-columns-repeated="6"/>
          <table:table-cell table:style-name="ce43"/>
          <table:table-cell table:formula="of:=[.AK20]/MAX([.AJ20:.AO20])" office:value-type="float" office:value="0.0107849332963467" calcext:value-type="float">
            <text:p>0.010784933296347</text:p>
          </table:table-cell>
          <table:table-cell table:number-columns-repeated="988"/>
        </table:table-row>
        <table:table-row table:style-name="ro1">
          <table:table-cell table:style-name="ce21" office:value-type="string" calcext:value-type="string">
            <text:p>P6</text:p>
          </table:table-cell>
          <table:table-cell table:style-name="ce45" table:formula="of:=[.B9]/[.$J$11]" office:value-type="float" office:value="0.101015254455221" calcext:value-type="float">
            <text:p>0.101015254455221</text:p>
          </table:table-cell>
          <table:table-cell table:style-name="ce45" table:formula="of:=[.C9]/[.$K$11]" office:value-type="float" office:value="0.611592839662726" calcext:value-type="float">
            <text:p>0.611592839662726</text:p>
          </table:table-cell>
          <table:table-cell table:style-name="ce45" table:formula="of:=[.D9]/[.$L$11]" office:value-type="float" office:value="0.078086880944303" calcext:value-type="float">
            <text:p>0.078086880944303</text:p>
          </table:table-cell>
          <table:table-cell table:style-name="ce45" table:formula="of:=[.E9]/[.$M$11]" office:value-type="float" office:value="0.25" calcext:value-type="float">
            <text:p>0.25</text:p>
          </table:table-cell>
          <table:table-cell table:style-name="ce45" table:formula="of:=[.F9]/[.$N$11]" office:value-type="float" office:value="0.619585551739363" calcext:value-type="float">
            <text:p>0.619585551739363</text:p>
          </table:table-cell>
          <table:table-cell table:style-name="ce45" table:formula="of:=[.G9]/[.$O$11]" office:value-type="float" office:value="0.0883883476483184" calcext:value-type="float">
            <text:p>0.088388347648318</text:p>
          </table:table-cell>
          <table:table-cell/>
          <table:table-cell table:style-name="ce21" office:value-type="string" calcext:value-type="string">
            <text:p>P6</text:p>
          </table:table-cell>
          <table:table-cell table:style-name="ce45" table:formula="of:=[.B22]*[.$J$15]" office:value-type="float" office:value="0.00243446763237083" calcext:value-type="float">
            <text:p>0.002434467632371</text:p>
          </table:table-cell>
          <table:table-cell table:style-name="ce45" table:formula="of:=[.C22]*[.$K$15]" office:value-type="float" office:value="0.00195709708692073" calcext:value-type="float">
            <text:p>0.001957097086921</text:p>
          </table:table-cell>
          <table:table-cell table:style-name="ce45" table:formula="of:=[.D22]*[.$L$15]" office:value-type="float" office:value="0.00524743839945716" calcext:value-type="float">
            <text:p>0.005247438399457</text:p>
          </table:table-cell>
          <table:table-cell table:style-name="ce45" table:formula="of:=[.E22]*[.$M$15]" office:value-type="float" office:value="0.0036" calcext:value-type="float">
            <text:p>0.0036</text:p>
          </table:table-cell>
          <table:table-cell table:style-name="ce45" table:formula="of:=[.F22]*[.$N$15]" office:value-type="float" office:value="0.00154896387934841" calcext:value-type="float">
            <text:p>0.001548963879348</text:p>
          </table:table-cell>
          <table:table-cell table:style-name="ce45" table:formula="of:=[.G22]*[.$O$15]" office:value-type="float" office:value="0.00014142135623731" calcext:value-type="float">
            <text:p>0.000141421356237</text:p>
          </table:table-cell>
          <table:table-cell table:style-name="ce48"/>
          <table:table-cell table:number-columns-repeated="10"/>
          <table:table-cell table:style-name="ce43" office:value-type="string" calcext:value-type="string">
            <text:p>D26</text:p>
          </table:table-cell>
          <table:table-cell table:formula="of:=ABS([.S26]-[.S30])" office:value-type="float" office:value="0.00292794148309239" calcext:value-type="float">
            <text:p>0.002927941483092</text:p>
          </table:table-cell>
          <table:table-cell table:formula="of:=ABS([.T26]-[.T30])" office:value-type="float" office:value="0.00100991104495649" calcext:value-type="float">
            <text:p>0.001009911044956</text:p>
          </table:table-cell>
          <table:table-cell table:formula="of:=ABS([.U26]-[.U30])" office:value-type="float" office:value="0.00468204585603967" calcext:value-type="float">
            <text:p>0.00468204585604</text:p>
          </table:table-cell>
          <table:table-cell table:formula="of:=ABS([.V26]-[.V30])" office:value-type="float" office:value="0.000957873751542345" calcext:value-type="float">
            <text:p>0.000957873751542</text:p>
          </table:table-cell>
          <table:table-cell table:formula="of:=ABS([.W26]-[.W30])" office:value-type="float" office:value="0" calcext:value-type="float">
            <text:p>0</text:p>
          </table:table-cell>
          <table:table-cell table:formula="of:=ABS([.X26]-[.X30])" office:value-type="float" office:value="0.000677131791224254" calcext:value-type="float">
            <text:p>0.000677131791224</text:p>
          </table:table-cell>
          <table:table-cell/>
          <table:table-cell table:style-name="ce43" office:value-type="string" calcext:value-type="string">
            <text:p>D56</text:p>
          </table:table-cell>
          <table:table-cell table:formula="of:=ABS([.S29]-[.S30])" office:value-type="float" office:value="0.00731985370773098" calcext:value-type="float">
            <text:p>0.007319853707731</text:p>
          </table:table-cell>
          <table:table-cell table:formula="of:=ABS([.T29]-[.T30])" office:value-type="float" office:value="0.000807928835965188" calcext:value-type="float">
            <text:p>0.000807928835965</text:p>
          </table:table-cell>
          <table:table-cell table:formula="of:=ABS([.U29]-[.U30])" office:value-type="float" office:value="0.0187281834241587" calcext:value-type="float">
            <text:p>0.018728183424159</text:p>
          </table:table-cell>
          <table:table-cell table:formula="of:=ABS([.V29]-[.V30])" office:value-type="float" office:value="0.00191574750308469" calcext:value-type="float">
            <text:p>0.001915747503085</text:p>
          </table:table-cell>
          <table:table-cell table:formula="of:=ABS([.W29]-[.W30])" office:value-type="float" office:value="0.00105999788000636" calcext:value-type="float">
            <text:p>0.001059997880006</text:p>
          </table:table-cell>
          <table:table-cell table:formula="of:=ABS([.X29]-[.X30])" office:value-type="float" office:value="0.000338565895612127" calcext:value-type="float">
            <text:p>0.000338565895612</text:p>
          </table:table-cell>
          <table:table-cell table:number-columns-repeated="983"/>
        </table:table-row>
        <table:table-row table:style-name="ro1">
          <table:table-cell table:number-columns-repeated="9"/>
          <table:table-cell table:style-name="ce48" table:number-columns-repeated="7"/>
          <table:table-cell table:number-columns-repeated="11"/>
          <table:table-cell table:formula="of:=[.AG22]/MAX([.AB22:.AG22])" office:value-type="float" office:value="0.144623058390336" calcext:value-type="float">
            <text:p>0.144623058390336</text:p>
          </table:table-cell>
          <table:table-cell table:number-columns-repeated="6"/>
          <table:table-cell table:style-name="ce43"/>
          <table:table-cell table:formula="of:=0/MAX([.AJ22:.AO2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 table:number-columns-spanned="2" table:number-rows-spanned="1">
            <text:p>C12={2,3,5,6}</text:p>
          </table:table-cell>
          <table:covered-table-cell table:style-name="ce42"/>
          <table:table-cell table:style-name="ce38"/>
          <table:table-cell table:style-name="ce42" office:value-type="string" calcext:value-type="string">
            <text:p>D12={1,4}</text:p>
          </table:table-cell>
          <table:table-cell table:style-name="ce42"/>
          <table:table-cell table:style-name="ce38"/>
          <table:table-cell table:style-name="ce47"/>
          <table:table-cell table:number-columns-repeated="2"/>
          <table:table-cell table:style-name="ce48" table:formula="of:=IF([.J17]&gt;=[.J18];1;0)" office:value-type="float" office:value="1" calcext:value-type="float">
            <text:p>1</text:p>
          </table:table-cell>
          <table:table-cell table:style-name="ce48" table:formula="of:=IF([.K17]&gt;=[.K18];1;0)" office:value-type="float" office:value="1" calcext:value-type="float">
            <text:p>1</text:p>
          </table:table-cell>
          <table:table-cell table:style-name="ce48" table:formula="of:=IF([.L17]&gt;=[.L18];1;0)" office:value-type="float" office:value="1" calcext:value-type="float">
            <text:p>1</text:p>
          </table:table-cell>
          <table:table-cell table:style-name="ce48" table:formula="of:=IF([.M17]&gt;=[.M18];1;0)" office:value-type="float" office:value="0" calcext:value-type="float">
            <text:p>0</text:p>
          </table:table-cell>
          <table:table-cell table:style-name="ce48" table:formula="of:=IF([.N17]&gt;=[.N18];1;0)" office:value-type="float" office:value="0" calcext:value-type="float">
            <text:p>0</text:p>
          </table:table-cell>
          <table:table-cell table:style-name="ce48" table:formula="of:=IF([.O17]&gt;=[.O18];1;0)" office:value-type="float" office:value="0" calcext:value-type="float">
            <text:p>0</text:p>
          </table:table-cell>
          <table:table-cell table:style-name="ce48"/>
          <table:table-cell/>
          <table:table-cell table:style-name="ce48"/>
          <table:table-cell table:style-name="ce45" office:value-type="string" calcext:value-type="string">
            <text:p>C1</text:p>
          </table:table-cell>
          <table:table-cell table:style-name="ce45" office:value-type="string" calcext:value-type="string">
            <text:p>C2</text:p>
          </table:table-cell>
          <table:table-cell table:style-name="ce45" office:value-type="string" calcext:value-type="string">
            <text:p>C3</text:p>
          </table:table-cell>
          <table:table-cell table:style-name="ce45" office:value-type="string" calcext:value-type="string">
            <text:p>C4</text:p>
          </table:table-cell>
          <table:table-cell table:style-name="ce45" office:value-type="string" calcext:value-type="string">
            <text:p>C5</text:p>
          </table:table-cell>
          <table:table-cell table:style-name="ce45" office:value-type="string" calcext:value-type="string">
            <text:p>C6</text:p>
          </table:table-cell>
          <table:table-cell table:number-columns-repeated="10"/>
          <table:table-cell table:style-name="ce43"/>
          <table:table-cell table:number-columns-repeated="989"/>
        </table:table-row>
        <table:table-row table:style-name="ro1">
          <table:table-cell table:style-name="ce25" office:value-type="string" calcext:value-type="string" table:number-columns-spanned="2" table:number-rows-spanned="1">
            <text:p>C13={1,3,4,5,6}</text:p>
          </table:table-cell>
          <table:covered-table-cell table:style-name="ce42"/>
          <table:table-cell table:style-name="ce38"/>
          <table:table-cell table:style-name="ce42" office:value-type="string" calcext:value-type="string">
            <text:p>D13={2}</text:p>
          </table:table-cell>
          <table:table-cell table:style-name="ce42"/>
          <table:table-cell table:style-name="ce38"/>
          <table:table-cell table:style-name="ce47"/>
          <table:table-cell table:number-columns-repeated="2"/>
          <table:table-cell table:style-name="ce48" table:formula="of:=IF([.J17]&gt;=[.J19];1;0)" office:value-type="float" office:value="1" calcext:value-type="float">
            <text:p>1</text:p>
          </table:table-cell>
          <table:table-cell table:style-name="ce48" table:formula="of:=IF([.K17]&gt;=[.K19];1;0)" office:value-type="float" office:value="1" calcext:value-type="float">
            <text:p>1</text:p>
          </table:table-cell>
          <table:table-cell table:style-name="ce48" table:formula="of:=IF([.L17]&gt;=[.L19];1;0)" office:value-type="float" office:value="0" calcext:value-type="float">
            <text:p>0</text:p>
          </table:table-cell>
          <table:table-cell table:style-name="ce48" table:formula="of:=IF([.M17]&gt;=[.M19];1;0)" office:value-type="float" office:value="0" calcext:value-type="float">
            <text:p>0</text:p>
          </table:table-cell>
          <table:table-cell table:style-name="ce48" table:formula="of:=IF([.N17]&gt;=[.N19];1;0)" office:value-type="float" office:value="1" calcext:value-type="float">
            <text:p>1</text:p>
          </table:table-cell>
          <table:table-cell table:style-name="ce48" table:formula="of:=IF([.O17]&gt;=[.O19];1;0)" office:value-type="float" office:value="0" calcext:value-type="float">
            <text:p>0</text:p>
          </table:table-cell>
          <table:table-cell table:style-name="ce48"/>
          <table:table-cell/>
          <table:table-cell table:style-name="ce21" office:value-type="string" calcext:value-type="string">
            <text:p>P1</text:p>
          </table:table-cell>
          <table:table-cell table:style-name="ce45" office:value-type="float" office:value="0.00878382444927718" calcext:value-type="float">
            <text:p>0.008783824449277</text:p>
          </table:table-cell>
          <table:table-cell table:style-name="ce45" office:value-type="float" office:value="0.00141387546293908" calcext:value-type="float">
            <text:p>0.001413875462939</text:p>
          </table:table-cell>
          <table:table-cell table:style-name="ce45" office:value-type="float" office:value="0.0327743209922777" calcext:value-type="float">
            <text:p>0.032774320992278</text:p>
          </table:table-cell>
          <table:table-cell table:style-name="ce45" office:value-type="float" office:value="0.00478936875771172" calcext:value-type="float">
            <text:p>0.004789368757712</text:p>
          </table:table-cell>
          <table:table-cell table:style-name="ce45" office:value-type="float" office:value="0.00158999682000954" calcext:value-type="float">
            <text:p>0.00158999682001</text:p>
          </table:table-cell>
          <table:table-cell table:style-name="ce45" office:value-type="float" office:value="0.000564276492686879" calcext:value-type="float">
            <text:p>0.000564276492687</text:p>
          </table:table-cell>
          <table:table-cell table:number-columns-repeated="2"/>
          <table:table-cell table:style-name="ce43" office:value-type="string" calcext:value-type="string">
            <text:p>D31</text:p>
          </table:table-cell>
          <table:table-cell table:formula="of:=ABS([.S27]-[.S25])" office:value-type="float" office:value="0.0014639707415462" calcext:value-type="float">
            <text:p>0.001463970741546</text:p>
          </table:table-cell>
          <table:table-cell table:formula="of:=ABS([.T27]-[.T25])" office:value-type="float" office:value="0.000201982208991297" calcext:value-type="float">
            <text:p>0.000201982208991</text:p>
          </table:table-cell>
          <table:table-cell table:formula="of:=ABS([.U27]-[.U25])" office:value-type="float" office:value="0.00468204585603967" calcext:value-type="float">
            <text:p>0.00468204585604</text:p>
          </table:table-cell>
          <table:table-cell table:formula="of:=ABS([.V27]-[.V25])" office:value-type="float" office:value="0.000957873751542344" calcext:value-type="float">
            <text:p>0.000957873751542</text:p>
          </table:table-cell>
          <table:table-cell table:formula="of:=ABS([.W27]-[.W25])" office:value-type="float" office:value="0.00132499735000795" calcext:value-type="float">
            <text:p>0.001324997350008</text:p>
          </table:table-cell>
          <table:table-cell table:formula="of:=ABS([.X27]-[.X25])" office:value-type="float" office:value="0" calcext:value-type="float">
            <text:p>0</text:p>
          </table:table-cell>
          <table:table-cell/>
          <table:table-cell table:style-name="ce43" office:value-type="string" calcext:value-type="string">
            <text:p>D61</text:p>
          </table:table-cell>
          <table:table-cell table:formula="of:=ABS([.S30]-[.S25])" office:value-type="float" office:value="0.0014639707415462" calcext:value-type="float">
            <text:p>0.001463970741546</text:p>
          </table:table-cell>
          <table:table-cell table:formula="of:=ABS([.T30]-[.T25])" office:value-type="float" office:value="0.00100991104495649" calcext:value-type="float">
            <text:p>0.001009911044956</text:p>
          </table:table-cell>
          <table:table-cell table:formula="of:=ABS([.U30]-[.U25])" office:value-type="float" office:value="0.014046137568119" calcext:value-type="float">
            <text:p>0.014046137568119</text:p>
          </table:table-cell>
          <table:table-cell table:formula="of:=ABS([.V30]-[.V25])" office:value-type="float" office:value="0.000957873751542344" calcext:value-type="float">
            <text:p>0.000957873751542</text:p>
          </table:table-cell>
          <table:table-cell table:formula="of:=ABS([.W30]-[.W25])" office:value-type="float" office:value="0.00132499735000795" calcext:value-type="float">
            <text:p>0.001324997350008</text:p>
          </table:table-cell>
          <table:table-cell table:formula="of:=ABS([.X30]-[.X25])" office:value-type="float" office:value="0.000225710597074751" calcext:value-type="float">
            <text:p>0.000225710597075</text:p>
          </table:table-cell>
          <table:table-cell table:number-columns-repeated="983"/>
        </table:table-row>
        <table:table-row table:style-name="ro1">
          <table:table-cell table:style-name="ce25" office:value-type="string" calcext:value-type="string" table:number-columns-spanned="2" table:number-rows-spanned="1">
            <text:p>C14={1,2,3,5,6}</text:p>
          </table:table-cell>
          <table:covered-table-cell table:style-name="ce42"/>
          <table:table-cell table:style-name="ce38"/>
          <table:table-cell table:style-name="ce42" office:value-type="string" calcext:value-type="string">
            <text:p>D14={4}</text:p>
          </table:table-cell>
          <table:table-cell table:style-name="ce42"/>
          <table:table-cell table:style-name="ce38"/>
          <table:table-cell table:style-name="ce47"/>
          <table:table-cell table:number-columns-repeated="2"/>
          <table:table-cell table:style-name="ce48" table:formula="of:=IF([.J17]&gt;=[.J20];1;0)" office:value-type="float" office:value="1" calcext:value-type="float">
            <text:p>1</text:p>
          </table:table-cell>
          <table:table-cell table:style-name="ce48" table:formula="of:=IF([.K17]&gt;=[.K20];1;0)" office:value-type="float" office:value="1" calcext:value-type="float">
            <text:p>1</text:p>
          </table:table-cell>
          <table:table-cell table:style-name="ce48" table:formula="of:=IF([.L17]&gt;=[.L20];1;0)" office:value-type="float" office:value="0" calcext:value-type="float">
            <text:p>0</text:p>
          </table:table-cell>
          <table:table-cell table:style-name="ce48" table:formula="of:=IF([.M17]&gt;=[.M20];1;0)" office:value-type="float" office:value="0" calcext:value-type="float">
            <text:p>0</text:p>
          </table:table-cell>
          <table:table-cell table:style-name="ce48" table:formula="of:=IF([.N17]&gt;=[.N20];1;0)" office:value-type="float" office:value="1" calcext:value-type="float">
            <text:p>1</text:p>
          </table:table-cell>
          <table:table-cell table:style-name="ce48" table:formula="of:=IF([.O17]&gt;=[.O20];1;0)" office:value-type="float" office:value="0" calcext:value-type="float">
            <text:p>0</text:p>
          </table:table-cell>
          <table:table-cell table:style-name="ce48"/>
          <table:table-cell/>
          <table:table-cell table:style-name="ce21" office:value-type="string" calcext:value-type="string">
            <text:p>P2</text:p>
          </table:table-cell>
          <table:table-cell table:style-name="ce45" office:value-type="float" office:value="0.0102477951908234" calcext:value-type="float">
            <text:p>0.010247795190823</text:p>
          </table:table-cell>
          <table:table-cell table:style-name="ce45" office:value-type="float" office:value="0.00141387546293908" calcext:value-type="float">
            <text:p>0.001413875462939</text:p>
          </table:table-cell>
          <table:table-cell table:style-name="ce53" office:value-type="float" office:value="0.0234102292801983" calcext:value-type="float">
            <text:p>0.023410229280198</text:p>
          </table:table-cell>
          <table:table-cell table:style-name="ce45" office:value-type="float" office:value="0.00670511626079641" calcext:value-type="float">
            <text:p>0.006705116260796</text:p>
          </table:table-cell>
          <table:table-cell table:style-name="ce45" office:value-type="float" office:value="0.00026499947000159" calcext:value-type="float">
            <text:p>0.000264999470002</text:p>
          </table:table-cell>
          <table:table-cell table:style-name="ce45" office:value-type="float" office:value="0.000112855298537376" calcext:value-type="float">
            <text:p>0.000112855298537</text:p>
          </table:table-cell>
          <table:table-cell table:number-columns-repeated="2"/>
          <table:table-cell table:style-name="ce43"/>
          <table:table-cell table:formula="of:=MAX([.AB25];[.AD25];[.AE25];[.AF25])/MAX([.AB25:.AG25])" office:value-type="float" office:value="1" calcext:value-type="float">
            <text:p>1</text:p>
          </table:table-cell>
          <table:table-cell table:number-columns-repeated="6"/>
          <table:table-cell table:style-name="ce43"/>
          <table:table-cell table:formula="of:=MAX([.AJ25];[.AK25];[.AL25];[.AN25])/MAX([.AJ25:.AO25])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 table:number-columns-spanned="2" table:number-rows-spanned="1">
            <text:p>C15={2,5}</text:p>
          </table:table-cell>
          <table:covered-table-cell table:style-name="ce42"/>
          <table:table-cell table:style-name="ce38"/>
          <table:table-cell table:style-name="ce42" office:value-type="string" calcext:value-type="string">
            <text:p>D15={1,3,4,6}</text:p>
          </table:table-cell>
          <table:table-cell table:style-name="ce42" table:number-columns-repeated="2"/>
          <table:table-cell table:style-name="ce47"/>
          <table:table-cell table:number-columns-repeated="2"/>
          <table:table-cell table:style-name="ce48" table:formula="of:=IF([.J17]&gt;=[.J21];1;0)" office:value-type="float" office:value="1" calcext:value-type="float">
            <text:p>1</text:p>
          </table:table-cell>
          <table:table-cell table:style-name="ce48" table:formula="of:=IF([.K17]&gt;=[.K21];1;0)" office:value-type="float" office:value="1" calcext:value-type="float">
            <text:p>1</text:p>
          </table:table-cell>
          <table:table-cell table:style-name="ce48" table:formula="of:=IF([.L17]&gt;=[.L21];1;0)" office:value-type="float" office:value="0" calcext:value-type="float">
            <text:p>0</text:p>
          </table:table-cell>
          <table:table-cell table:style-name="ce48" table:formula="of:=IF([.M17]&gt;=[.M21];1;0)" office:value-type="float" office:value="0" calcext:value-type="float">
            <text:p>0</text:p>
          </table:table-cell>
          <table:table-cell table:style-name="ce48" table:formula="of:=IF([.N17]&gt;=[.N21];1;0)" office:value-type="float" office:value="0" calcext:value-type="float">
            <text:p>0</text:p>
          </table:table-cell>
          <table:table-cell table:style-name="ce48" table:formula="of:=IF([.O17]&gt;=[.O21];1;0)" office:value-type="float" office:value="0" calcext:value-type="float">
            <text:p>0</text:p>
          </table:table-cell>
          <table:table-cell table:style-name="ce48"/>
          <table:table-cell/>
          <table:table-cell table:style-name="ce21" office:value-type="string" calcext:value-type="string">
            <text:p>P3</text:p>
          </table:table-cell>
          <table:table-cell table:style-name="ce45" office:value-type="float" office:value="0.00731985370773098" calcext:value-type="float">
            <text:p>0.007319853707731</text:p>
          </table:table-cell>
          <table:table-cell table:style-name="ce45" office:value-type="float" office:value="0.00161585767193038" calcext:value-type="float">
            <text:p>0.00161585767193</text:p>
          </table:table-cell>
          <table:table-cell table:style-name="ce45" office:value-type="float" office:value="0.028092275136238" calcext:value-type="float">
            <text:p>0.028092275136238</text:p>
          </table:table-cell>
          <table:table-cell table:style-name="ce45" office:value-type="float" office:value="0.00383149500616938" calcext:value-type="float">
            <text:p>0.003831495006169</text:p>
          </table:table-cell>
          <table:table-cell table:style-name="ce45" office:value-type="float" office:value="0.00026499947000159" calcext:value-type="float">
            <text:p>0.000264999470002</text:p>
          </table:table-cell>
          <table:table-cell table:style-name="ce45" office:value-type="float" office:value="0.000564276492686879" calcext:value-type="float">
            <text:p>0.000564276492687</text:p>
          </table:table-cell>
          <table:table-cell table:number-columns-repeated="2"/>
          <table:table-cell table:style-name="ce43" office:value-type="string" calcext:value-type="string">
            <text:p>D32</text:p>
          </table:table-cell>
          <table:table-cell table:formula="of:=ABS([.S27]-[.S26])" office:value-type="float" office:value="0.00292794148309239" calcext:value-type="float">
            <text:p>0.002927941483092</text:p>
          </table:table-cell>
          <table:table-cell table:formula="of:=ABS([.T27]-[.T26])" office:value-type="float" office:value="0.000201982208991297" calcext:value-type="float">
            <text:p>0.000201982208991</text:p>
          </table:table-cell>
          <table:table-cell table:formula="of:=ABS([.U27]-[.U26])" office:value-type="float" office:value="0.00468204585603967" calcext:value-type="float">
            <text:p>0.00468204585604</text:p>
          </table:table-cell>
          <table:table-cell table:formula="of:=ABS([.V27]-[.V26])" office:value-type="float" office:value="0.00287362125462703" calcext:value-type="float">
            <text:p>0.002873621254627</text:p>
          </table:table-cell>
          <table:table-cell table:formula="of:=ABS([.W27]-[.W26])" office:value-type="float" office:value="0" calcext:value-type="float">
            <text:p>0</text:p>
          </table:table-cell>
          <table:table-cell table:formula="of:=ABS([.X27]-[.X26])" office:value-type="float" office:value="0.000451421194149503" calcext:value-type="float">
            <text:p>0.00045142119415</text:p>
          </table:table-cell>
          <table:table-cell/>
          <table:table-cell table:style-name="ce43" office:value-type="string" calcext:value-type="string">
            <text:p>D62</text:p>
          </table:table-cell>
          <table:table-cell table:formula="of:=ABS([.S30]-[.S26])" office:value-type="float" office:value="0.00292794148309239" calcext:value-type="float">
            <text:p>0.002927941483092</text:p>
          </table:table-cell>
          <table:table-cell table:formula="of:=ABS([.T30]-[.T26])" office:value-type="float" office:value="0.00100991104495649" calcext:value-type="float">
            <text:p>0.001009911044956</text:p>
          </table:table-cell>
          <table:table-cell table:formula="of:=ABS([.U30]-[.U26])" office:value-type="float" office:value="0.00468204585603967" calcext:value-type="float">
            <text:p>0.00468204585604</text:p>
          </table:table-cell>
          <table:table-cell table:formula="of:=ABS([.V30]-[.V26])" office:value-type="float" office:value="0.000957873751542345" calcext:value-type="float">
            <text:p>0.000957873751542</text:p>
          </table:table-cell>
          <table:table-cell table:formula="of:=ABS([.W30]-[.W26])" office:value-type="float" office:value="0" calcext:value-type="float">
            <text:p>0</text:p>
          </table:table-cell>
          <table:table-cell table:formula="of:=ABS([.X30]-[.X26])" office:value-type="float" office:value="0.000677131791224254" calcext:value-type="float">
            <text:p>0.000677131791224</text:p>
          </table:table-cell>
          <table:table-cell table:number-columns-repeated="983"/>
        </table:table-row>
        <table:table-row table:style-name="ro1">
          <table:table-cell table:style-name="ce25" office:value-type="string" calcext:value-type="string" table:number-columns-spanned="2" table:number-rows-spanned="1">
            <text:p>C16={1,2,3,5}</text:p>
          </table:table-cell>
          <table:covered-table-cell table:style-name="ce42"/>
          <table:table-cell table:style-name="ce38"/>
          <table:table-cell table:style-name="ce42" office:value-type="string" calcext:value-type="string">
            <text:p>D16={4,6}</text:p>
          </table:table-cell>
          <table:table-cell table:style-name="ce42"/>
          <table:table-cell table:style-name="ce38"/>
          <table:table-cell table:style-name="ce47"/>
          <table:table-cell table:style-name="ce48" table:number-columns-repeated="2"/>
          <table:table-cell table:style-name="ce48" table:formula="of:=IF([.J17]&gt;=[.J22];1;0)" office:value-type="float" office:value="1" calcext:value-type="float">
            <text:p>1</text:p>
          </table:table-cell>
          <table:table-cell table:style-name="ce48" table:formula="of:=IF([.K17]&gt;=[.K22];1;0)" office:value-type="float" office:value="1" calcext:value-type="float">
            <text:p>1</text:p>
          </table:table-cell>
          <table:table-cell table:style-name="ce48" table:formula="of:=IF([.L17]&gt;=[.L22];1;0)" office:value-type="float" office:value="1" calcext:value-type="float">
            <text:p>1</text:p>
          </table:table-cell>
          <table:table-cell table:style-name="ce48" table:formula="of:=IF([.M17]&gt;=[.M22];1;0)" office:value-type="float" office:value="1" calcext:value-type="float">
            <text:p>1</text:p>
          </table:table-cell>
          <table:table-cell table:style-name="ce48" table:formula="of:=IF([.N17]&gt;=[.N22];1;0)" office:value-type="float" office:value="0" calcext:value-type="float">
            <text:p>0</text:p>
          </table:table-cell>
          <table:table-cell table:style-name="ce48" table:formula="of:=IF([.O17]&gt;=[.O22];1;0)" office:value-type="float" office:value="1" calcext:value-type="float">
            <text:p>1</text:p>
          </table:table-cell>
          <table:table-cell table:style-name="ce52"/>
          <table:table-cell/>
          <table:table-cell table:style-name="ce21" office:value-type="string" calcext:value-type="string">
            <text:p>P4</text:p>
          </table:table-cell>
          <table:table-cell table:style-name="ce45" office:value-type="float" office:value="0.00878382444927718" calcext:value-type="float">
            <text:p>0.008783824449277</text:p>
          </table:table-cell>
          <table:table-cell table:style-name="ce45" office:value-type="float" office:value="0.00141387546293908" calcext:value-type="float">
            <text:p>0.001413875462939</text:p>
          </table:table-cell>
          <table:table-cell table:style-name="ce45" office:value-type="float" office:value="0.0187281834241587" calcext:value-type="float">
            <text:p>0.018728183424159</text:p>
          </table:table-cell>
          <table:table-cell table:style-name="ce45" office:value-type="float" office:value="0.00574724250925407" calcext:value-type="float">
            <text:p>0.005747242509254</text:p>
          </table:table-cell>
          <table:table-cell table:style-name="ce45" office:value-type="float" office:value="0.00132499735000795" calcext:value-type="float">
            <text:p>0.001324997350008</text:p>
          </table:table-cell>
          <table:table-cell table:style-name="ce45" office:value-type="float" office:value="0.000112855298537376" calcext:value-type="float">
            <text:p>0.000112855298537</text:p>
          </table:table-cell>
          <table:table-cell table:number-columns-repeated="2"/>
          <table:table-cell table:style-name="ce43"/>
          <table:table-cell table:formula="of:=MAX([.AB27];[.AE27])/MAX([.AB27:.AG27])" office:value-type="float" office:value="0.625355148821418" calcext:value-type="float">
            <text:p>0.625355148821418</text:p>
          </table:table-cell>
          <table:table-cell table:number-columns-repeated="6"/>
          <table:table-cell table:style-name="ce43"/>
          <table:table-cell table:formula="of:=MAX([.AJ27];[.AK27];[.AL27];[.AM27])/MAX([.AJ27:.AO27])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38" table:number-columns-repeated="6"/>
          <table:table-cell table:style-name="ce47"/>
          <table:table-cell table:number-columns-repeated="2"/>
          <table:table-cell table:style-name="ce48" table:number-columns-repeated="2"/>
          <table:table-cell table:style-name="ce48" office:value-type="string" calcext:value-type="string">
            <text:p><text:s/></text:p>
          </table:table-cell>
          <table:table-cell table:style-name="ce48" table:number-columns-repeated="4"/>
          <table:table-cell/>
          <table:table-cell table:style-name="ce21" office:value-type="string" calcext:value-type="string">
            <text:p>P5</text:p>
          </table:table-cell>
          <table:table-cell table:style-name="ce45" office:value-type="float" office:value="0.014639707415462" calcext:value-type="float">
            <text:p>0.014639707415462</text:p>
          </table:table-cell>
          <table:table-cell table:style-name="ce45" office:value-type="float" office:value="0.00121189325394778" calcext:value-type="float">
            <text:p>0.001211893253948</text:p>
          </table:table-cell>
          <table:table-cell table:style-name="ce45" office:value-type="float" office:value="0.0374563668483174" calcext:value-type="float">
            <text:p>0.037456366848317</text:p>
          </table:table-cell>
          <table:table-cell table:style-name="ce45" office:value-type="float" office:value="0.00766299001233876" calcext:value-type="float">
            <text:p>0.007662990012339</text:p>
          </table:table-cell>
          <table:table-cell table:style-name="ce45" office:value-type="float" office:value="0.00132499735000795" calcext:value-type="float">
            <text:p>0.001324997350008</text:p>
          </table:table-cell>
          <table:table-cell table:style-name="ce45" office:value-type="float" office:value="0.00112855298537376" calcext:value-type="float">
            <text:p>0.001128552985374</text:p>
          </table:table-cell>
          <table:table-cell table:number-columns-repeated="2"/>
          <table:table-cell table:style-name="ce43" office:value-type="string" calcext:value-type="string">
            <text:p>D34</text:p>
          </table:table-cell>
          <table:table-cell table:formula="of:=ABS([.S27]-[.S28])" office:value-type="float" office:value="0.0014639707415462" calcext:value-type="float">
            <text:p>0.001463970741546</text:p>
          </table:table-cell>
          <table:table-cell table:formula="of:=ABS([.T27]-[.T28])" office:value-type="float" office:value="0.000201982208991297" calcext:value-type="float">
            <text:p>0.000201982208991</text:p>
          </table:table-cell>
          <table:table-cell table:formula="of:=ABS([.U27]-[.U28])" office:value-type="float" office:value="0.00936409171207933" calcext:value-type="float">
            <text:p>0.009364091712079</text:p>
          </table:table-cell>
          <table:table-cell table:formula="of:=ABS([.V27]-[.V28])" office:value-type="float" office:value="0.00191574750308469" calcext:value-type="float">
            <text:p>0.001915747503085</text:p>
          </table:table-cell>
          <table:table-cell table:formula="of:=ABS([.W27]-[.W28])" office:value-type="float" office:value="0.00105999788000636" calcext:value-type="float">
            <text:p>0.001059997880006</text:p>
          </table:table-cell>
          <table:table-cell table:formula="of:=ABS([.X27]-[.X28])" office:value-type="float" office:value="0.000451421194149503" calcext:value-type="float">
            <text:p>0.00045142119415</text:p>
          </table:table-cell>
          <table:table-cell/>
          <table:table-cell table:style-name="ce43" office:value-type="string" calcext:value-type="string">
            <text:p>D63</text:p>
          </table:table-cell>
          <table:table-cell table:formula="of:=ABS([.S30]-[.S27])" office:value-type="float" office:value="0" calcext:value-type="float">
            <text:p>0</text:p>
          </table:table-cell>
          <table:table-cell table:formula="of:=ABS([.T30]-[.T27])" office:value-type="float" office:value="0.00121189325394778" calcext:value-type="float">
            <text:p>0.001211893253948</text:p>
          </table:table-cell>
          <table:table-cell table:formula="of:=ABS([.U30]-[.U27])" office:value-type="float" office:value="0.00936409171207933" calcext:value-type="float">
            <text:p>0.009364091712079</text:p>
          </table:table-cell>
          <table:table-cell table:formula="of:=ABS([.V30]-[.V27])" office:value-type="float" office:value="0.00191574750308469" calcext:value-type="float">
            <text:p>0.001915747503085</text:p>
          </table:table-cell>
          <table:table-cell table:formula="of:=ABS([.W30]-[.W27])" office:value-type="float" office:value="0" calcext:value-type="float">
            <text:p>0</text:p>
          </table:table-cell>
          <table:table-cell table:formula="of:=ABS([.X30]-[.X27])" office:value-type="float" office:value="0.000225710597074751" calcext:value-type="float">
            <text:p>0.000225710597075</text:p>
          </table:table-cell>
          <table:table-cell table:number-columns-repeated="983"/>
        </table:table-row>
        <table:table-row table:style-name="ro1">
          <table:table-cell table:style-name="ce25" office:value-type="string" calcext:value-type="string" table:number-columns-spanned="2" table:number-rows-spanned="1">
            <text:p>C21={1,2,4}</text:p>
          </table:table-cell>
          <table:covered-table-cell table:style-name="ce42"/>
          <table:table-cell table:style-name="ce38"/>
          <table:table-cell table:style-name="ce25" office:value-type="string" calcext:value-type="string" table:number-columns-spanned="3" table:number-rows-spanned="1">
            <text:p>D21={3,5,6}</text:p>
          </table:table-cell>
          <table:covered-table-cell table:number-columns-repeated="2" table:style-name="ce42"/>
          <table:table-cell table:style-name="ce47"/>
          <table:table-cell table:number-columns-repeated="2"/>
          <table:table-cell table:style-name="ce48" table:formula="of:=IF([.J18]&gt;=[.J17];1;0)" office:value-type="float" office:value="0" calcext:value-type="float">
            <text:p>0</text:p>
          </table:table-cell>
          <table:table-cell table:style-name="ce48" table:formula="of:=IF([.K18]&gt;=[.K17];1;0)" office:value-type="float" office:value="0" calcext:value-type="float">
            <text:p>0</text:p>
          </table:table-cell>
          <table:table-cell table:style-name="ce48" table:formula="of:=IF([.L18]&gt;=[.L17];1;0)" office:value-type="float" office:value="1" calcext:value-type="float">
            <text:p>1</text:p>
          </table:table-cell>
          <table:table-cell table:style-name="ce48" table:formula="of:=IF([.M18]&gt;=[.M17];1;0)" office:value-type="float" office:value="1" calcext:value-type="float">
            <text:p>1</text:p>
          </table:table-cell>
          <table:table-cell table:style-name="ce48" table:formula="of:=IF([.N18]&gt;=[.N17];1;0)" office:value-type="float" office:value="1" calcext:value-type="float">
            <text:p>1</text:p>
          </table:table-cell>
          <table:table-cell table:style-name="ce48" table:formula="of:=IF([.O18]&gt;=[.O17];1;0)" office:value-type="float" office:value="1" calcext:value-type="float">
            <text:p>1</text:p>
          </table:table-cell>
          <table:table-cell table:style-name="ce48"/>
          <table:table-cell/>
          <table:table-cell table:style-name="ce21" office:value-type="string" calcext:value-type="string">
            <text:p>P6</text:p>
          </table:table-cell>
          <table:table-cell table:style-name="ce45" office:value-type="float" office:value="0.00731985370773098" calcext:value-type="float">
            <text:p>0.007319853707731</text:p>
          </table:table-cell>
          <table:table-cell table:style-name="ce45" office:value-type="float" office:value="0.000403964417982594" calcext:value-type="float">
            <text:p>0.000403964417983</text:p>
          </table:table-cell>
          <table:table-cell table:style-name="ce45" office:value-type="float" office:value="0.0187281834241587" calcext:value-type="float">
            <text:p>0.018728183424159</text:p>
          </table:table-cell>
          <table:table-cell table:style-name="ce45" office:value-type="float" office:value="0.00574724250925407" calcext:value-type="float">
            <text:p>0.005747242509254</text:p>
          </table:table-cell>
          <table:table-cell table:style-name="ce45" office:value-type="float" office:value="0.00026499947000159" calcext:value-type="float">
            <text:p>0.000264999470002</text:p>
          </table:table-cell>
          <table:table-cell table:style-name="ce45" office:value-type="float" office:value="0.00078998708976163" calcext:value-type="float">
            <text:p>0.000789987089762</text:p>
          </table:table-cell>
          <table:table-cell table:number-columns-repeated="2"/>
          <table:table-cell table:style-name="ce43"/>
          <table:table-cell table:formula="of:=MAX([.AB29];[.AE29];[.AF29])/MAX([.AB29:.AG29])" office:value-type="float" office:value="0.20458444470524" calcext:value-type="float">
            <text:p>0.20458444470524</text:p>
          </table:table-cell>
          <table:table-cell table:number-columns-repeated="6"/>
          <table:table-cell table:style-name="ce43"/>
          <table:table-cell table:formula="of:=MAX([.AK29];[.AL29])/MAX([.AJ29:.AO29])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 table:number-columns-spanned="2" table:number-rows-spanned="1">
            <text:p>C23={1,4,5}</text:p>
          </table:table-cell>
          <table:covered-table-cell table:style-name="ce42"/>
          <table:table-cell table:style-name="ce38"/>
          <table:table-cell table:style-name="ce25" office:value-type="string" calcext:value-type="string" table:number-columns-spanned="3" table:number-rows-spanned="1">
            <text:p>D23={2,3,6}</text:p>
          </table:table-cell>
          <table:covered-table-cell table:number-columns-repeated="2" table:style-name="ce42"/>
          <table:table-cell table:style-name="ce47"/>
          <table:table-cell table:number-columns-repeated="2"/>
          <table:table-cell table:style-name="ce48" table:formula="of:=IF([.J18]&gt;=[.J19];1;0)" office:value-type="float" office:value="0" calcext:value-type="float">
            <text:p>0</text:p>
          </table:table-cell>
          <table:table-cell table:style-name="ce48" table:formula="of:=IF([.K18]&gt;=[.K19];1;0)" office:value-type="float" office:value="1" calcext:value-type="float">
            <text:p>1</text:p>
          </table:table-cell>
          <table:table-cell table:style-name="ce48" table:formula="of:=IF([.L18]&gt;=[.L19];1;0)" office:value-type="float" office:value="0" calcext:value-type="float">
            <text:p>0</text:p>
          </table:table-cell>
          <table:table-cell table:style-name="ce48" table:formula="of:=IF([.M18]&gt;=[.M19];1;0)" office:value-type="float" office:value="0" calcext:value-type="float">
            <text:p>0</text:p>
          </table:table-cell>
          <table:table-cell table:style-name="ce48" table:formula="of:=IF([.N18]&gt;=[.N19];1;0)" office:value-type="float" office:value="1" calcext:value-type="float">
            <text:p>1</text:p>
          </table:table-cell>
          <table:table-cell table:style-name="ce48" table:formula="of:=IF([.O18]&gt;=[.O19];1;0)" office:value-type="float" office:value="0" calcext:value-type="float">
            <text:p>0</text:p>
          </table:table-cell>
          <table:table-cell table:style-name="ce48"/>
          <table:table-cell table:number-columns-repeated="10"/>
          <table:table-cell table:style-name="ce43" office:value-type="string" calcext:value-type="string">
            <text:p>D35</text:p>
          </table:table-cell>
          <table:table-cell table:formula="of:=ABS([.S27]-[.S29])" office:value-type="float" office:value="0.00731985370773098" calcext:value-type="float">
            <text:p>0.007319853707731</text:p>
          </table:table-cell>
          <table:table-cell table:formula="of:=ABS([.T27]-[.T29])" office:value-type="float" office:value="0.000403964417982594" calcext:value-type="float">
            <text:p>0.000403964417983</text:p>
          </table:table-cell>
          <table:table-cell table:formula="of:=ABS([.U27]-[.U29])" office:value-type="float" office:value="0.00936409171207935" calcext:value-type="float">
            <text:p>0.009364091712079</text:p>
          </table:table-cell>
          <table:table-cell table:formula="of:=ABS([.V27]-[.V29])" office:value-type="float" office:value="0.00383149500616938" calcext:value-type="float">
            <text:p>0.003831495006169</text:p>
          </table:table-cell>
          <table:table-cell table:formula="of:=ABS([.W27]-[.W29])" office:value-type="float" office:value="0.00105999788000636" calcext:value-type="float">
            <text:p>0.001059997880006</text:p>
          </table:table-cell>
          <table:table-cell table:formula="of:=ABS([.X27]-[.X29])" office:value-type="float" office:value="0.000564276492686879" calcext:value-type="float">
            <text:p>0.000564276492687</text:p>
          </table:table-cell>
          <table:table-cell/>
          <table:table-cell table:style-name="ce43" office:value-type="string" calcext:value-type="string">
            <text:p>D64</text:p>
          </table:table-cell>
          <table:table-cell table:formula="of:=ABS([.S30]-[.S28])" office:value-type="float" office:value="0.0014639707415462" calcext:value-type="float">
            <text:p>0.001463970741546</text:p>
          </table:table-cell>
          <table:table-cell table:formula="of:=ABS([.T30]-[.T28])" office:value-type="float" office:value="0.00100991104495649" calcext:value-type="float">
            <text:p>0.001009911044956</text:p>
          </table:table-cell>
          <table:table-cell table:formula="of:=ABS([.U30]-[.U28])" office:value-type="float" office:value="0" calcext:value-type="float">
            <text:p>0</text:p>
          </table:table-cell>
          <table:table-cell table:formula="of:=ABS([.V30]-[.V28])" office:value-type="float" office:value="0" calcext:value-type="float">
            <text:p>0</text:p>
          </table:table-cell>
          <table:table-cell table:formula="of:=ABS([.W30]-[.W28])" office:value-type="float" office:value="0.00105999788000636" calcext:value-type="float">
            <text:p>0.001059997880006</text:p>
          </table:table-cell>
          <table:table-cell table:formula="of:=ABS([.X30]-[.X28])" office:value-type="float" office:value="0.000677131791224254" calcext:value-type="float">
            <text:p>0.000677131791224</text:p>
          </table:table-cell>
          <table:table-cell table:number-columns-repeated="983"/>
        </table:table-row>
        <table:table-row table:style-name="ro1">
          <table:table-cell table:style-name="ce25" office:value-type="string" calcext:value-type="string" table:number-columns-spanned="2" table:number-rows-spanned="1">
            <text:p>C24={1,2,3,4,6}</text:p>
          </table:table-cell>
          <table:covered-table-cell table:style-name="ce42"/>
          <table:table-cell table:style-name="ce38"/>
          <table:table-cell table:style-name="ce25" office:value-type="string" calcext:value-type="string" table:number-columns-spanned="3" table:number-rows-spanned="1">
            <text:p>D24={5}</text:p>
          </table:table-cell>
          <table:covered-table-cell table:number-columns-repeated="2" table:style-name="ce42"/>
          <table:table-cell table:style-name="ce47"/>
          <table:table-cell table:number-columns-repeated="2"/>
          <table:table-cell table:style-name="ce48" table:formula="of:=IF([.J18]&gt;=[.J20];1;0)" office:value-type="float" office:value="1" calcext:value-type="float">
            <text:p>1</text:p>
          </table:table-cell>
          <table:table-cell table:style-name="ce48" table:formula="of:=IF([.K18]&gt;=[.K20];1;0)" office:value-type="float" office:value="1" calcext:value-type="float">
            <text:p>1</text:p>
          </table:table-cell>
          <table:table-cell table:style-name="ce48" table:formula="of:=IF([.L18]&gt;=[.L20];1;0)" office:value-type="float" office:value="0" calcext:value-type="float">
            <text:p>0</text:p>
          </table:table-cell>
          <table:table-cell table:style-name="ce48" table:formula="of:=IF([.M18]&gt;=[.M20];1;0)" office:value-type="float" office:value="0" calcext:value-type="float">
            <text:p>0</text:p>
          </table:table-cell>
          <table:table-cell table:style-name="ce48" table:formula="of:=IF([.N18]&gt;=[.N20];1;0)" office:value-type="float" office:value="1" calcext:value-type="float">
            <text:p>1</text:p>
          </table:table-cell>
          <table:table-cell table:style-name="ce48" table:formula="of:=IF([.O18]&gt;=[.O20];1;0)" office:value-type="float" office:value="1" calcext:value-type="float">
            <text:p>1</text:p>
          </table:table-cell>
          <table:table-cell table:style-name="ce48"/>
          <table:table-cell table:number-columns-repeated="10"/>
          <table:table-cell table:style-name="ce43"/>
          <table:table-cell table:formula="of:=MAX([.AB31];[.AD31];[.AE31];[.AF31];[.AG31])/MAX([.AB31:.AG31])" office:value-type="float" office:value="1" calcext:value-type="float">
            <text:p>1</text:p>
          </table:table-cell>
          <table:table-cell table:number-columns-repeated="6"/>
          <table:table-cell table:style-name="ce43"/>
          <table:table-cell table:formula="of:=MAX([.AJ31];[.AK31];[.AN31])/MAX([.AJ31:.AO31])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 table:number-columns-spanned="2" table:number-rows-spanned="1">
            <text:p>C25={2}</text:p>
          </table:table-cell>
          <table:covered-table-cell table:style-name="ce42"/>
          <table:table-cell table:style-name="ce38"/>
          <table:table-cell table:style-name="ce46" office:value-type="string" calcext:value-type="string">
            <text:p>D25={1,3,4,5,6}</text:p>
          </table:table-cell>
          <table:table-cell table:style-name="ce46" table:number-columns-repeated="2"/>
          <table:table-cell table:style-name="ce47"/>
          <table:table-cell table:number-columns-repeated="2"/>
          <table:table-cell table:formula="of:=IF([.J18]&gt;=[.J21];1;0)" office:value-type="float" office:value="0" calcext:value-type="float">
            <text:p>0</text:p>
          </table:table-cell>
          <table:table-cell table:formula="of:=IF([.K18]&gt;=[.K21];1;0)" office:value-type="float" office:value="1" calcext:value-type="float">
            <text:p>1</text:p>
          </table:table-cell>
          <table:table-cell table:formula="of:=IF([.L18]&gt;=[.L21];1;0)" office:value-type="float" office:value="0" calcext:value-type="float">
            <text:p>0</text:p>
          </table:table-cell>
          <table:table-cell table:formula="of:=IF([.M18]&gt;=[.M21];1;0)" office:value-type="float" office:value="0" calcext:value-type="float">
            <text:p>0</text:p>
          </table:table-cell>
          <table:table-cell table:formula="of:=IF([.N18]&gt;=[.N21];1;0)" office:value-type="float" office:value="0" calcext:value-type="float">
            <text:p>0</text:p>
          </table:table-cell>
          <table:table-cell table:formula="of:=IF([.O18]&gt;=[.O21];1;0)" office:value-type="float" office:value="1" calcext:value-type="float">
            <text:p>1</text:p>
          </table:table-cell>
          <table:table-cell table:number-columns-repeated="11"/>
          <table:table-cell table:style-name="ce43" office:value-type="string" calcext:value-type="string">
            <text:p>D36</text:p>
          </table:table-cell>
          <table:table-cell table:formula="of:=ABS([.S27]-[.S30])" office:value-type="float" office:value="0" calcext:value-type="float">
            <text:p>0</text:p>
          </table:table-cell>
          <table:table-cell table:formula="of:=ABS([.T27]-[.T30])" office:value-type="float" office:value="0.00121189325394778" calcext:value-type="float">
            <text:p>0.001211893253948</text:p>
          </table:table-cell>
          <table:table-cell table:formula="of:=ABS([.U27]-[.U30])" office:value-type="float" office:value="0.00936409171207933" calcext:value-type="float">
            <text:p>0.009364091712079</text:p>
          </table:table-cell>
          <table:table-cell table:formula="of:=ABS([.V27]-[.V30])" office:value-type="float" office:value="0.00191574750308469" calcext:value-type="float">
            <text:p>0.001915747503085</text:p>
          </table:table-cell>
          <table:table-cell table:formula="of:=ABS([.W27]-[.W30])" office:value-type="float" office:value="0" calcext:value-type="float">
            <text:p>0</text:p>
          </table:table-cell>
          <table:table-cell table:formula="of:=ABS([.X27]-[.X30])" office:value-type="float" office:value="0.000225710597074751" calcext:value-type="float">
            <text:p>0.000225710597075</text:p>
          </table:table-cell>
          <table:table-cell/>
          <table:table-cell table:style-name="ce43" office:value-type="string" calcext:value-type="string">
            <text:p>D65</text:p>
          </table:table-cell>
          <table:table-cell table:formula="of:=ABS([.S30]-[.S29])" office:value-type="float" office:value="0.00731985370773098" calcext:value-type="float">
            <text:p>0.007319853707731</text:p>
          </table:table-cell>
          <table:table-cell table:formula="of:=ABS([.T30]-[.T29])" office:value-type="float" office:value="0.000807928835965188" calcext:value-type="float">
            <text:p>0.000807928835965</text:p>
          </table:table-cell>
          <table:table-cell table:formula="of:=ABS([.U30]-[.U29])" office:value-type="float" office:value="0.0187281834241587" calcext:value-type="float">
            <text:p>0.018728183424159</text:p>
          </table:table-cell>
          <table:table-cell table:formula="of:=ABS([.V30]-[.V29])" office:value-type="float" office:value="0.00191574750308469" calcext:value-type="float">
            <text:p>0.001915747503085</text:p>
          </table:table-cell>
          <table:table-cell table:formula="of:=ABS([.W30]-[.W29])" office:value-type="float" office:value="0.00105999788000636" calcext:value-type="float">
            <text:p>0.001059997880006</text:p>
          </table:table-cell>
          <table:table-cell table:formula="of:=ABS([.X30]-[.X29])" office:value-type="float" office:value="0.000338565895612127" calcext:value-type="float">
            <text:p>0.000338565895612</text:p>
          </table:table-cell>
          <table:table-cell table:number-columns-repeated="983"/>
        </table:table-row>
        <table:table-row table:style-name="ro1">
          <table:table-cell table:style-name="ce25" office:value-type="string" calcext:value-type="string" table:number-columns-spanned="2" table:number-rows-spanned="1">
            <text:p>C26={1,2,3,4,5}</text:p>
          </table:table-cell>
          <table:covered-table-cell table:style-name="ce42"/>
          <table:table-cell table:style-name="ce38"/>
          <table:table-cell table:style-name="ce25" office:value-type="string" calcext:value-type="string" table:number-columns-spanned="3" table:number-rows-spanned="1">
            <text:p>D26={6}</text:p>
          </table:table-cell>
          <table:covered-table-cell table:number-columns-repeated="2" table:style-name="ce42"/>
          <table:table-cell table:style-name="ce47"/>
          <table:table-cell table:number-columns-repeated="2"/>
          <table:table-cell table:formula="of:=IF([.J18]&gt;=[.J22];1;0)" office:value-type="float" office:value="1" calcext:value-type="float">
            <text:p>1</text:p>
          </table:table-cell>
          <table:table-cell table:formula="of:=IF([.K18]&gt;=[.K22];1;0)" office:value-type="float" office:value="0" calcext:value-type="float">
            <text:p>0</text:p>
          </table:table-cell>
          <table:table-cell table:formula="of:=IF([.L18]&gt;=[.L22];1;0)" office:value-type="float" office:value="1" calcext:value-type="float">
            <text:p>1</text:p>
          </table:table-cell>
          <table:table-cell table:formula="of:=IF([.M18]&gt;=[.M22];1;0)" office:value-type="float" office:value="1" calcext:value-type="float">
            <text:p>1</text:p>
          </table:table-cell>
          <table:table-cell table:formula="of:=IF([.N18]&gt;=[.N22];1;0)" office:value-type="float" office:value="0" calcext:value-type="float">
            <text:p>0</text:p>
          </table:table-cell>
          <table:table-cell table:formula="of:=IF([.O18]&gt;=[.O22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 table:number-columns-spanned="7" table:number-rows-spanned="1">
            <text:p>Матрица интервалов рассогласования</text:p>
          </table:table-cell>
          <table:covered-table-cell table:number-columns-repeated="6" table:style-name="ce43"/>
          <table:table-cell table:number-columns-repeated="3"/>
          <table:table-cell table:formula="of:=MAX([.AE33];[.AG33])/MAX([.AB33:.AG33])" office:value-type="float" office:value="0.20458444470524" calcext:value-type="float">
            <text:p>0.20458444470524</text:p>
          </table:table-cell>
          <table:table-cell table:number-columns-repeated="6"/>
          <table:table-cell table:style-name="ce43"/>
          <table:table-cell table:formula="of:=MAX([.AJ33:.AO33])/MAX([.AJ33:.AO33])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42" table:number-columns-repeated="2"/>
          <table:table-cell table:style-name="ce38" table:number-columns-repeated="4"/>
          <table:table-cell table:style-name="ce47"/>
          <table:table-cell table:number-columns-repeated="11"/>
          <table:table-cell table:style-name="ce21" office:value-type="string" calcext:value-type="string">
            <text:p>P1</text:p>
          </table:table-cell>
          <table:table-cell table:style-name="ce21" office:value-type="string" calcext:value-type="string">
            <text:p>P2</text:p>
          </table:table-cell>
          <table:table-cell table:style-name="ce21" office:value-type="string" calcext:value-type="string">
            <text:p>P3</text:p>
          </table:table-cell>
          <table:table-cell table:style-name="ce21" office:value-type="string" calcext:value-type="string">
            <text:p>P4</text:p>
          </table:table-cell>
          <table:table-cell table:style-name="ce21" office:value-type="string" calcext:value-type="string">
            <text:p>P5</text:p>
          </table:table-cell>
          <table:table-cell table:style-name="ce21" office:value-type="string" calcext:value-type="string">
            <text:p>P6</text:p>
          </table:table-cell>
          <table:table-cell table:number-columns-repeated="10"/>
          <table:table-cell table:style-name="ce43"/>
          <table:table-cell table:number-columns-repeated="989"/>
        </table:table-row>
        <table:table-row table:style-name="ro1">
          <table:table-cell table:style-name="ce25" office:value-type="string" calcext:value-type="string" table:number-columns-spanned="2" table:number-rows-spanned="1">
            <text:p>C31={2,6}</text:p>
          </table:table-cell>
          <table:covered-table-cell table:style-name="ce42"/>
          <table:table-cell table:style-name="ce38"/>
          <table:table-cell table:style-name="ce25" office:value-type="string" calcext:value-type="string" table:number-columns-spanned="3" table:number-rows-spanned="1">
            <text:p>D31={1,3,4,5}</text:p>
          </table:table-cell>
          <table:covered-table-cell table:number-columns-repeated="2" table:style-name="ce42"/>
          <table:table-cell table:style-name="ce47"/>
          <table:table-cell table:number-columns-repeated="2"/>
          <table:table-cell table:formula="of:=IF([.J19]&gt;=[.J17];1;0)" office:value-type="float" office:value="0" calcext:value-type="float">
            <text:p>0</text:p>
          </table:table-cell>
          <table:table-cell table:formula="of:=IF([.K19]&gt;=[.K17];1;0)" office:value-type="float" office:value="0" calcext:value-type="float">
            <text:p>0</text:p>
          </table:table-cell>
          <table:table-cell table:formula="of:=IF([.L19]&gt;=[.L17];1;0)" office:value-type="float" office:value="1" calcext:value-type="float">
            <text:p>1</text:p>
          </table:table-cell>
          <table:table-cell table:formula="of:=IF([.M19]&gt;=[.M17];1;0)" office:value-type="float" office:value="1" calcext:value-type="float">
            <text:p>1</text:p>
          </table:table-cell>
          <table:table-cell table:formula="of:=IF([.N19]&gt;=[.N17];1;0)" office:value-type="float" office:value="0" calcext:value-type="float">
            <text:p>0</text:p>
          </table:table-cell>
          <table:table-cell table:formula="of:=IF([.O19]&gt;=[.O17];1;0)" office:value-type="float" office:value="1" calcext:value-type="float">
            <text:p>1</text:p>
          </table:table-cell>
          <table:table-cell table:number-columns-repeated="2"/>
          <table:table-cell table:style-name="ce21" office:value-type="string" calcext:value-type="string">
            <text:p>P1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[.AB4]" office:value-type="float" office:value="0.20458444470524" calcext:value-type="float">
            <text:p>0.20458444470524</text:p>
          </table:table-cell>
          <table:table-cell table:style-name="ce45" table:formula="of:=[.AB6]" office:value-type="float" office:value="0.0431397331853868" calcext:value-type="float">
            <text:p>0.043139733185387</text:p>
          </table:table-cell>
          <table:table-cell table:style-name="ce45" table:formula="of:=[.AB8]" office:value-type="float" office:value="0.0681948149017465" calcext:value-type="float">
            <text:p>0.068194814901747</text:p>
          </table:table-cell>
          <table:table-cell table:style-name="ce45" table:formula="of:=[.AB10]" office:value-type="float" office:value="1" calcext:value-type="float">
            <text:p>1</text:p>
          </table:table-cell>
          <table:table-cell table:style-name="ce45" table:formula="of:=[.AB12]" office:value-type="float" office:value="0.0681948149017465" calcext:value-type="float">
            <text:p>0.068194814901747</text:p>
          </table:table-cell>
          <table:table-cell table:formula="of:=SUM([.S36:.X36])" office:value-type="float" office:value="1.38411380769412" calcext:value-type="float">
            <text:p>1.38411380769412</text:p>
          </table:table-cell>
          <table:table-cell table:number-columns-repeated="999"/>
        </table:table-row>
        <table:table-row table:style-name="ro1">
          <table:table-cell table:style-name="ce25" office:value-type="string" calcext:value-type="string" table:number-columns-spanned="2" table:number-rows-spanned="1">
            <text:p>C32={2,3,5,6}</text:p>
          </table:table-cell>
          <table:covered-table-cell table:style-name="ce42"/>
          <table:table-cell table:style-name="ce38"/>
          <table:table-cell table:style-name="ce25" office:value-type="string" calcext:value-type="string" table:number-columns-spanned="3" table:number-rows-spanned="1">
            <text:p>D32={1,4}</text:p>
          </table:table-cell>
          <table:covered-table-cell table:number-columns-repeated="2" table:style-name="ce42"/>
          <table:table-cell table:style-name="ce47"/>
          <table:table-cell table:number-columns-repeated="2"/>
          <table:table-cell table:formula="of:=IF([.J19]&gt;=[.J18];1;0)" office:value-type="float" office:value="1" calcext:value-type="float">
            <text:p>1</text:p>
          </table:table-cell>
          <table:table-cell table:formula="of:=IF([.K19]&gt;=[.K18];1;0)" office:value-type="float" office:value="0" calcext:value-type="float">
            <text:p>0</text:p>
          </table:table-cell>
          <table:table-cell table:formula="of:=IF([.L19]&gt;=[.L18];1;0)" office:value-type="float" office:value="1" calcext:value-type="float">
            <text:p>1</text:p>
          </table:table-cell>
          <table:table-cell table:formula="of:=IF([.M19]&gt;=[.M18];1;0)" office:value-type="float" office:value="1" calcext:value-type="float">
            <text:p>1</text:p>
          </table:table-cell>
          <table:table-cell table:formula="of:=IF([.N19]&gt;=[.N18];1;0)" office:value-type="float" office:value="0" calcext:value-type="float">
            <text:p>0</text:p>
          </table:table-cell>
          <table:table-cell table:formula="of:=IF([.O19]&gt;=[.O18];1;0)" office:value-type="float" office:value="1" calcext:value-type="float">
            <text:p>1</text:p>
          </table:table-cell>
          <table:table-cell table:number-columns-repeated="2"/>
          <table:table-cell table:style-name="ce21" office:value-type="string" calcext:value-type="string">
            <text:p>P2</text:p>
          </table:table-cell>
          <table:table-cell table:style-name="ce45" table:formula="of:=[.AB15]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[.AB17]" office:value-type="float" office:value="1" calcext:value-type="float">
            <text:p>1</text:p>
          </table:table-cell>
          <table:table-cell table:style-name="ce45" table:formula="of:=[.AB19]" office:value-type="float" office:value="0.226396304649388" calcext:value-type="float">
            <text:p>0.226396304649388</text:p>
          </table:table-cell>
          <table:table-cell table:style-name="ce45" table:formula="of:=[.AB21]" office:value-type="float" office:value="1" calcext:value-type="float">
            <text:p>1</text:p>
          </table:table-cell>
          <table:table-cell table:style-name="ce45" table:formula="of:=[.AB23]" office:value-type="float" office:value="0.144623058390336" calcext:value-type="float">
            <text:p>0.144623058390336</text:p>
          </table:table-cell>
          <table:table-cell table:formula="of:=SUM([.S37:.X37])" office:value-type="float" office:value="3.37101936303972" calcext:value-type="float">
            <text:p>3.37101936303972</text:p>
          </table:table-cell>
          <table:table-cell table:number-columns-repeated="2"/>
          <table:table-cell table:style-name="ce6" office:value-type="string" calcext:value-type="string" table:number-columns-spanned="5" table:number-rows-spanned="1">
            <text:p>Матрица согласования</text:p>
          </table:table-cell>
          <table:covered-table-cell table:number-columns-repeated="4" table:style-name="ce43"/>
          <table:table-cell table:number-columns-repeated="992"/>
        </table:table-row>
        <table:table-row table:style-name="ro1">
          <table:table-cell table:style-name="ce25" office:value-type="string" calcext:value-type="string" table:number-columns-spanned="2" table:number-rows-spanned="1">
            <text:p>C34={2,3,6}</text:p>
          </table:table-cell>
          <table:covered-table-cell table:style-name="ce42"/>
          <table:table-cell table:style-name="ce38"/>
          <table:table-cell table:style-name="ce25" office:value-type="string" calcext:value-type="string" table:number-columns-spanned="3" table:number-rows-spanned="1">
            <text:p>D34={1,4,5}</text:p>
          </table:table-cell>
          <table:covered-table-cell table:number-columns-repeated="2" table:style-name="ce42"/>
          <table:table-cell table:style-name="ce47"/>
          <table:table-cell table:number-columns-repeated="2"/>
          <table:table-cell table:formula="of:=IF([.J19]&gt;=[.J20];1;0)" office:value-type="float" office:value="1" calcext:value-type="float">
            <text:p>1</text:p>
          </table:table-cell>
          <table:table-cell table:formula="of:=IF([.K19]&gt;=[.K20];1;0)" office:value-type="float" office:value="1" calcext:value-type="float">
            <text:p>1</text:p>
          </table:table-cell>
          <table:table-cell table:formula="of:=IF([.L19]&gt;=[.L20];1;0)" office:value-type="float" office:value="1" calcext:value-type="float">
            <text:p>1</text:p>
          </table:table-cell>
          <table:table-cell table:formula="of:=IF([.M19]&gt;=[.M20];1;0)" office:value-type="float" office:value="0" calcext:value-type="float">
            <text:p>0</text:p>
          </table:table-cell>
          <table:table-cell table:formula="of:=IF([.N19]&gt;=[.N20];1;0)" office:value-type="float" office:value="0" calcext:value-type="float">
            <text:p>0</text:p>
          </table:table-cell>
          <table:table-cell table:formula="of:=IF([.O19]&gt;=[.O20];1;0)" office:value-type="float" office:value="1" calcext:value-type="float">
            <text:p>1</text:p>
          </table:table-cell>
          <table:table-cell table:number-columns-repeated="2"/>
          <table:table-cell table:style-name="ce21" office:value-type="string" calcext:value-type="string">
            <text:p>P3</text:p>
          </table:table-cell>
          <table:table-cell table:style-name="ce45" table:formula="of:=[.AB26]" office:value-type="float" office:value="1" calcext:value-type="float">
            <text:p>1</text:p>
          </table:table-cell>
          <table:table-cell table:style-name="ce45" table:formula="of:=[.AB28]" office:value-type="float" office:value="0.625355148821418" calcext:value-type="float">
            <text:p>0.625355148821418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[.AB30]" office:value-type="float" office:value="0.20458444470524" calcext:value-type="float">
            <text:p>0.20458444470524</text:p>
          </table:table-cell>
          <table:table-cell table:style-name="ce45" table:formula="of:=[.AB32]" office:value-type="float" office:value="1" calcext:value-type="float">
            <text:p>1</text:p>
          </table:table-cell>
          <table:table-cell table:style-name="ce45" table:formula="of:=[.AB34]" office:value-type="float" office:value="0.20458444470524" calcext:value-type="float">
            <text:p>0.20458444470524</text:p>
          </table:table-cell>
          <table:table-cell table:formula="of:=SUM([.S38:.X38])" office:value-type="float" office:value="3.0345240382319" calcext:value-type="float">
            <text:p>3.0345240382319</text:p>
          </table:table-cell>
          <table:table-cell table:number-columns-repeated="999"/>
        </table:table-row>
        <table:table-row table:style-name="ro1">
          <table:table-cell table:style-name="ce25" office:value-type="string" calcext:value-type="string" table:number-columns-spanned="2" table:number-rows-spanned="1">
            <text:p>C35={2}</text:p>
          </table:table-cell>
          <table:covered-table-cell table:style-name="ce42"/>
          <table:table-cell table:style-name="ce38"/>
          <table:table-cell table:style-name="ce46" office:value-type="string" calcext:value-type="string">
            <text:p>D35={1,3,4,5,6}</text:p>
          </table:table-cell>
          <table:table-cell table:style-name="ce46" table:number-columns-repeated="2"/>
          <table:table-cell table:style-name="ce47"/>
          <table:table-cell table:number-columns-repeated="2"/>
          <table:table-cell table:formula="of:=IF([.J19]&gt;=[.J21];1;0)" office:value-type="float" office:value="1" calcext:value-type="float">
            <text:p>1</text:p>
          </table:table-cell>
          <table:table-cell table:formula="of:=IF([.K19]&gt;=[.K21];1;0)" office:value-type="float" office:value="1" calcext:value-type="float">
            <text:p>1</text:p>
          </table:table-cell>
          <table:table-cell table:formula="of:=IF([.L19]&gt;=[.L21];1;0)" office:value-type="float" office:value="1" calcext:value-type="float">
            <text:p>1</text:p>
          </table:table-cell>
          <table:table-cell table:formula="of:=IF([.M19]&gt;=[.M21];1;0)" office:value-type="float" office:value="0" calcext:value-type="float">
            <text:p>0</text:p>
          </table:table-cell>
          <table:table-cell table:formula="of:=IF([.N19]&gt;=[.N21];1;0)" office:value-type="float" office:value="0" calcext:value-type="float">
            <text:p>0</text:p>
          </table:table-cell>
          <table:table-cell table:formula="of:=IF([.O19]&gt;=[.O21];1;0)" office:value-type="float" office:value="1" calcext:value-type="float">
            <text:p>1</text:p>
          </table:table-cell>
          <table:table-cell table:number-columns-repeated="2"/>
          <table:table-cell table:style-name="ce21" office:value-type="string" calcext:value-type="string">
            <text:p>P4</text:p>
          </table:table-cell>
          <table:table-cell table:style-name="ce45" table:formula="of:=[.AJ4]" office:value-type="float" office:value="1" calcext:value-type="float">
            <text:p>1</text:p>
          </table:table-cell>
          <table:table-cell table:style-name="ce45" table:formula="of:=[.AJ6]" office:value-type="float" office:value="1" calcext:value-type="float">
            <text:p>1</text:p>
          </table:table-cell>
          <table:table-cell table:style-name="ce45" table:formula="of:=[.AJ8]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[.AJ10]" office:value-type="float" office:value="1" calcext:value-type="float">
            <text:p>1</text:p>
          </table:table-cell>
          <table:table-cell table:style-name="ce45" table:formula="of:=[.AJ12]" office:value-type="float" office:value="0.462530959129068" calcext:value-type="float">
            <text:p>0.462530959129068</text:p>
          </table:table-cell>
          <table:table-cell table:formula="of:=SUM([.S39:.X39])" office:value-type="float" office:value="4.46253095912907" calcext:value-type="float">
            <text:p>4.46253095912907</text:p>
          </table:table-cell>
          <table:table-cell/>
          <table:table-cell table:style-name="ce45"/>
          <table:table-cell table:style-name="ce21" office:value-type="string" calcext:value-type="string">
            <text:p>P1</text:p>
          </table:table-cell>
          <table:table-cell table:style-name="ce21" office:value-type="string" calcext:value-type="string">
            <text:p>P2</text:p>
          </table:table-cell>
          <table:table-cell table:style-name="ce21" office:value-type="string" calcext:value-type="string">
            <text:p>P3</text:p>
          </table:table-cell>
          <table:table-cell table:style-name="ce21" office:value-type="string" calcext:value-type="string">
            <text:p>P4</text:p>
          </table:table-cell>
          <table:table-cell table:style-name="ce21" office:value-type="string" calcext:value-type="string">
            <text:p>P5</text:p>
          </table:table-cell>
          <table:table-cell table:style-name="ce21" office:value-type="string" calcext:value-type="string">
            <text:p>P6</text:p>
          </table:table-cell>
          <table:table-cell table:style-name="ce45"/>
          <table:table-cell/>
          <table:table-cell table:style-name="ce48"/>
          <table:table-cell table:style-name="ce21" office:value-type="string" calcext:value-type="string">
            <text:p>P1</text:p>
          </table:table-cell>
          <table:table-cell table:style-name="ce21" office:value-type="string" calcext:value-type="string">
            <text:p>P2</text:p>
          </table:table-cell>
          <table:table-cell table:style-name="ce21" office:value-type="string" calcext:value-type="string">
            <text:p>P3</text:p>
          </table:table-cell>
          <table:table-cell table:style-name="ce21" office:value-type="string" calcext:value-type="string">
            <text:p>P4</text:p>
          </table:table-cell>
          <table:table-cell table:style-name="ce21" office:value-type="string" calcext:value-type="string">
            <text:p>P5</text:p>
          </table:table-cell>
          <table:table-cell table:style-name="ce21" office:value-type="string" calcext:value-type="string">
            <text:p>P6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 table:number-columns-spanned="2" table:number-rows-spanned="1">
            <text:p>C36={1,2,3,5}</text:p>
          </table:table-cell>
          <table:covered-table-cell table:style-name="ce42"/>
          <table:table-cell table:style-name="ce38"/>
          <table:table-cell table:style-name="ce25" office:value-type="string" calcext:value-type="string" table:number-columns-spanned="3" table:number-rows-spanned="1">
            <text:p>D36={4,6}</text:p>
          </table:table-cell>
          <table:covered-table-cell table:number-columns-repeated="2" table:style-name="ce42"/>
          <table:table-cell table:style-name="ce47"/>
          <table:table-cell table:number-columns-repeated="2"/>
          <table:table-cell table:formula="of:=IF([.J19]&gt;=[.J22];1;0)" office:value-type="float" office:value="1" calcext:value-type="float">
            <text:p>1</text:p>
          </table:table-cell>
          <table:table-cell table:formula="of:=IF([.K19]&gt;=[.K22];1;0)" office:value-type="float" office:value="0" calcext:value-type="float">
            <text:p>0</text:p>
          </table:table-cell>
          <table:table-cell table:formula="of:=IF([.L19]&gt;=[.L22];1;0)" office:value-type="float" office:value="1" calcext:value-type="float">
            <text:p>1</text:p>
          </table:table-cell>
          <table:table-cell table:formula="of:=IF([.M19]&gt;=[.M22];1;0)" office:value-type="float" office:value="1" calcext:value-type="float">
            <text:p>1</text:p>
          </table:table-cell>
          <table:table-cell table:formula="of:=IF([.N19]&gt;=[.N22];1;0)" office:value-type="float" office:value="0" calcext:value-type="float">
            <text:p>0</text:p>
          </table:table-cell>
          <table:table-cell table:formula="of:=IF([.O19]&gt;=[.O22];1;0)" office:value-type="float" office:value="1" calcext:value-type="float">
            <text:p>1</text:p>
          </table:table-cell>
          <table:table-cell table:number-columns-repeated="2"/>
          <table:table-cell table:style-name="ce21" office:value-type="string" calcext:value-type="string">
            <text:p>P5</text:p>
          </table:table-cell>
          <table:table-cell table:style-name="ce45" table:formula="of:=[.AJ15]" office:value-type="float" office:value="0.0452535461401548" calcext:value-type="float">
            <text:p>0.045253546140155</text:p>
          </table:table-cell>
          <table:table-cell table:style-name="ce45" table:formula="of:=[.AJ17]" office:value-type="float" office:value="0.0143799110617956" calcext:value-type="float">
            <text:p>0.014379911061796</text:p>
          </table:table-cell>
          <table:table-cell table:style-name="ce45" table:formula="of:=[.AJ19]" office:value-type="float" office:value="0.0431397331853867" calcext:value-type="float">
            <text:p>0.043139733185387</text:p>
          </table:table-cell>
          <table:table-cell table:style-name="ce45" table:formula="of:=[.AJ21]" office:value-type="float" office:value="0.0107849332963467" calcext:value-type="float">
            <text:p>0.010784933296347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[.AJ23]" office:value-type="float" office:value="0" calcext:value-type="float">
            <text:p>0</text:p>
          </table:table-cell>
          <table:table-cell table:formula="of:=SUM([.S40:.X40])" office:value-type="float" office:value="0.113558123683684" calcext:value-type="float">
            <text:p>0.113558123683684</text:p>
          </table:table-cell>
          <table:table-cell/>
          <table:table-cell table:style-name="ce21" office:value-type="string" calcext:value-type="string">
            <text:p>P1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0.0745" calcext:value-type="float">
            <text:p>0.0745</text:p>
          </table:table-cell>
          <table:table-cell table:style-name="ce45" office:value-type="float" office:value="0.1098" calcext:value-type="float">
            <text:p>0.1098</text:p>
          </table:table-cell>
          <table:table-cell table:style-name="ce45" office:value-type="float" office:value="0.0986" calcext:value-type="float">
            <text:p>0.0986</text:p>
          </table:table-cell>
          <table:table-cell table:style-name="ce45" office:value-type="float" office:value="0.0057" calcext:value-type="float">
            <text:p>0.0057</text:p>
          </table:table-cell>
          <table:table-cell table:style-name="ce45" office:value-type="float" office:value="0.097" calcext:value-type="float">
            <text:p>0.097</text:p>
          </table:table-cell>
          <table:table-cell table:style-name="ce45" office:value-type="float" office:value="0.3556" calcext:value-type="float">
            <text:p>0.3556</text:p>
          </table:table-cell>
          <table:table-cell/>
          <table:table-cell table:style-name="ce21" office:value-type="string" calcext:value-type="string">
            <text:p>P1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0.20458444470524" calcext:value-type="float">
            <text:p>0.20458444470524</text:p>
          </table:table-cell>
          <table:table-cell table:style-name="ce45" office:value-type="float" office:value="0.0431397331853868" calcext:value-type="float">
            <text:p>0.043139733185387</text:p>
          </table:table-cell>
          <table:table-cell table:style-name="ce45" office:value-type="float" office:value="0.0681948149017465" calcext:value-type="float">
            <text:p>0.068194814901747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.0681948149017465" calcext:value-type="float">
            <text:p>0.068194814901747</text:p>
          </table:table-cell>
          <table:table-cell office:value-type="float" office:value="1.38411380769412" calcext:value-type="float">
            <text:p>1.38411380769412</text:p>
          </table:table-cell>
          <table:table-cell table:number-columns-repeated="981"/>
        </table:table-row>
        <table:table-row table:style-name="ro1">
          <table:table-cell table:style-name="ce38" table:number-columns-repeated="6"/>
          <table:table-cell table:style-name="ce47"/>
          <table:table-cell table:number-columns-repeated="10"/>
          <table:table-cell table:style-name="ce21" office:value-type="string" calcext:value-type="string">
            <text:p>P6</text:p>
          </table:table-cell>
          <table:table-cell table:style-name="ce45" table:formula="of:=[.AJ26]" office:value-type="float" office:value="1" calcext:value-type="float">
            <text:p>1</text:p>
          </table:table-cell>
          <table:table-cell table:style-name="ce45" table:formula="of:=[.AJ28]" office:value-type="float" office:value="1" calcext:value-type="float">
            <text:p>1</text:p>
          </table:table-cell>
          <table:table-cell table:style-name="ce45" table:formula="of:=[.AJ30]" office:value-type="float" office:value="1" calcext:value-type="float">
            <text:p>1</text:p>
          </table:table-cell>
          <table:table-cell table:style-name="ce45" table:formula="of:=[.AJ32]" office:value-type="float" office:value="1" calcext:value-type="float">
            <text:p>1</text:p>
          </table:table-cell>
          <table:table-cell table:style-name="ce45" table:formula="of:=[.AJ34]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formula="of:=SUM([.S41:.X41])" office:value-type="float" office:value="5" calcext:value-type="float">
            <text:p>5</text:p>
          </table:table-cell>
          <table:table-cell/>
          <table:table-cell table:style-name="ce21" office:value-type="string" calcext:value-type="string">
            <text:p>P2</text:p>
          </table:table-cell>
          <table:table-cell table:style-name="ce45" office:value-type="float" office:value="0.0417" calcext:value-type="float">
            <text:p>0.0417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0.041" calcext:value-type="float">
            <text:p>0.041</text:p>
          </table:table-cell>
          <table:table-cell table:style-name="ce45" office:value-type="float" office:value="0.1105" calcext:value-type="float">
            <text:p>0.1105</text:p>
          </table:table-cell>
          <table:table-cell table:style-name="ce45" office:value-type="float" office:value="0.0025" calcext:value-type="float">
            <text:p>0.0025</text:p>
          </table:table-cell>
          <table:table-cell table:style-name="ce45" office:value-type="float" office:value="0.1114" calcext:value-type="float">
            <text:p>0.1114</text:p>
          </table:table-cell>
          <table:table-cell table:style-name="ce45" office:value-type="float" office:value="0.3071" calcext:value-type="float">
            <text:p>0.3071</text:p>
          </table:table-cell>
          <table:table-cell/>
          <table:table-cell table:style-name="ce21" office:value-type="string" calcext:value-type="string">
            <text:p>P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.226396304649388" calcext:value-type="float">
            <text:p>0.226396304649388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.144623058390336" calcext:value-type="float">
            <text:p>0.144623058390336</text:p>
          </table:table-cell>
          <table:table-cell office:value-type="float" office:value="3.37101936303972" calcext:value-type="float">
            <text:p>3.37101936303972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 table:number-columns-spanned="2" table:number-rows-spanned="1">
            <text:p>C41={1,2,4}</text:p>
          </table:table-cell>
          <table:covered-table-cell table:style-name="ce42"/>
          <table:table-cell table:style-name="ce38"/>
          <table:table-cell table:style-name="ce25" office:value-type="string" calcext:value-type="string" table:number-columns-spanned="3" table:number-rows-spanned="1">
            <text:p>D41={3,5,6}</text:p>
          </table:table-cell>
          <table:covered-table-cell table:number-columns-repeated="2" table:style-name="ce42"/>
          <table:table-cell table:style-name="ce47"/>
          <table:table-cell table:number-columns-repeated="2"/>
          <table:table-cell table:formula="of:=IF([.J20]&gt;=[.J17];1;0)" office:value-type="float" office:value="0" calcext:value-type="float">
            <text:p>0</text:p>
          </table:table-cell>
          <table:table-cell table:formula="of:=IF([.K20]&gt;=[.K17];1;0)" office:value-type="float" office:value="0" calcext:value-type="float">
            <text:p>0</text:p>
          </table:table-cell>
          <table:table-cell table:formula="of:=IF([.L20]&gt;=[.L17];1;0)" office:value-type="float" office:value="1" calcext:value-type="float">
            <text:p>1</text:p>
          </table:table-cell>
          <table:table-cell table:formula="of:=IF([.M20]&gt;=[.M17];1;0)" office:value-type="float" office:value="1" calcext:value-type="float">
            <text:p>1</text:p>
          </table:table-cell>
          <table:table-cell table:formula="of:=IF([.N20]&gt;=[.N17];1;0)" office:value-type="float" office:value="1" calcext:value-type="float">
            <text:p>1</text:p>
          </table:table-cell>
          <table:table-cell table:formula="of:=IF([.O20]&gt;=[.O17];1;0)" office:value-type="float" office:value="1" calcext:value-type="float">
            <text:p>1</text:p>
          </table:table-cell>
          <table:table-cell table:number-columns-repeated="3"/>
          <table:table-cell table:formula="of:=SUM([.S36:.S41])" office:value-type="float" office:value="4.04525354614015" calcext:value-type="float">
            <text:p>4.04525354614015</text:p>
          </table:table-cell>
          <table:table-cell table:formula="of:=SUM([.T36:.T41])" office:value-type="float" office:value="2.84431950458845" calcext:value-type="float">
            <text:p>2.84431950458845</text:p>
          </table:table-cell>
          <table:table-cell table:formula="of:=SUM([.U36:.U41])" office:value-type="float" office:value="3.08627946637077" calcext:value-type="float">
            <text:p>3.08627946637077</text:p>
          </table:table-cell>
          <table:table-cell table:formula="of:=SUM([.V36:.V41])" office:value-type="float" office:value="1.50996049755272" calcext:value-type="float">
            <text:p>1.50996049755272</text:p>
          </table:table-cell>
          <table:table-cell table:formula="of:=SUM([.W36:.W41])" office:value-type="float" office:value="5" calcext:value-type="float">
            <text:p>5</text:p>
          </table:table-cell>
          <table:table-cell table:formula="of:=SUM([.X36:.X41])" office:value-type="float" office:value="0.87993327712639" calcext:value-type="float">
            <text:p>0.87993327712639</text:p>
          </table:table-cell>
          <table:table-cell table:formula="of:=SUM([.S42:.X42])" office:value-type="float" office:value="17.3657462917785" calcext:value-type="float">
            <text:p>17.3657462917785</text:p>
          </table:table-cell>
          <table:table-cell/>
          <table:table-cell table:style-name="ce21" office:value-type="string" calcext:value-type="string">
            <text:p>P3</text:p>
          </table:table-cell>
          <table:table-cell table:style-name="ce45" office:value-type="float" office:value="0.0048" calcext:value-type="float">
            <text:p>0.0048</text:p>
          </table:table-cell>
          <table:table-cell table:style-name="ce45" office:value-type="float" office:value="0.0745" calcext:value-type="float">
            <text:p>0.0745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0.072" calcext:value-type="float">
            <text:p>0.072</text:p>
          </table:table-cell>
          <table:table-cell table:style-name="ce45" office:value-type="float" office:value="0.0032" calcext:value-type="float">
            <text:p>0.0032</text:p>
          </table:table-cell>
          <table:table-cell table:style-name="ce45" office:value-type="float" office:value="0.097" calcext:value-type="float">
            <text:p>0.097</text:p>
          </table:table-cell>
          <table:table-cell table:style-name="ce45" office:value-type="float" office:value="0.2915" calcext:value-type="float">
            <text:p>0.2915</text:p>
          </table:table-cell>
          <table:table-cell/>
          <table:table-cell table:style-name="ce21" office:value-type="string" calcext:value-type="string">
            <text:p>P3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.625355148821418" calcext:value-type="float">
            <text:p>0.625355148821418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0.20458444470524" calcext:value-type="float">
            <text:p>0.20458444470524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.20458444470524" calcext:value-type="float">
            <text:p>0.20458444470524</text:p>
          </table:table-cell>
          <table:table-cell office:value-type="float" office:value="3.0345240382319" calcext:value-type="float">
            <text:p>3.0345240382319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 table:number-columns-spanned="2" table:number-rows-spanned="1">
            <text:p>C42={2,5,6}</text:p>
          </table:table-cell>
          <table:covered-table-cell table:style-name="ce42"/>
          <table:table-cell table:style-name="ce38"/>
          <table:table-cell table:style-name="ce25" office:value-type="string" calcext:value-type="string" table:number-columns-spanned="3" table:number-rows-spanned="1">
            <text:p>D42={1,3,4}</text:p>
          </table:table-cell>
          <table:covered-table-cell table:number-columns-repeated="2" table:style-name="ce42"/>
          <table:table-cell table:style-name="ce47"/>
          <table:table-cell table:number-columns-repeated="2"/>
          <table:table-cell table:formula="of:=IF([.J20]&gt;=[.J18];1;0)" office:value-type="float" office:value="1" calcext:value-type="float">
            <text:p>1</text:p>
          </table:table-cell>
          <table:table-cell table:formula="of:=IF([.K20]&gt;=[.K18];1;0)" office:value-type="float" office:value="0" calcext:value-type="float">
            <text:p>0</text:p>
          </table:table-cell>
          <table:table-cell table:formula="of:=IF([.L20]&gt;=[.L18];1;0)" office:value-type="float" office:value="1" calcext:value-type="float">
            <text:p>1</text:p>
          </table:table-cell>
          <table:table-cell table:formula="of:=IF([.M20]&gt;=[.M18];1;0)" office:value-type="float" office:value="1" calcext:value-type="float">
            <text:p>1</text:p>
          </table:table-cell>
          <table:table-cell table:formula="of:=IF([.N20]&gt;=[.N18];1;0)" office:value-type="float" office:value="0" calcext:value-type="float">
            <text:p>0</text:p>
          </table:table-cell>
          <table:table-cell table:formula="of:=IF([.O20]&gt;=[.O18];1;0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d bar</text:p>
          </table:table-cell>
          <table:table-cell table:formula="of:=17.3657/12" office:value-type="float" office:value="1.44714166666667" calcext:value-type="float">
            <text:p>1.44714166666667</text:p>
          </table:table-cell>
          <table:table-cell/>
          <table:table-cell table:style-name="ce21" office:value-type="string" calcext:value-type="string">
            <text:p>P4</text:p>
          </table:table-cell>
          <table:table-cell table:style-name="ce45" office:value-type="float" office:value="0.0417" calcext:value-type="float">
            <text:p>0.0417</text:p>
          </table:table-cell>
          <table:table-cell table:style-name="ce45" office:value-type="float" office:value="0.0073" calcext:value-type="float">
            <text:p>0.0073</text:p>
          </table:table-cell>
          <table:table-cell table:style-name="ce45" office:value-type="float" office:value="0.041" calcext:value-type="float">
            <text:p>0.041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0.0057" calcext:value-type="float">
            <text:p>0.0057</text:p>
          </table:table-cell>
          <table:table-cell table:style-name="ce45" office:value-type="float" office:value="0.1114" calcext:value-type="float">
            <text:p>0.1114</text:p>
          </table:table-cell>
          <table:table-cell table:style-name="ce45" office:value-type="float" office:value="0.2071" calcext:value-type="float">
            <text:p>0.2071</text:p>
          </table:table-cell>
          <table:table-cell/>
          <table:table-cell table:style-name="ce21" office:value-type="string" calcext:value-type="string">
            <text:p>P4</text:p>
          </table:table-cell>
          <table:table-cell table:number-columns-repeated="3"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.462530959129068" calcext:value-type="float">
            <text:p>0.462530959129068</text:p>
          </table:table-cell>
          <table:table-cell office:value-type="float" office:value="4.46253095912907" calcext:value-type="float">
            <text:p>4.46253095912907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 table:number-columns-spanned="2" table:number-rows-spanned="1">
            <text:p>C43={1,4,5}</text:p>
          </table:table-cell>
          <table:covered-table-cell table:style-name="ce42"/>
          <table:table-cell table:style-name="ce38"/>
          <table:table-cell table:style-name="ce25" office:value-type="string" calcext:value-type="string" table:number-columns-spanned="3" table:number-rows-spanned="1">
            <text:p>D43={2,3,6}</text:p>
          </table:table-cell>
          <table:covered-table-cell table:number-columns-repeated="2" table:style-name="ce42"/>
          <table:table-cell table:style-name="ce47"/>
          <table:table-cell table:number-columns-repeated="2"/>
          <table:table-cell table:formula="of:=IF([.J20]&gt;=[.J19];1;0)" office:value-type="float" office:value="0" calcext:value-type="float">
            <text:p>0</text:p>
          </table:table-cell>
          <table:table-cell table:formula="of:=IF([.K20]&gt;=[.K19];1;0)" office:value-type="float" office:value="0" calcext:value-type="float">
            <text:p>0</text:p>
          </table:table-cell>
          <table:table-cell table:formula="of:=IF([.L20]&gt;=[.L19];1;0)" office:value-type="float" office:value="0" calcext:value-type="float">
            <text:p>0</text:p>
          </table:table-cell>
          <table:table-cell table:formula="of:=IF([.M20]&gt;=[.M19];1;0)" office:value-type="float" office:value="1" calcext:value-type="float">
            <text:p>1</text:p>
          </table:table-cell>
          <table:table-cell table:formula="of:=IF([.N20]&gt;=[.N19];1;0)" office:value-type="float" office:value="1" calcext:value-type="float">
            <text:p>1</text:p>
          </table:table-cell>
          <table:table-cell table:formula="of:=IF([.O20]&gt;=[.O19];1;0)" office:value-type="float" office:value="0" calcext:value-type="float">
            <text:p>0</text:p>
          </table:table-cell>
          <table:table-cell table:number-columns-repeated="11"/>
          <table:table-cell table:style-name="ce21" office:value-type="string" calcext:value-type="string">
            <text:p>P5</text:p>
          </table:table-cell>
          <table:table-cell table:style-name="ce45" office:value-type="float" office:value="0.1073" calcext:value-type="float">
            <text:p>0.1073</text:p>
          </table:table-cell>
          <table:table-cell table:number-columns-repeated="3" table:style-name="ce45" office:value-type="float" office:value="0.1098" calcext:value-type="float">
            <text:p>0.1098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0.113" calcext:value-type="float">
            <text:p>0.113</text:p>
          </table:table-cell>
          <table:table-cell table:style-name="ce45" office:value-type="float" office:value="0.5497" calcext:value-type="float">
            <text:p>0.5497</text:p>
          </table:table-cell>
          <table:table-cell/>
          <table:table-cell table:style-name="ce21" office:value-type="string" calcext:value-type="string">
            <text:p>P5</text:p>
          </table:table-cell>
          <table:table-cell table:style-name="ce45" office:value-type="float" office:value="0.0452535461401548" calcext:value-type="float">
            <text:p>0.045253546140155</text:p>
          </table:table-cell>
          <table:table-cell table:style-name="ce45" office:value-type="float" office:value="0.0143799110617956" calcext:value-type="float">
            <text:p>0.014379911061796</text:p>
          </table:table-cell>
          <table:table-cell table:style-name="ce45" office:value-type="float" office:value="0.0431397331853867" calcext:value-type="float">
            <text:p>0.043139733185387</text:p>
          </table:table-cell>
          <table:table-cell table:style-name="ce45" office:value-type="float" office:value="0.0107849332963467" calcext:value-type="float">
            <text:p>0.010784933296347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office:value-type="float" office:value="0.567558123683684" calcext:value-type="float">
            <text:p>0.567558123683684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 table:number-columns-spanned="2" table:number-rows-spanned="1">
            <text:p>C45={2,5}</text:p>
          </table:table-cell>
          <table:covered-table-cell table:style-name="ce42"/>
          <table:table-cell table:style-name="ce38"/>
          <table:table-cell table:style-name="ce25" office:value-type="string" calcext:value-type="string" table:number-columns-spanned="3" table:number-rows-spanned="1">
            <text:p>D45={1,3,4,6}</text:p>
          </table:table-cell>
          <table:covered-table-cell table:number-columns-repeated="2" table:style-name="ce42"/>
          <table:table-cell table:style-name="ce47"/>
          <table:table-cell table:number-columns-repeated="2"/>
          <table:table-cell table:formula="of:=IF([.J20]&gt;=[.J21];1;0)" office:value-type="float" office:value="0" calcext:value-type="float">
            <text:p>0</text:p>
          </table:table-cell>
          <table:table-cell table:formula="of:=IF([.K20]&gt;=[.K21];1;0)" office:value-type="float" office:value="0" calcext:value-type="float">
            <text:p>0</text:p>
          </table:table-cell>
          <table:table-cell table:formula="of:=IF([.L20]&gt;=[.L21];1;0)" office:value-type="float" office:value="0" calcext:value-type="float">
            <text:p>0</text:p>
          </table:table-cell>
          <table:table-cell table:formula="of:=IF([.M20]&gt;=[.M21];1;0)" office:value-type="float" office:value="0" calcext:value-type="float">
            <text:p>0</text:p>
          </table:table-cell>
          <table:table-cell table:formula="of:=IF([.N20]&gt;=[.N21];1;0)" office:value-type="float" office:value="0" calcext:value-type="float">
            <text:p>0</text:p>
          </table:table-cell>
          <table:table-cell table:formula="of:=IF([.O20]&gt;=[.O21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 table:number-columns-spanned="7" table:number-rows-spanned="1">
            <text:p>Матрица индекса несогласованности</text:p>
          </table:table-cell>
          <table:covered-table-cell table:number-columns-repeated="6" table:style-name="ce43"/>
          <table:table-cell table:number-columns-repeated="2"/>
          <table:table-cell table:style-name="ce21" office:value-type="string" calcext:value-type="string">
            <text:p>P6</text:p>
          </table:table-cell>
          <table:table-cell table:style-name="ce45" office:value-type="float" office:value="0.016" calcext:value-type="float">
            <text:p>0.016</text:p>
          </table:table-cell>
          <table:table-cell table:style-name="ce45" office:value-type="float" office:value="0.0041" calcext:value-type="float">
            <text:p>0.0041</text:p>
          </table:table-cell>
          <table:table-cell table:style-name="ce45" office:value-type="float" office:value="0.0426" calcext:value-type="float">
            <text:p>0.0426</text:p>
          </table:table-cell>
          <table:table-cell table:style-name="ce45" office:value-type="float" office:value="0.0832" calcext:value-type="float">
            <text:p>0.0832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5" office:value-type="float" office:value="0.1459" calcext:value-type="float">
            <text:p>0.1459</text:p>
          </table:table-cell>
          <table:table-cell/>
          <table:table-cell table:style-name="ce21" office:value-type="string" calcext:value-type="string">
            <text:p>P6</text:p>
          </table:table-cell>
          <table:table-cell table:number-columns-repeated="5"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 table:number-columns-spanned="2" table:number-rows-spanned="1">
            <text:p>C46={1,2,3,4,5}</text:p>
          </table:table-cell>
          <table:covered-table-cell table:style-name="ce42"/>
          <table:table-cell table:style-name="ce38"/>
          <table:table-cell table:style-name="ce25" office:value-type="string" calcext:value-type="string" table:number-columns-spanned="3" table:number-rows-spanned="1">
            <text:p>D46={6}</text:p>
          </table:table-cell>
          <table:covered-table-cell table:number-columns-repeated="2" table:style-name="ce42"/>
          <table:table-cell table:style-name="ce47"/>
          <table:table-cell table:number-columns-repeated="2"/>
          <table:table-cell table:formula="of:=IF([.J20]&gt;=[.J22];1;0)" office:value-type="float" office:value="1" calcext:value-type="float">
            <text:p>1</text:p>
          </table:table-cell>
          <table:table-cell table:formula="of:=IF([.K20]&gt;=[.K22];1;0)" office:value-type="float" office:value="0" calcext:value-type="float">
            <text:p>0</text:p>
          </table:table-cell>
          <table:table-cell table:formula="of:=IF([.L20]&gt;=[.L22];1;0)" office:value-type="float" office:value="1" calcext:value-type="float">
            <text:p>1</text:p>
          </table:table-cell>
          <table:table-cell table:formula="of:=IF([.M20]&gt;=[.M22];1;0)" office:value-type="float" office:value="1" calcext:value-type="float">
            <text:p>1</text:p>
          </table:table-cell>
          <table:table-cell table:formula="of:=IF([.N20]&gt;=[.N22];1;0)" office:value-type="float" office:value="0" calcext:value-type="float">
            <text:p>0</text:p>
          </table:table-cell>
          <table:table-cell table:formula="of:=IF([.O20]&gt;=[.O22];1;0)" office:value-type="float" office:value="1" calcext:value-type="float">
            <text:p>1</text:p>
          </table:table-cell>
          <table:table-cell table:number-columns-repeated="3"/>
          <table:table-cell table:style-name="ce21" office:value-type="string" calcext:value-type="string">
            <text:p>P1</text:p>
          </table:table-cell>
          <table:table-cell table:style-name="ce21" office:value-type="string" calcext:value-type="string">
            <text:p>P2</text:p>
          </table:table-cell>
          <table:table-cell table:style-name="ce21" office:value-type="string" calcext:value-type="string">
            <text:p>P3</text:p>
          </table:table-cell>
          <table:table-cell table:style-name="ce21" office:value-type="string" calcext:value-type="string">
            <text:p>P4</text:p>
          </table:table-cell>
          <table:table-cell table:style-name="ce21" office:value-type="string" calcext:value-type="string">
            <text:p>P5</text:p>
          </table:table-cell>
          <table:table-cell table:style-name="ce21" office:value-type="string" calcext:value-type="string">
            <text:p>P6</text:p>
          </table:table-cell>
          <table:table-cell table:number-columns-repeated="2"/>
          <table:table-cell table:style-name="ce45"/>
          <table:table-cell table:style-name="ce45" office:value-type="float" office:value="0.3115" calcext:value-type="float">
            <text:p>0.3115</text:p>
          </table:table-cell>
          <table:table-cell table:style-name="ce45" office:value-type="float" office:value="0.2702" calcext:value-type="float">
            <text:p>0.2702</text:p>
          </table:table-cell>
          <table:table-cell table:style-name="ce45" office:value-type="float" office:value="0.3442" calcext:value-type="float">
            <text:p>0.3442</text:p>
          </table:table-cell>
          <table:table-cell table:style-name="ce45" office:value-type="float" office:value="0.4561" calcext:value-type="float">
            <text:p>0.4561</text:p>
          </table:table-cell>
          <table:table-cell table:style-name="ce45" office:value-type="float" office:value="0.3171" calcext:value-type="float">
            <text:p>0.3171</text:p>
          </table:table-cell>
          <table:table-cell table:style-name="ce45" office:value-type="float" office:value="0.5898" calcext:value-type="float">
            <text:p>0.5898</text:p>
          </table:table-cell>
          <table:table-cell table:style-name="ce45" office:value-type="float" office:value="1.8469" calcext:value-type="float">
            <text:p>1.8469</text:p>
          </table:table-cell>
          <table:table-cell table:number-columns-repeated="2"/>
          <table:table-cell office:value-type="float" office:value="4.94525354614015" calcext:value-type="float">
            <text:p>4.94525354614015</text:p>
          </table:table-cell>
          <table:table-cell office:value-type="float" office:value="2.24431950458845" calcext:value-type="float">
            <text:p>2.24431950458845</text:p>
          </table:table-cell>
          <table:table-cell office:value-type="float" office:value="3.08627946637077" calcext:value-type="float">
            <text:p>3.08627946637077</text:p>
          </table:table-cell>
          <table:table-cell office:value-type="float" office:value="1.50996049755272" calcext:value-type="float">
            <text:p>1.50996049755272</text:p>
          </table:table-cell>
          <table:table-cell office:value-type="float" office:value="5" calcext:value-type="float">
            <text:p>5</text:p>
          </table:table-cell>
          <table:table-cell office:value-type="float" office:value="0.57993327712639" calcext:value-type="float">
            <text:p>0.57993327712639</text:p>
          </table:table-cell>
          <table:table-cell office:value-type="float" office:value="17.3657462917785" calcext:value-type="float">
            <text:p>17.3657462917785</text:p>
          </table:table-cell>
          <table:table-cell table:number-columns-repeated="981"/>
        </table:table-row>
        <table:table-row table:style-name="ro1">
          <table:table-cell table:style-name="ce42" table:number-columns-repeated="2"/>
          <table:table-cell table:style-name="ce38" table:number-columns-repeated="4"/>
          <table:table-cell table:number-columns-repeated="11"/>
          <table:table-cell table:style-name="ce21" office:value-type="string" calcext:value-type="string">
            <text:p>P1</text:p>
          </table:table-cell>
          <table:table-cell table:style-name="ce45" table:formula="of:=IF([.S36]&gt;1.44714;0;1)" office:value-type="float" office:value="1" calcext:value-type="float">
            <text:p>1</text:p>
          </table:table-cell>
          <table:table-cell table:style-name="ce45" table:formula="of:=IF([.T36]&gt;1.44714;0;1)" office:value-type="float" office:value="1" calcext:value-type="float">
            <text:p>1</text:p>
          </table:table-cell>
          <table:table-cell table:style-name="ce45" table:formula="of:=IF([.U36]&gt;1.44714;0;1)" office:value-type="float" office:value="1" calcext:value-type="float">
            <text:p>1</text:p>
          </table:table-cell>
          <table:table-cell table:style-name="ce45" table:formula="of:=IF([.V36]&gt;1.44714;0;1)" office:value-type="float" office:value="1" calcext:value-type="float">
            <text:p>1</text:p>
          </table:table-cell>
          <table:table-cell table:style-name="ce45" table:formula="of:=IF([.W36]&gt;1.44714;0;1)" office:value-type="float" office:value="1" calcext:value-type="float">
            <text:p>1</text:p>
          </table:table-cell>
          <table:table-cell table:style-name="ce45" table:formula="of:=IF([.X36]&gt;1.44714;0;1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d bar</text:p>
          </table:table-cell>
          <table:table-cell office:value-type="float" office:value="1.44714166666667" calcext:value-type="float">
            <text:p>1.44714166666667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 table:number-columns-spanned="2" table:number-rows-spanned="1">
            <text:p>C51={1,3,4,6}</text:p>
          </table:table-cell>
          <table:covered-table-cell table:style-name="ce42"/>
          <table:table-cell table:style-name="ce38"/>
          <table:table-cell table:style-name="ce25" office:value-type="string" calcext:value-type="string" table:number-columns-spanned="3" table:number-rows-spanned="1">
            <text:p>D51={2,5}</text:p>
          </table:table-cell>
          <table:covered-table-cell table:number-columns-repeated="2" table:style-name="ce42"/>
          <table:table-cell table:number-columns-repeated="3"/>
          <table:table-cell table:formula="of:=IF([.J21]&gt;=[.J17];1;0)" office:value-type="float" office:value="0" calcext:value-type="float">
            <text:p>0</text:p>
          </table:table-cell>
          <table:table-cell table:formula="of:=IF([.K21]&gt;=[.K17];1;0)" office:value-type="float" office:value="0" calcext:value-type="float">
            <text:p>0</text:p>
          </table:table-cell>
          <table:table-cell table:formula="of:=IF([.L21]&gt;=[.L17];1;0)" office:value-type="float" office:value="1" calcext:value-type="float">
            <text:p>1</text:p>
          </table:table-cell>
          <table:table-cell table:formula="of:=IF([.M21]&gt;=[.M17];1;0)" office:value-type="float" office:value="1" calcext:value-type="float">
            <text:p>1</text:p>
          </table:table-cell>
          <table:table-cell table:formula="of:=IF([.N21]&gt;=[.N17];1;0)" office:value-type="float" office:value="1" calcext:value-type="float">
            <text:p>1</text:p>
          </table:table-cell>
          <table:table-cell table:formula="of:=IF([.O21]&gt;=[.O17];1;0)" office:value-type="float" office:value="1" calcext:value-type="float">
            <text:p>1</text:p>
          </table:table-cell>
          <table:table-cell table:number-columns-repeated="2"/>
          <table:table-cell table:style-name="ce21" office:value-type="string" calcext:value-type="string">
            <text:p>P2</text:p>
          </table:table-cell>
          <table:table-cell table:style-name="ce45" table:formula="of:=IF([.S37]&gt;1.44714;0;1)" office:value-type="float" office:value="1" calcext:value-type="float">
            <text:p>1</text:p>
          </table:table-cell>
          <table:table-cell table:style-name="ce45" table:formula="of:=IF([.T37]&gt;1.44714;0;1)" office:value-type="float" office:value="1" calcext:value-type="float">
            <text:p>1</text:p>
          </table:table-cell>
          <table:table-cell table:style-name="ce45" table:formula="of:=IF([.U37]&gt;1.44714;0;1)" office:value-type="float" office:value="1" calcext:value-type="float">
            <text:p>1</text:p>
          </table:table-cell>
          <table:table-cell table:style-name="ce45" table:formula="of:=IF([.V37]&gt;1.44714;0;1)" office:value-type="float" office:value="1" calcext:value-type="float">
            <text:p>1</text:p>
          </table:table-cell>
          <table:table-cell table:style-name="ce45" table:formula="of:=IF([.W37]&gt;1.44714;0;1)" office:value-type="float" office:value="1" calcext:value-type="float">
            <text:p>1</text:p>
          </table:table-cell>
          <table:table-cell table:style-name="ce45" table:formula="of:=IF([.X37]&gt;1.44714;0;1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 table:number-columns-spanned="2" table:number-rows-spanned="1">
            <text:p>C52={1,3,4,5,6}</text:p>
          </table:table-cell>
          <table:covered-table-cell table:style-name="ce42"/>
          <table:table-cell table:style-name="ce38"/>
          <table:table-cell table:style-name="ce25" office:value-type="string" calcext:value-type="string" table:number-columns-spanned="3" table:number-rows-spanned="1">
            <text:p>D52={2}</text:p>
          </table:table-cell>
          <table:covered-table-cell table:number-columns-repeated="2" table:style-name="ce42"/>
          <table:table-cell table:number-columns-repeated="3"/>
          <table:table-cell table:formula="of:=IF([.J21]&gt;=[.J18];1;0)" office:value-type="float" office:value="1" calcext:value-type="float">
            <text:p>1</text:p>
          </table:table-cell>
          <table:table-cell table:formula="of:=IF([.K21]&gt;=[.K18];1;0)" office:value-type="float" office:value="0" calcext:value-type="float">
            <text:p>0</text:p>
          </table:table-cell>
          <table:table-cell table:formula="of:=IF([.L21]&gt;=[.L18];1;0)" office:value-type="float" office:value="1" calcext:value-type="float">
            <text:p>1</text:p>
          </table:table-cell>
          <table:table-cell table:formula="of:=IF([.M21]&gt;=[.M18];1;0)" office:value-type="float" office:value="1" calcext:value-type="float">
            <text:p>1</text:p>
          </table:table-cell>
          <table:table-cell table:formula="of:=IF([.N21]&gt;=[.N18];1;0)" office:value-type="float" office:value="1" calcext:value-type="float">
            <text:p>1</text:p>
          </table:table-cell>
          <table:table-cell table:formula="of:=IF([.O21]&gt;=[.O18];1;0)" office:value-type="float" office:value="1" calcext:value-type="float">
            <text:p>1</text:p>
          </table:table-cell>
          <table:table-cell table:number-columns-repeated="2"/>
          <table:table-cell table:style-name="ce21" office:value-type="string" calcext:value-type="string">
            <text:p>P3</text:p>
          </table:table-cell>
          <table:table-cell table:style-name="ce45" table:formula="of:=IF([.S38]&gt;1.44714;0;1)" office:value-type="float" office:value="1" calcext:value-type="float">
            <text:p>1</text:p>
          </table:table-cell>
          <table:table-cell table:style-name="ce45" table:formula="of:=IF([.T38]&gt;1.44714;0;1)" office:value-type="float" office:value="1" calcext:value-type="float">
            <text:p>1</text:p>
          </table:table-cell>
          <table:table-cell table:style-name="ce45" table:formula="of:=IF([.U38]&gt;1.44714;0;1)" office:value-type="float" office:value="1" calcext:value-type="float">
            <text:p>1</text:p>
          </table:table-cell>
          <table:table-cell table:style-name="ce45" table:formula="of:=IF([.V38]&gt;1.44714;0;1)" office:value-type="float" office:value="1" calcext:value-type="float">
            <text:p>1</text:p>
          </table:table-cell>
          <table:table-cell table:style-name="ce45" table:formula="of:=IF([.W38]&gt;1.44714;0;1)" office:value-type="float" office:value="1" calcext:value-type="float">
            <text:p>1</text:p>
          </table:table-cell>
          <table:table-cell table:style-name="ce45" table:formula="of:=IF([.X38]&gt;1.44714;0;1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 table:number-columns-spanned="2" table:number-rows-spanned="1">
            <text:p>C53={1,3,4,5,6}</text:p>
          </table:table-cell>
          <table:covered-table-cell table:style-name="ce42"/>
          <table:table-cell table:style-name="ce38"/>
          <table:table-cell table:style-name="ce25" office:value-type="string" calcext:value-type="string" table:number-columns-spanned="3" table:number-rows-spanned="1">
            <text:p>D53={2}</text:p>
          </table:table-cell>
          <table:covered-table-cell table:number-columns-repeated="2" table:style-name="ce42"/>
          <table:table-cell table:number-columns-repeated="3"/>
          <table:table-cell table:formula="of:=IF([.J21]&gt;=[.J19];1;0)" office:value-type="float" office:value="0" calcext:value-type="float">
            <text:p>0</text:p>
          </table:table-cell>
          <table:table-cell table:formula="of:=IF([.K21]&gt;=[.K19];1;0)" office:value-type="float" office:value="1" calcext:value-type="float">
            <text:p>1</text:p>
          </table:table-cell>
          <table:table-cell table:formula="of:=IF([.L21]&gt;=[.L19];1;0)" office:value-type="float" office:value="0" calcext:value-type="float">
            <text:p>0</text:p>
          </table:table-cell>
          <table:table-cell table:formula="of:=IF([.M21]&gt;=[.M19];1;0)" office:value-type="float" office:value="1" calcext:value-type="float">
            <text:p>1</text:p>
          </table:table-cell>
          <table:table-cell table:formula="of:=IF([.N21]&gt;=[.N19];1;0)" office:value-type="float" office:value="1" calcext:value-type="float">
            <text:p>1</text:p>
          </table:table-cell>
          <table:table-cell table:formula="of:=IF([.O21]&gt;=[.O19];1;0)" office:value-type="float" office:value="0" calcext:value-type="float">
            <text:p>0</text:p>
          </table:table-cell>
          <table:table-cell table:number-columns-repeated="2"/>
          <table:table-cell table:style-name="ce21" office:value-type="string" calcext:value-type="string">
            <text:p>P4</text:p>
          </table:table-cell>
          <table:table-cell table:style-name="ce45" table:formula="of:=IF([.S39]&gt;1.44714;0;1)" office:value-type="float" office:value="1" calcext:value-type="float">
            <text:p>1</text:p>
          </table:table-cell>
          <table:table-cell table:style-name="ce45" table:formula="of:=IF([.T39]&gt;1.44714;0;1)" office:value-type="float" office:value="1" calcext:value-type="float">
            <text:p>1</text:p>
          </table:table-cell>
          <table:table-cell table:style-name="ce45" table:formula="of:=IF([.U39]&gt;1.44714;0;1)" office:value-type="float" office:value="1" calcext:value-type="float">
            <text:p>1</text:p>
          </table:table-cell>
          <table:table-cell table:style-name="ce45" table:formula="of:=IF([.V39]&gt;1.44714;0;1)" office:value-type="float" office:value="1" calcext:value-type="float">
            <text:p>1</text:p>
          </table:table-cell>
          <table:table-cell table:style-name="ce45" table:formula="of:=IF([.W39]&gt;1.44714;0;1)" office:value-type="float" office:value="1" calcext:value-type="float">
            <text:p>1</text:p>
          </table:table-cell>
          <table:table-cell table:style-name="ce45" table:formula="of:=IF([.X39]&gt;1.44714;0;1)" office:value-type="float" office:value="1" calcext:value-type="float">
            <text:p>1</text:p>
          </table:table-cell>
          <table:table-cell table:number-columns-repeated="3"/>
          <table:table-cell table:style-name="ce6" office:value-type="string" calcext:value-type="string" table:number-columns-spanned="4" table:number-rows-spanned="1">
            <text:p>Чистая превосходная стоимость</text:p>
          </table:table-cell>
          <table:covered-table-cell table:number-columns-repeated="3" table:style-name="ce43"/>
          <table:table-cell table:style-name="ce51" office:value-type="string" calcext:value-type="string">
            <text:p>RANK</text:p>
          </table:table-cell>
          <table:table-cell table:style-name="ce6" office:value-type="string" calcext:value-type="string" table:number-columns-spanned="3" table:number-rows-spanned="1">
            <text:p>Чистая низшая стоимость</text:p>
          </table:table-cell>
          <table:covered-table-cell table:number-columns-repeated="2" table:style-name="ce43"/>
          <table:table-cell table:style-name="ce51" office:value-type="string" calcext:value-type="string">
            <text:p>RANK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 table:number-columns-spanned="2" table:number-rows-spanned="1">
            <text:p>C54={1,3,4,5,6}</text:p>
          </table:table-cell>
          <table:covered-table-cell table:style-name="ce42"/>
          <table:table-cell table:style-name="ce38"/>
          <table:table-cell table:style-name="ce25" office:value-type="string" calcext:value-type="string" table:number-columns-spanned="3" table:number-rows-spanned="1">
            <text:p>D54={2}</text:p>
          </table:table-cell>
          <table:covered-table-cell table:number-columns-repeated="2" table:style-name="ce42"/>
          <table:table-cell table:number-columns-repeated="3"/>
          <table:table-cell table:formula="of:=IF([.J21]&gt;=[.J20];1;0)" office:value-type="float" office:value="1" calcext:value-type="float">
            <text:p>1</text:p>
          </table:table-cell>
          <table:table-cell table:formula="of:=IF([.K21]&gt;=[.K20];1;0)" office:value-type="float" office:value="1" calcext:value-type="float">
            <text:p>1</text:p>
          </table:table-cell>
          <table:table-cell table:formula="of:=IF([.L21]&gt;=[.L20];1;0)" office:value-type="float" office:value="1" calcext:value-type="float">
            <text:p>1</text:p>
          </table:table-cell>
          <table:table-cell table:formula="of:=IF([.M21]&gt;=[.M20];1;0)" office:value-type="float" office:value="1" calcext:value-type="float">
            <text:p>1</text:p>
          </table:table-cell>
          <table:table-cell table:formula="of:=IF([.N21]&gt;=[.N20];1;0)" office:value-type="float" office:value="1" calcext:value-type="float">
            <text:p>1</text:p>
          </table:table-cell>
          <table:table-cell table:formula="of:=IF([.O21]&gt;=[.O20];1;0)" office:value-type="float" office:value="1" calcext:value-type="float">
            <text:p>1</text:p>
          </table:table-cell>
          <table:table-cell table:number-columns-repeated="2"/>
          <table:table-cell table:style-name="ce21" office:value-type="string" calcext:value-type="string">
            <text:p>P5</text:p>
          </table:table-cell>
          <table:table-cell table:style-name="ce45" table:formula="of:=IF([.S40]&gt;1.44714;0;1)" office:value-type="float" office:value="1" calcext:value-type="float">
            <text:p>1</text:p>
          </table:table-cell>
          <table:table-cell table:style-name="ce45" table:formula="of:=IF([.T40]&gt;1.44714;0;1)" office:value-type="float" office:value="1" calcext:value-type="float">
            <text:p>1</text:p>
          </table:table-cell>
          <table:table-cell table:style-name="ce45" table:formula="of:=IF([.U40]&gt;1.44714;0;1)" office:value-type="float" office:value="1" calcext:value-type="float">
            <text:p>1</text:p>
          </table:table-cell>
          <table:table-cell table:style-name="ce45" table:formula="of:=IF([.V40]&gt;1.44714;0;1)" office:value-type="float" office:value="1" calcext:value-type="float">
            <text:p>1</text:p>
          </table:table-cell>
          <table:table-cell table:style-name="ce45" table:formula="of:=IF([.W40]&gt;1.44714;0;1)" office:value-type="float" office:value="1" calcext:value-type="float">
            <text:p>1</text:p>
          </table:table-cell>
          <table:table-cell table:style-name="ce45" table:formula="of:=IF([.X40]&gt;1.44714;0;1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 table:number-columns-spanned="2" table:number-rows-spanned="1">
            <text:p>C56={1,2,3,4,5,6}</text:p>
          </table:table-cell>
          <table:covered-table-cell table:style-name="ce42"/>
          <table:table-cell table:style-name="ce38"/>
          <table:table-cell table:style-name="ce25" office:value-type="string" calcext:value-type="string" table:number-columns-spanned="3" table:number-rows-spanned="1">
            <text:p>D56={0}</text:p>
          </table:table-cell>
          <table:covered-table-cell table:number-columns-repeated="2" table:style-name="ce42"/>
          <table:table-cell table:number-columns-repeated="3"/>
          <table:table-cell table:formula="of:=IF([.J21]&gt;=[.J22];1;0)" office:value-type="float" office:value="1" calcext:value-type="float">
            <text:p>1</text:p>
          </table:table-cell>
          <table:table-cell table:formula="of:=IF([.K21]&gt;=[.K22];1;0)" office:value-type="float" office:value="0" calcext:value-type="float">
            <text:p>0</text:p>
          </table:table-cell>
          <table:table-cell table:formula="of:=IF([.L21]&gt;=[.L22];1;0)" office:value-type="float" office:value="1" calcext:value-type="float">
            <text:p>1</text:p>
          </table:table-cell>
          <table:table-cell table:formula="of:=IF([.M21]&gt;=[.M22];1;0)" office:value-type="float" office:value="1" calcext:value-type="float">
            <text:p>1</text:p>
          </table:table-cell>
          <table:table-cell table:formula="of:=IF([.N21]&gt;=[.N22];1;0)" office:value-type="float" office:value="0" calcext:value-type="float">
            <text:p>0</text:p>
          </table:table-cell>
          <table:table-cell table:formula="of:=IF([.O21]&gt;=[.O22];1;0)" office:value-type="float" office:value="1" calcext:value-type="float">
            <text:p>1</text:p>
          </table:table-cell>
          <table:table-cell table:number-columns-repeated="2"/>
          <table:table-cell table:style-name="ce21" office:value-type="string" calcext:value-type="string">
            <text:p>P6</text:p>
          </table:table-cell>
          <table:table-cell table:style-name="ce45" table:formula="of:=IF([.S41]&gt;1.44714;0;1)" office:value-type="float" office:value="1" calcext:value-type="float">
            <text:p>1</text:p>
          </table:table-cell>
          <table:table-cell table:style-name="ce45" table:formula="of:=IF([.T41]&gt;1.44714;0;1)" office:value-type="float" office:value="1" calcext:value-type="float">
            <text:p>1</text:p>
          </table:table-cell>
          <table:table-cell table:style-name="ce45" table:formula="of:=IF([.U41]&gt;1.44714;0;1)" office:value-type="float" office:value="1" calcext:value-type="float">
            <text:p>1</text:p>
          </table:table-cell>
          <table:table-cell table:style-name="ce45" table:formula="of:=IF([.V41]&gt;1.44714;0;1)" office:value-type="float" office:value="1" calcext:value-type="float">
            <text:p>1</text:p>
          </table:table-cell>
          <table:table-cell table:style-name="ce45" table:formula="of:=IF([.W41]&gt;1.44714;0;1)" office:value-type="float" office:value="1" calcext:value-type="float">
            <text:p>1</text:p>
          </table:table-cell>
          <table:table-cell table:style-name="ce45" table:formula="of:=IF([.X41]&gt;1.44714;0;1)" office:value-type="float" office:value="1" calcext:value-type="float">
            <text:p>1</text:p>
          </table:table-cell>
          <table:table-cell table:number-columns-repeated="3"/>
          <table:table-cell table:style-name="ce21" office:value-type="string" calcext:value-type="string">
            <text:p>P1</text:p>
          </table:table-cell>
          <table:table-cell table:formula="of:=[.AH40]-[.AB46]" office:value-type="float" office:value="0.0441" calcext:value-type="float">
            <text:p>0.0441</text:p>
          </table:table-cell>
          <table:table-cell table:number-columns-repeated="2"/>
          <table:table-cell table:formula="of:=RANK([.AC52];[.$AC$52:.$AC$57])" office:value-type="float" office:value="2" calcext:value-type="float">
            <text:p>2</text:p>
          </table:table-cell>
          <table:table-cell table:formula="of:=[.AQ40]-[.AK46]" office:value-type="float" office:value="-3.56113973844603" calcext:value-type="float">
            <text:p>-3.561139738446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38" table:number-columns-repeated="6"/>
          <table:table-cell table:number-columns-repeated="21"/>
          <table:table-cell table:style-name="ce21" office:value-type="string" calcext:value-type="string">
            <text:p>P2</text:p>
          </table:table-cell>
          <table:table-cell table:formula="of:=[.AC46]-[.AH41]" office:value-type="float" office:value="-0.0369" calcext:value-type="float">
            <text:p>-0.0369</text:p>
          </table:table-cell>
          <table:table-cell table:number-columns-repeated="2"/>
          <table:table-cell table:formula="of:=RANK([.AC53];[.$AC$52:.$AC$57])" office:value-type="float" office:value="3" calcext:value-type="float">
            <text:p>3</text:p>
          </table:table-cell>
          <table:table-cell table:formula="of:=[.AQ41]-[.AL46]" office:value-type="float" office:value="1.12669985845127" calcext:value-type="float">
            <text:p>1.12669985845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 table:number-columns-spanned="2" table:number-rows-spanned="1">
            <text:p>C61={4,6}</text:p>
          </table:table-cell>
          <table:covered-table-cell table:style-name="ce42"/>
          <table:table-cell table:style-name="ce38"/>
          <table:table-cell table:style-name="ce25" office:value-type="string" calcext:value-type="string" table:number-columns-spanned="3" table:number-rows-spanned="1">
            <text:p>D61={1,2,3,5}</text:p>
          </table:table-cell>
          <table:covered-table-cell table:number-columns-repeated="2" table:style-name="ce42"/>
          <table:table-cell table:number-columns-repeated="3"/>
          <table:table-cell table:formula="of:=IF([.J22]&gt;=[.J17];1;0)" office:value-type="float" office:value="0" calcext:value-type="float">
            <text:p>0</text:p>
          </table:table-cell>
          <table:table-cell table:formula="of:=IF([.K22]&gt;=[.K17];1;0)" office:value-type="float" office:value="0" calcext:value-type="float">
            <text:p>0</text:p>
          </table:table-cell>
          <table:table-cell table:formula="of:=IF([.L22]&gt;=[.L17];1;0)" office:value-type="float" office:value="1" calcext:value-type="float">
            <text:p>1</text:p>
          </table:table-cell>
          <table:table-cell table:formula="of:=IF([.M22]&gt;=[.M17];1;0)" office:value-type="float" office:value="1" calcext:value-type="float">
            <text:p>1</text:p>
          </table:table-cell>
          <table:table-cell table:formula="of:=IF([.N22]&gt;=[.N17];1;0)" office:value-type="float" office:value="1" calcext:value-type="float">
            <text:p>1</text:p>
          </table:table-cell>
          <table:table-cell table:formula="of:=IF([.O22]&gt;=[.O17];1;0)" office:value-type="float" office:value="0" calcext:value-type="float">
            <text:p>0</text:p>
          </table:table-cell>
          <table:table-cell table:number-columns-repeated="12"/>
          <table:table-cell table:style-name="ce21" office:value-type="string" calcext:value-type="string">
            <text:p>P3</text:p>
          </table:table-cell>
          <table:table-cell table:formula="of:=[.AH42]-[.AD46]" office:value-type="float" office:value="-0.0527" calcext:value-type="float">
            <text:p>-0.0527</text:p>
          </table:table-cell>
          <table:table-cell table:number-columns-repeated="2"/>
          <table:table-cell table:formula="of:=RANK([.AC54];[.$AC$52:.$AC$57])" office:value-type="float" office:value="4" calcext:value-type="float">
            <text:p>4</text:p>
          </table:table-cell>
          <table:table-cell table:formula="of:=[.AQ42]-[.AM46]" office:value-type="float" office:value="-0.0517554281388759" calcext:value-type="float">
            <text:p>-0.05175542813887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987"/>
        </table:table-row>
        <table:table-row table:style-name="ro1">
          <table:table-cell table:style-name="ce25" office:value-type="string" calcext:value-type="string" table:number-columns-spanned="2" table:number-rows-spanned="1">
            <text:p>C62={5,6}</text:p>
          </table:table-cell>
          <table:covered-table-cell table:style-name="ce42"/>
          <table:table-cell table:style-name="ce38"/>
          <table:table-cell table:style-name="ce25" office:value-type="string" calcext:value-type="string" table:number-columns-spanned="3" table:number-rows-spanned="1">
            <text:p>D62={1,2,3,4}</text:p>
          </table:table-cell>
          <table:covered-table-cell table:number-columns-repeated="2" table:style-name="ce42"/>
          <table:table-cell table:number-columns-repeated="3"/>
          <table:table-cell table:formula="of:=IF([.J22]&gt;=[.J18];1;0)" office:value-type="float" office:value="0" calcext:value-type="float">
            <text:p>0</text:p>
          </table:table-cell>
          <table:table-cell table:formula="of:=IF([.K22]&gt;=[.K18];1;0)" office:value-type="float" office:value="1" calcext:value-type="float">
            <text:p>1</text:p>
          </table:table-cell>
          <table:table-cell table:formula="of:=IF([.L22]&gt;=[.L18];1;0)" office:value-type="float" office:value="1" calcext:value-type="float">
            <text:p>1</text:p>
          </table:table-cell>
          <table:table-cell table:formula="of:=IF([.M22]&gt;=[.M18];1;0)" office:value-type="float" office:value="0" calcext:value-type="float">
            <text:p>0</text:p>
          </table:table-cell>
          <table:table-cell table:formula="of:=IF([.N22]&gt;=[.N18];1;0)" office:value-type="float" office:value="1" calcext:value-type="float">
            <text:p>1</text:p>
          </table:table-cell>
          <table:table-cell table:formula="of:=IF([.O22]&gt;=[.O18];1;0)" office:value-type="float" office:value="0" calcext:value-type="float">
            <text:p>0</text:p>
          </table:table-cell>
          <table:table-cell table:number-columns-repeated="12"/>
          <table:table-cell table:style-name="ce21" office:value-type="string" calcext:value-type="string">
            <text:p>P4</text:p>
          </table:table-cell>
          <table:table-cell table:formula="of:=[.AH43]-[.AE46]" office:value-type="float" office:value="-0.249" calcext:value-type="float">
            <text:p>-0.249</text:p>
          </table:table-cell>
          <table:table-cell table:number-columns-repeated="2"/>
          <table:table-cell table:formula="of:=RANK([.AC55];[.$AC$52:.$AC$57])" office:value-type="float" office:value="5" calcext:value-type="float">
            <text:p>5</text:p>
          </table:table-cell>
          <table:table-cell table:formula="of:=[.AQ43]-[.AN46]" office:value-type="float" office:value="2.95257046157635" calcext:value-type="float">
            <text:p>2.9525704615763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 table:number-columns-spanned="2" table:number-rows-spanned="1">
            <text:p>C63={1,4,5,6}</text:p>
          </table:table-cell>
          <table:covered-table-cell table:style-name="ce42"/>
          <table:table-cell table:style-name="ce38"/>
          <table:table-cell table:style-name="ce25" office:value-type="string" calcext:value-type="string" table:number-columns-spanned="3" table:number-rows-spanned="1">
            <text:p>D63={2,3}</text:p>
          </table:table-cell>
          <table:covered-table-cell table:number-columns-repeated="2" table:style-name="ce42"/>
          <table:table-cell table:number-columns-repeated="3"/>
          <table:table-cell table:formula="of:=IF([.J22]&gt;=[.J19];1;0)" office:value-type="float" office:value="0" calcext:value-type="float">
            <text:p>0</text:p>
          </table:table-cell>
          <table:table-cell table:formula="of:=IF([.K22]&gt;=[.K19];1;0)" office:value-type="float" office:value="1" calcext:value-type="float">
            <text:p>1</text:p>
          </table:table-cell>
          <table:table-cell table:formula="of:=IF([.L22]&gt;=[.L19];1;0)" office:value-type="float" office:value="0" calcext:value-type="float">
            <text:p>0</text:p>
          </table:table-cell>
          <table:table-cell table:formula="of:=IF([.M22]&gt;=[.M19];1;0)" office:value-type="float" office:value="0" calcext:value-type="float">
            <text:p>0</text:p>
          </table:table-cell>
          <table:table-cell table:formula="of:=IF([.N22]&gt;=[.N19];1;0)" office:value-type="float" office:value="1" calcext:value-type="float">
            <text:p>1</text:p>
          </table:table-cell>
          <table:table-cell table:formula="of:=IF([.O22]&gt;=[.O19];1;0)" office:value-type="float" office:value="0" calcext:value-type="float">
            <text:p>0</text:p>
          </table:table-cell>
          <table:table-cell table:number-columns-repeated="12"/>
          <table:table-cell table:style-name="ce21" office:value-type="string" calcext:value-type="string">
            <text:p>P5</text:p>
          </table:table-cell>
          <table:table-cell table:formula="of:=[.AH44]-[.AF46]" office:value-type="float" office:value="0.2326" calcext:value-type="float">
            <text:p>0.2326</text:p>
          </table:table-cell>
          <table:table-cell table:number-columns-repeated="2"/>
          <table:table-cell table:formula="of:=RANK([.AC56];[.$AC$52:.$AC$57])" office:value-type="float" office:value="1" calcext:value-type="float">
            <text:p>1</text:p>
          </table:table-cell>
          <table:table-cell table:formula="of:=[.AQ44]-[.AO46]" office:value-type="float" office:value="-4.43244187631632" calcext:value-type="float">
            <text:p>-4.432441876316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 table:number-columns-spanned="2" table:number-rows-spanned="1">
            <text:p>C64={3,4,6}</text:p>
          </table:table-cell>
          <table:covered-table-cell table:style-name="ce42"/>
          <table:table-cell table:style-name="ce38"/>
          <table:table-cell table:style-name="ce25" office:value-type="string" calcext:value-type="string" table:number-columns-spanned="3" table:number-rows-spanned="1">
            <text:p>D64={1,2,5}</text:p>
          </table:table-cell>
          <table:covered-table-cell table:number-columns-repeated="2" table:style-name="ce42"/>
          <table:table-cell table:number-columns-repeated="3"/>
          <table:table-cell table:formula="of:=IF([.J22]&gt;=[.J20];1;0)" office:value-type="float" office:value="0" calcext:value-type="float">
            <text:p>0</text:p>
          </table:table-cell>
          <table:table-cell table:formula="of:=IF([.K22]&gt;=[.K20];1;0)" office:value-type="float" office:value="1" calcext:value-type="float">
            <text:p>1</text:p>
          </table:table-cell>
          <table:table-cell table:formula="of:=IF([.L22]&gt;=[.L20];1;0)" office:value-type="float" office:value="0" calcext:value-type="float">
            <text:p>0</text:p>
          </table:table-cell>
          <table:table-cell table:formula="of:=IF([.M22]&gt;=[.M20];1;0)" office:value-type="float" office:value="0" calcext:value-type="float">
            <text:p>0</text:p>
          </table:table-cell>
          <table:table-cell table:formula="of:=IF([.N22]&gt;=[.N20];1;0)" office:value-type="float" office:value="1" calcext:value-type="float">
            <text:p>1</text:p>
          </table:table-cell>
          <table:table-cell table:formula="of:=IF([.O22]&gt;=[.O20];1;0)" office:value-type="float" office:value="0" calcext:value-type="float">
            <text:p>0</text:p>
          </table:table-cell>
          <table:table-cell table:number-columns-repeated="12"/>
          <table:table-cell table:style-name="ce21" office:value-type="string" calcext:value-type="string">
            <text:p>P6</text:p>
          </table:table-cell>
          <table:table-cell table:formula="of:=[.AH45]-[.AG46]" office:value-type="float" office:value="-0.4439" calcext:value-type="float">
            <text:p>-0.4439</text:p>
          </table:table-cell>
          <table:table-cell table:number-columns-repeated="2"/>
          <table:table-cell table:formula="of:=RANK([.AC57];[.$AC$52:.$AC$57])" office:value-type="float" office:value="6" calcext:value-type="float">
            <text:p>6</text:p>
          </table:table-cell>
          <table:table-cell table:formula="of:=[.AQ45]-[.AP46]" office:value-type="float" office:value="4.42006672287361" calcext:value-type="float">
            <text:p>4.4200667228736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 table:number-columns-spanned="2" table:number-rows-spanned="1">
            <text:p>C65={0}</text:p>
          </table:table-cell>
          <table:covered-table-cell table:style-name="ce42"/>
          <table:table-cell table:style-name="ce38"/>
          <table:table-cell table:style-name="ce25" office:value-type="string" calcext:value-type="string" table:number-columns-spanned="3" table:number-rows-spanned="1">
            <text:p>D65={1,2,3,4,5,6}</text:p>
          </table:table-cell>
          <table:covered-table-cell table:number-columns-repeated="2" table:style-name="ce42"/>
          <table:table-cell table:number-columns-repeated="3"/>
          <table:table-cell table:formula="of:=IF([.J22]&gt;=[.J21];1;0)" office:value-type="float" office:value="0" calcext:value-type="float">
            <text:p>0</text:p>
          </table:table-cell>
          <table:table-cell table:formula="of:=IF([.K22]&gt;=[.K21];1;0)" office:value-type="float" office:value="1" calcext:value-type="float">
            <text:p>1</text:p>
          </table:table-cell>
          <table:table-cell table:formula="of:=IF([.L22]&gt;=[.L21];1;0)" office:value-type="float" office:value="0" calcext:value-type="float">
            <text:p>0</text:p>
          </table:table-cell>
          <table:table-cell table:formula="of:=IF([.M22]&gt;=[.M21];1;0)" office:value-type="float" office:value="0" calcext:value-type="float">
            <text:p>0</text:p>
          </table:table-cell>
          <table:table-cell table:formula="of:=IF([.N22]&gt;=[.N21];1;0)" office:value-type="float" office:value="1" calcext:value-type="float">
            <text:p>1</text:p>
          </table:table-cell>
          <table:table-cell table:formula="of:=IF([.O22]&gt;=[.O21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 style:data-style-name="N2" text:time-value="16:28:50.4684310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dc:date>2021-03-17T16:29:08.993139868</dc:date>
    <meta:generator>LibreOffice/7.1.0.3$Linux_X86_64 LibreOffice_project/10$Build-3</meta:generator>
    <meta:editing-duration>PT18M24S</meta:editing-duration>
    <meta:editing-cycles>2</meta:editing-cycles>
    <meta:document-statistic meta:table-count="1" meta:cell-count="1143" meta:object-count="0"/>
    <meta:user-defined meta:name="AppVersion">16.0300</meta:user-defined>
  </office:meta>
</office:document-meta>
</file>